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646in"/>
    </style:style>
    <style:style style:name="co2" style:family="table-column">
      <style:table-column-properties fo:break-before="auto" style:column-width="0.6354in"/>
    </style:style>
    <style:style style:name="co3" style:family="table-column">
      <style:table-column-properties fo:break-before="auto" style:column-width="0.4689in"/>
    </style:style>
    <style:style style:name="co4" style:family="table-column">
      <style:table-column-properties fo:break-before="auto" style:column-width="1.7189in"/>
    </style:style>
    <style:style style:name="co5" style:family="table-column">
      <style:table-column-properties fo:break-before="auto" style:column-width="0.6252in"/>
    </style:style>
    <style:style style:name="co6" style:family="table-column">
      <style:table-column-properties fo:break-before="auto" style:column-width="0.5728in"/>
    </style:style>
    <style:style style:name="co7" style:family="table-column">
      <style:table-column-properties fo:break-before="auto" style:column-width="2.7291in"/>
    </style:style>
    <style:style style:name="co8" style:family="table-column">
      <style:table-column-properties fo:break-before="auto" style:column-width="6.9063in"/>
    </style:style>
    <style:style style:name="co9" style:family="table-column">
      <style:table-column-properties fo:break-before="auto" style:column-width="21.302in"/>
    </style:style>
    <style:style style:name="co10" style:family="table-column">
      <style:table-column-properties fo:break-before="auto" style:column-width="1.8335in"/>
    </style:style>
    <style:style style:name="co11" style:family="table-column">
      <style:table-column-properties fo:break-before="auto" style:column-width="1.1874in"/>
    </style:style>
    <style:style style:name="co12" style:family="table-column">
      <style:table-column-properties fo:break-before="auto" style:column-width="11.9374in"/>
    </style:style>
    <style:style style:name="co13" style:family="table-column">
      <style:table-column-properties fo:break-before="auto" style:column-width="2.6252in"/>
    </style:style>
    <style:style style:name="co14" style:family="table-column">
      <style:table-column-properties fo:break-before="auto" style:column-width="11.2602in"/>
    </style:style>
    <style:style style:name="co15" style:family="table-column">
      <style:table-column-properties fo:break-before="auto" style:column-width="2in"/>
    </style:style>
    <style:style style:name="co16" style:family="table-column">
      <style:table-column-properties fo:break-before="auto" style:column-width="6.2602in"/>
    </style:style>
    <style:style style:name="co17" style:family="table-column">
      <style:table-column-properties fo:break-before="auto" style:column-width="1.1252in"/>
    </style:style>
    <style:style style:name="co18" style:family="table-column">
      <style:table-column-properties fo:break-before="auto" style:column-width="0.75in"/>
    </style:style>
    <style:style style:name="ro1" style:family="table-row">
      <style:table-row-properties style:row-height="0.2484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3882in" fo:break-before="auto" style:use-optimal-row-height="false"/>
    </style:style>
    <style:style style:name="ro4" style:family="table-row">
      <style:table-row-properties style:row-height="0.1917in" fo:break-before="auto" style:use-optimal-row-height="true"/>
    </style:style>
    <style:style style:name="ta1" style:family="table" style:master-page-name="mp1">
      <style:table-properties table:display="true" style:writing-mode="lr-tb"/>
    </style:style>
    <number:percentage-style style:name="N10">
      <number:number number:decimal-places="0" number:min-decimal-places="0" number:min-integer-digits="1"/>
      <number:text>%</number:text>
    </number:percentage-style>
    <number:time-style style:name="N61">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3"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4" style:family="table-cell" style:parent-style-name="Default" style:data-style-name="N10">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office:automatic-styles>
  <office:body>
    <office:spreadsheet>
      <table:calculation-settings table:automatic-find-labels="false" table:use-regular-expressions="false">
        <table:iteration table:maximum-difference="0.0001"/>
      </table:calculation-settings>
      <table:table table:name="Term_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06" table:default-cell-style-name="ce1"/>
        <table:table-row table:style-name="ro1">
          <table:table-cell office:value-type="float" office:value="1" calcext:value-type="float">
            <text:p>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1</text:p>
          </table:table-cell>
          <table:table-cell table:number-columns-repeated="3" office:value-type="float" office:value="1" calcext:value-type="float">
            <text:p>1</text:p>
          </table:table-cell>
          <table:table-cell office:value-type="string" calcext:value-type="string">
            <text:p>නයිනරිදේ රැවටිච්චි</text:p>
          </table:table-cell>
          <table:table-cell office:value-type="string" calcext:value-type="string">
            <text:p>ජනකතා පිළිබඳ හඳුන්වාදීම. නිර්දේශිත ජනකතාව කීයා දීම.</text:p>
          </table:table-cell>
          <table:table-cell office:value-type="string" calcext:value-type="string">
            <text:p>ජනකතාවක් යනු කුමක් ද යන්න හඳුන්වා දීම. ජනකතා යනු ජනතාව අතුරින්ම නිර්මාණය වී කටින් කට නිර්මාණය වන දෙයක් බව අවබෝධ කර වීම.ජනකතා තුළින් ආදර්ශ උපදෙස් සපයන බව කියා දීම. පෙළ පොතේ සඳහන් නිර්දේශිත ජනකතාව කියා දීම.</text:p>
          </table:table-cell>
          <table:table-cell table:style-name="ce3"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මෙම විලේ නොපිපුණු මල් මොනවා ද?</text:p>
          </table:table-cell>
          <table:table-cell/>
          <table:table-cell office:value-type="string" calcext:value-type="string">
            <text:p>ඕ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රලි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 calcext:value-type="float">
            <text:p>2</text:p>
          </table:table-cell>
          <table:table-cell table:number-columns-repeated="2"/>
          <table:table-cell office:value-type="string" calcext:value-type="string">
            <text:p>ඇති වු නියඟය කොපමණ කාලයක් පැවැතියේ ද?</text:p>
          </table:table-cell>
          <table:table-cell/>
          <table:table-cell office:value-type="string" calcext:value-type="string">
            <text:p>අට අවුරුද්ද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ත් අවුරුද්ද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 අවුරුද්ද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ස අවුරුද්ද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 calcext:value-type="float">
            <text:p>3</text:p>
          </table:table-cell>
          <table:table-cell table:number-columns-repeated="2"/>
          <table:table-cell office:value-type="string" calcext:value-type="string">
            <text:p>ඉබ්බා උඩින් යන විට සිනාසුනේ කවුරුද?</text:p>
          </table:table-cell>
          <table:table-cell/>
          <table:table-cell office:value-type="string" calcext:value-type="string">
            <text:p>ළම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 calcext:value-type="float">
            <text:p>4</text:p>
          </table:table-cell>
          <table:table-cell table:number-columns-repeated="2"/>
          <table:table-cell office:value-type="string" calcext:value-type="string">
            <text:p>මෙම විලේ වැඩි ප‍්‍රමාණයක් සිටි මත්ස්‍ය වර්ගය කුමක් ද?</text:p>
          </table:table-cell>
          <table:table-cell/>
          <table:table-cell office:value-type="string" calcext:value-type="string">
            <text:p>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ඩ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මස්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ල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 calcext:value-type="float">
            <text:p>5</text:p>
          </table:table-cell>
          <table:table-cell table:number-columns-repeated="2"/>
          <table:table-cell office:value-type="string" calcext:value-type="string">
            <text:p>නරියා ඉබ්බාගේ කකුළ අතහැරීමට හේතු වුයේ කුමක් ද?</text:p>
          </table:table-cell>
          <table:table-cell/>
          <table:table-cell office:value-type="string" calcext:value-type="string">
            <text:p>කකුළ කැඞී ඇති බව දැ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ළ වෙනුවට කෙටල අලය අල්ලා ගෙන ඇති බව පැවසී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ගේ අත රීදී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කම්පාවක් ඇති වීම</text:p>
          </table:table-cell>
          <table:table-cell office:value-type="float" office:value="0" calcext:value-type="float">
            <text:p>0</text:p>
          </table:table-cell>
          <table:table-cell table:style-name="ce2" table:number-columns-repeated="1006"/>
        </table:table-row>
        <table:table-row table:style-name="ro1">
          <table:table-cell office:value-type="float" office:value="2" calcext:value-type="float">
            <text:p>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2</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නිර්දේශිත ජනකතාව සාරාංශ ගත කිරීම. /අවබෝධය සඳහා අභ්‍යාස සිදු කිරීම.</text:p>
          </table:table-cell>
          <table:table-cell office:value-type="string" calcext:value-type="string">
            <text:p>පෙළ පොතේ සඳහන් ජනකතාව කීයා දීම. ජනකතාව සිද්ධින් සාරාංශ ගත කිරීම. ජනකතාව සම්බන්ධයෙන් අවබෝධය සදහා ප‍්‍රශ්න හා පිළිතුරු සැපයීම සිදු කිරීම.</text:p>
          </table:table-cell>
          <table:table-cell table:style-name="ce3"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ඒ. පී. ගුණරත්න විසින් සම්පාදිත කෘතිය කුමක් ද?</text:p>
          </table:table-cell>
          <table:table-cell/>
          <table:table-cell office:value-type="string" calcext:value-type="string">
            <text:p>අඹ යහළු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රාං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ටු කිරිල්ලී සහ තවත් ක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ඩෝල් දූ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 calcext:value-type="float">
            <text:p>7</text:p>
          </table:table-cell>
          <table:table-cell table:number-columns-repeated="2"/>
          <table:table-cell office:value-type="string" calcext:value-type="string">
            <text:p>ඒ. පී. ගුණරත්න මහතා උපන් වර්ෂය කුමක් ද?</text:p>
          </table:table-cell>
          <table:table-cell/>
          <table:table-cell office:value-type="float" office:value="1910" calcext:value-type="float">
            <text:p>19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1" calcext:value-type="float">
            <text:p>1911</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2" calcext:value-type="float">
            <text:p>191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8" calcext:value-type="float">
            <text:p>1918</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 calcext:value-type="float">
            <text:p>8</text:p>
          </table:table-cell>
          <table:table-cell table:number-columns-repeated="2"/>
          <table:table-cell office:value-type="string" calcext:value-type="string">
            <text:p>ඒ. පී. ගුණරත්න මහතා පාලි හා සංස්කෘත ඉගෙන ගත් ස්ථානය කුමක් ද?</text:p>
          </table:table-cell>
          <table:table-cell/>
          <table:table-cell office:value-type="string" calcext:value-type="string">
            <text:p>විද්‍යෝදය පිරි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යාලංකාර පි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ග විහා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ණිය විශ්වවිද්‍යාල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9" calcext:value-type="float">
            <text:p>9</text:p>
          </table:table-cell>
          <table:table-cell table:number-columns-repeated="2"/>
          <table:table-cell office:value-type="string" calcext:value-type="string">
            <text:p>කොට්ට වෙලා යන වචනයේ තේරුම කුමක් ද?</text:p>
          </table:table-cell>
          <table:table-cell/>
          <table:table-cell office:value-type="string" calcext:value-type="string">
            <text:p>අධික ලෙස වියළී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ටු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න්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ඝ 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 calcext:value-type="float">
            <text:p>10</text:p>
          </table:table-cell>
          <table:table-cell table:number-columns-repeated="2"/>
          <table:table-cell office:value-type="string" calcext:value-type="string">
            <text:p>ජඹුරට යන්නෙහි තේරුම කුමක් ද?</text:p>
          </table:table-cell>
          <table:table-cell/>
          <table:table-cell office:value-type="string" calcext:value-type="string">
            <text:p>උ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ඹු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text:p>
          </table:table-cell>
          <table:table-cell office:value-type="float" office:value="0" calcext:value-type="float">
            <text:p>0</text:p>
          </table:table-cell>
          <table:table-cell table:style-name="ce2" table:number-columns-repeated="1006"/>
        </table:table-row>
        <table:table-row table:style-name="ro1">
          <table:table-cell office:value-type="float" office:value="3" calcext:value-type="float">
            <text:p>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පුද්ගල විවිධත්වය අනුව භාෂා හැසීරීම. /අවබෝධ කරවීම අභ්‍යාස සිදු කිරීම.</text:p>
          </table:table-cell>
          <table:table-cell office:value-type="string" calcext:value-type="string">
            <text:p>අප සාමාන්‍යයෙන් පුද්ගලයන් සමඟ කථා කිරීමේ දී. විවිධ ආකාරයේ පුද්ගලයන් මුණගැසෙන බවත් එහිදී භාෂාව හැසිරීම පුද්ගලයාගෙන් පුද්ගලයාට සමහර අවස්ථාවල වෙනස් වේ. ඒ පිළිබඳ හදුන්වා දීම.</text:p>
          </table:table-cell>
          <table:table-cell table:style-name="ce3"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විල සිදී යන විට වැඩිපුරම වාසි වුයේ කාට ද?</text:p>
          </table:table-cell>
          <table:table-cell/>
          <table:table-cell office:value-type="string" calcext:value-type="string">
            <text:p>ඉබ්බා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කුන්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ළු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කාවන්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 calcext:value-type="float">
            <text:p>12</text:p>
          </table:table-cell>
          <table:table-cell table:number-columns-repeated="2"/>
          <table:table-cell office:value-type="string" calcext:value-type="string">
            <text:p>කොකුන් දෙදෙනා ඉබ්බාව රැගෙන ගියේ කෙසේද?</text:p>
          </table:table-cell>
          <table:table-cell/>
          <table:table-cell office:value-type="string" calcext:value-type="string">
            <text:p>අහ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රෙ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ඩගාමි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 calcext:value-type="float">
            <text:p>13</text:p>
          </table:table-cell>
          <table:table-cell table:number-columns-repeated="2"/>
          <table:table-cell office:value-type="string" calcext:value-type="string">
            <text:p>”පය” යන්නට සමාන පදය වනුයේ</text:p>
          </table:table-cell>
          <table:table-cell/>
          <table:table-cell office:value-type="string" calcext:value-type="string">
            <text:p>කකු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ඩි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ඩික්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පා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4" calcext:value-type="float">
            <text:p>14</text:p>
          </table:table-cell>
          <table:table-cell table:number-columns-repeated="2"/>
          <table:table-cell office:value-type="string" calcext:value-type="string">
            <text:p>උපායක් යන පදයට සමාන පදයක් නම් කරන්න</text:p>
          </table:table-cell>
          <table:table-cell/>
          <table:table-cell office:value-type="string" calcext:value-type="string">
            <text:p>උනන්දු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සහා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පක‍්‍රමය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වමනා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 calcext:value-type="float">
            <text:p>15</text:p>
          </table:table-cell>
          <table:table-cell table:number-columns-repeated="2"/>
          <table:table-cell office:value-type="string" calcext:value-type="string">
            <text:p>ඩැහැ ගත්තා යන වචනයේ තේරුම කුමක්ද?</text:p>
          </table:table-cell>
          <table:table-cell/>
          <table:table-cell office:value-type="string" calcext:value-type="string">
            <text:p>ඇදලා ග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ලා ගත්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රා ග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හැර ගත්තා</text:p>
          </table:table-cell>
          <table:table-cell office:value-type="float" office:value="0" calcext:value-type="float">
            <text:p>0</text:p>
          </table:table-cell>
          <table:table-cell table:style-name="ce2" table:number-columns-repeated="1006"/>
        </table:table-row>
        <table:table-row table:style-name="ro1">
          <table:table-cell office:value-type="float" office:value="4" calcext:value-type="float">
            <text:p>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4</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සංවාදයක් ගොඩනැගීම.</text:p>
          </table:table-cell>
          <table:table-cell office:value-type="string" calcext:value-type="string">
            <text:p>එදිනෙදා ජිවිතයේ දී අප පුද්ගලයන් සමඟ කතා බහේ නිරත වේ.එහිදී සංවාදයන් වල නිරත වේ. මෙම සංවාදයන් සිදු කිරීමේ දී අනුගමනය කරන කරුණු කිහිපයක් පවති. ඒම කරුණු පිළිබඳ අධ්‍යනය කිරීම. ඒ අනුව සංවාදයන් ගොඩනැගීම.</text:p>
          </table:table-cell>
          <table:table-cell table:style-name="ce3"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සමනළයා මල් පැණි බීමට ගියේ කොහේට ද?</text:p>
          </table:table-cell>
          <table:table-cell/>
          <table:table-cell office:value-type="string" calcext:value-type="string">
            <text:p>මල් වත්ත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හා ගම්මානය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ම්මානය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 calcext:value-type="float">
            <text:p>17</text:p>
          </table:table-cell>
          <table:table-cell table:number-columns-repeated="2"/>
          <table:table-cell office:value-type="string" calcext:value-type="string">
            <text:p>ළමයා සමනළයා සමඟ සංවාදයේ යෙදුණු පසු ගියේ කොහේද?</text:p>
          </table:table-cell>
          <table:table-cell/>
          <table:table-cell office:value-type="string" calcext:value-type="string">
            <text:p>නිවස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ල්ලම් කිරීම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සල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ද්‍යානය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8" calcext:value-type="float">
            <text:p>18</text:p>
          </table:table-cell>
          <table:table-cell table:number-columns-repeated="2"/>
          <table:table-cell office:value-type="string" calcext:value-type="string">
            <text:p>කොස් ගෙඩිය ළපටි කල හඳුන්වන නාමය කුමක් ද?</text:p>
          </table:table-cell>
          <table:table-cell/>
          <table:table-cell office:value-type="string" calcext:value-type="string">
            <text:p>පොළොස්</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රළි</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ර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ල</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 calcext:value-type="float">
            <text:p>19</text:p>
          </table:table-cell>
          <table:table-cell table:number-columns-repeated="2"/>
          <table:table-cell office:value-type="string" calcext:value-type="string">
            <text:p>අම්මා අසනීප වී ඇති බව ළමයා පැවසුවේ කාටද?</text:p>
          </table:table-cell>
          <table:table-cell/>
          <table:table-cell office:value-type="string" calcext:value-type="string">
            <text:p>පූසා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රවා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ඟාව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ස් ගස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0" calcext:value-type="float">
            <text:p>20</text:p>
          </table:table-cell>
          <table:table-cell table:number-columns-repeated="2"/>
          <table:table-cell office:value-type="string" calcext:value-type="string">
            <text:p>ගංඟාව යන්නේ කවුරුන් සොයා ගෙන ද?</text:p>
          </table:table-cell>
          <table:table-cell/>
          <table:table-cell office:value-type="string" calcext:value-type="string">
            <text:p>කළපු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ද</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ඹ</text:p>
          </table:table-cell>
          <table:table-cell office:value-type="float" office:value="0" calcext:value-type="float">
            <text:p>0</text:p>
          </table:table-cell>
          <table:table-cell table:style-name="ce2" table:number-columns-repeated="1006"/>
        </table:table-row>
        <table:table-row table:style-name="ro1">
          <table:table-cell office:value-type="float" office:value="5" calcext:value-type="float">
            <text:p>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1-ep05</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නයිනරිදේ රැවටිච්චි</text:p>
          </table:table-cell>
          <table:table-cell office:value-type="string" calcext:value-type="string">
            <text:p>ප‍්‍රදේශයෙන් ප‍්‍රදේශයට භාෂාfවි විවිධත්වය පෙන්වා දීම. /තවත් ජනකතාවක් කියා දීම.</text:p>
          </table:table-cell>
          <table:table-cell office:value-type="string" calcext:value-type="string">
            <text:p>ප‍්‍රදේශයෙන් ප‍්‍රදේශයට භාෂාවේ යම් යම් වෙනස්කම් පවතින බව විවිධ ජනකතා පදනම් කරගෙන අවබෝධ කර දීම. එවැනි ජනකතාවන් කියා දීම.</text:p>
          </table:table-cell>
          <table:table-cell table:style-name="ce3"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ගමරාළගේ කුඹුරේ ලියැදි වල පැවැතියේ මොනවාද?</text:p>
          </table:table-cell>
          <table:table-cell/>
          <table:table-cell office:value-type="string" calcext:value-type="string">
            <text:p>වංගෙඩි සලකු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කම් කළ බ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නික්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 calcext:value-type="float">
            <text:p>22</text:p>
          </table:table-cell>
          <table:table-cell table:number-columns-repeated="2"/>
          <table:table-cell office:value-type="string" calcext:value-type="string">
            <text:p>ගමරාළගේ කුඹුරට පැමිණි ආගන්තුකයා කවුද?</text:p>
          </table:table-cell>
          <table:table-cell/>
          <table:table-cell office:value-type="string" calcext:value-type="string">
            <text:p>න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 calcext:value-type="float">
            <text:p>23</text:p>
          </table:table-cell>
          <table:table-cell table:number-columns-repeated="2"/>
          <table:table-cell office:value-type="string" calcext:value-type="string">
            <text:p>ගමරාළ අලියාගේ නැට්ටේ එල්ලී ගියේ කොහේට ද?</text:p>
          </table:table-cell>
          <table:table-cell/>
          <table:table-cell office:value-type="string" calcext:value-type="string">
            <text:p>අපා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ය ලෝකය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ත් ගම්මාන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ත් ලෝකයක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 calcext:value-type="float">
            <text:p>24</text:p>
          </table:table-cell>
          <table:table-cell table:number-columns-repeated="2"/>
          <table:table-cell office:value-type="string" calcext:value-type="string">
            <text:p>අන්දරේගේ මව අන්දරේට ආප්ප කෑමට ලබා දෙන මුදල කීයද?</text:p>
          </table:table-cell>
          <table:table-cell/>
          <table:table-cell office:value-type="string" calcext:value-type="string">
            <text:p>පනම් පහ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ම් දහය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ම් විස්ස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 දහ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5" calcext:value-type="float">
            <text:p>25</text:p>
          </table:table-cell>
          <table:table-cell table:number-columns-repeated="2"/>
          <table:table-cell office:value-type="string" calcext:value-type="string">
            <text:p>ගමමහගේ රන් රීදි සහිත බඩු මල්ල ලබා දුන්නේ කාටද?</text:p>
          </table:table-cell>
          <table:table-cell/>
          <table:table-cell office:value-type="string" calcext:value-type="string">
            <text:p>හිඟන්නේකු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රණ මනුස්සයෙ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ණාට</text:p>
          </table:table-cell>
          <table:table-cell office:value-type="float" office:value="0" calcext:value-type="float">
            <text:p>0</text:p>
          </table:table-cell>
          <table:table-cell table:style-name="ce2" table:number-columns-repeated="1006"/>
        </table:table-row>
        <table:table-row table:style-name="ro1">
          <table:table-cell office:value-type="float" office:value="6" calcext:value-type="float">
            <text:p>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6</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ඇස් මහින්ද හිමි පිළිබඳ හදුන්වාදීම. /කවි පෙළ පිළිබඳ අවබෝධය.</text:p>
          </table:table-cell>
          <table:table-cell office:value-type="string" calcext:value-type="string">
            <text:p>ටිබේට් ජාතික ඇස්. මහින්ද හිමි පිළිබඳ කරුණු කියා දීම. හිමියන් විසින් නිර්මාණය කරන ලද නිර්මාණයන් පිළිබඳ ශිෂ්‍යයන් දැනුවත් කිරීම. උදය සිරි නැමැති කවි පන්තිය අවබෝධ කරවීම.</text:p>
          </table:table-cell>
          <table:table-cell table:style-name="ce3"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උදය සිරි කවි පන්තිය රචනා කරන ලද්දේ කවුරුද?</text:p>
          </table:table-cell>
          <table:table-cell/>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ස්. මහින්ද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7" calcext:value-type="float">
            <text:p>27</text:p>
          </table:table-cell>
          <table:table-cell table:number-columns-repeated="2"/>
          <table:table-cell office:value-type="string" calcext:value-type="string">
            <text:p>ඇස්. මහින්ද හිමි ඉපදුණු වර්ෂය කුමක් ද?</text:p>
          </table:table-cell>
          <table:table-cell/>
          <table:table-cell office:value-type="float" office:value="1901" calcext:value-type="float">
            <text:p>1901</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02" calcext:value-type="float">
            <text:p>190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03" calcext:value-type="float">
            <text:p>190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04" calcext:value-type="float">
            <text:p>190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 calcext:value-type="float">
            <text:p>28</text:p>
          </table:table-cell>
          <table:table-cell table:number-columns-repeated="2"/>
          <table:table-cell office:value-type="string" calcext:value-type="string">
            <text:p>ඇස්. මහින්ද හිමි අපවත් වු වර්ෂය කුමක් ද?</text:p>
          </table:table-cell>
          <table:table-cell/>
          <table:table-cell office:value-type="float" office:value="1851" calcext:value-type="float">
            <text:p>1851</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2" calcext:value-type="float">
            <text:p>195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41" calcext:value-type="float">
            <text:p>1941</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1" calcext:value-type="float">
            <text:p>1951</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9" calcext:value-type="float">
            <text:p>29</text:p>
          </table:table-cell>
          <table:table-cell table:number-columns-repeated="2"/>
          <table:table-cell office:value-type="string" calcext:value-type="string">
            <text:p>ඇස්. මහින්ද හිමි ලියු ග‍්‍රන්ථයක් නොවන්නේ මින් කුමක් ද?</text:p>
          </table:table-cell>
          <table:table-cell/>
          <table:table-cell office:value-type="string" calcext:value-type="string">
            <text:p>නිදහසේ දැහැන <text:s text:c="1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දහසේ මන්ත‍්‍රය <text:s text:c="1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කා මා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 සන්දේශ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0" calcext:value-type="float">
            <text:p>30</text:p>
          </table:table-cell>
          <table:table-cell table:number-columns-repeated="2"/>
          <table:table-cell office:value-type="string" calcext:value-type="string">
            <text:p>කවි පන්තියේ දැක්වෙන දරුවාව උදෑසනින්ම අවදි කරනුයේ කවුද?</text:p>
          </table:table-cell>
          <table:table-cell/>
          <table:table-cell office:value-type="string" calcext:value-type="string">
            <text:p>ම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යා</text:p>
          </table:table-cell>
          <table:table-cell office:value-type="float" office:value="0" calcext:value-type="float">
            <text:p>0</text:p>
          </table:table-cell>
          <table:table-cell table:style-name="ce2" table:number-columns-repeated="1006"/>
        </table:table-row>
        <table:table-row table:style-name="ro1">
          <table:table-cell office:value-type="float" office:value="7" calcext:value-type="float">
            <text:p>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7</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කවි පෙළ තුළින් අභ්‍යාස කිරීම. /එවැනි තවත් කවි පෙළක් රසවිදීම.</text:p>
          </table:table-cell>
          <table:table-cell office:value-type="string" calcext:value-type="string">
            <text:p>උදය සිරි නැමැති කවි පන්තියේ කවි වල අර්ථය කෙටියෙන් පැහැදිලි කර අවබෝධය සදහා අභ්‍යාස සිදු කිරීම. එමෙන්ම ඇස්.මහින්ද හිමියන්ගේ එවැනි තවත් පද්‍ය පන්තියක් රස විදීම.</text:p>
          </table:table-cell>
          <table:table-cell table:style-name="ce3"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කවියේ සඳහන් ගොවියා කුඹුරට ගෙන යන උපකරණ වනුයේ</text:p>
          </table:table-cell>
          <table:table-cell/>
          <table:table-cell office:value-type="string" calcext:value-type="string">
            <text:p>උදැල්ල, කැත්ත</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ල්ල, කෙෙටි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ත්ත, දැකෑත්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ල්ල, දැකෑත්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 calcext:value-type="float">
            <text:p>32</text:p>
          </table:table-cell>
          <table:table-cell table:number-columns-repeated="2"/>
          <table:table-cell office:value-type="string" calcext:value-type="string">
            <text:p>කවියේ සඳහන් වන සුවඳ හමන මල් වර්ගයක් නොවන්නේ මින් කුමක් ද?</text:p>
          </table:table-cell>
          <table:table-cell/>
          <table:table-cell office:value-type="string" calcext:value-type="string">
            <text:p>සම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නෙ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රලි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3" calcext:value-type="float">
            <text:p>33</text:p>
          </table:table-cell>
          <table:table-cell table:number-columns-repeated="2"/>
          <table:table-cell office:value-type="string" calcext:value-type="string">
            <text:p>අඬත් නටත් ගස් අතරේ ............... හිස්තැනට පැමිණිය යුතු පදය කුමක් ද?</text:p>
          </table:table-cell>
          <table:table-cell/>
          <table:table-cell office:value-type="string" calcext:value-type="string">
            <text:p>ස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ල්ලෝ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මැස්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 calcext:value-type="float">
            <text:p>34</text:p>
          </table:table-cell>
          <table:table-cell office:value-type="string" calcext:value-type="string">
            <text:p>නිකම් ඉඳීමෙන් පල නෑ ගෙ මුල්ලේ\n......................................................\nකියන්නවුන් මෙන් ගන නිල් කැලෑවේ\nඅඬත් නටත් ගස් අතරේ කුරුල්ලෝ</text:p>
          </table:table-cell>
          <table:table-cell/>
          <table:table-cell office:value-type="string" calcext:value-type="string">
            <text:p>මෙම කවියේ දෙවැනි පද පේළියට ආ යුතු පිළිතුර තෝරන්න</text:p>
          </table:table-cell>
          <table:table-cell/>
          <table:table-cell office:value-type="string" calcext:value-type="string">
            <text:p>තමන් තමන්ගේ වැඩෙහී යෙදෙත්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ලින් නැගී ආ සුවඳත් උරා 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මන්නෙ මේ සීත සුළං අලූත් 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ක් දිදී මෙන් මට මේ වෙලා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 calcext:value-type="float">
            <text:p>35</text:p>
          </table:table-cell>
          <table:table-cell table:number-columns-repeated="2"/>
          <table:table-cell office:value-type="string" calcext:value-type="string">
            <text:p>මගේ සිත යන කවි පන්තිය කාගේ නිර්මාණයක් ද?</text:p>
          </table:table-cell>
          <table:table-cell/>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ස්. මහින්ද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1">
          <table:table-cell office:value-type="float" office:value="8" calcext:value-type="float">
            <text:p>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නිර්මාණාත්මක ජේදය රචනය කවි. /නිර්මාණයේ මුලික කරුණු කියා දීම.</text:p>
          </table:table-cell>
          <table:table-cell office:value-type="string" calcext:value-type="string">
            <text:p>ලේඛන කාර්යයේ දී යමක් ලිවීමේ දී වරතමානය ස්වරූපයෙන් ලිවීමට වඩා නිර්මාණාත්මක ස්වරූපයෙන් එම ජේදය අලංකාරිත්වය වැඩි වේ. කියවන්නාට අසාවක් උපදී. නිර්මාණාත්මක ජේදය ලිවීම. කවි නිර්මාණය කිරීම අධ්‍යනය කිරීම.</text:p>
          </table:table-cell>
          <table:table-cell table:style-name="ce3" office:value-type="time" office:time-value="PT01H00M00S" calcext:value-type="time">
            <text:p>01:00:00</text:p>
          </table:table-cell>
          <table:table-cell office:value-type="float" office:value="36" calcext:value-type="float">
            <text:p>36</text:p>
          </table:table-cell>
          <table:table-cell office:value-type="string" calcext:value-type="string">
            <text:p>“වැස්ස වගේ ආකාසෙන් වහින්න මං ආසයි”</text:p>
          </table:table-cell>
          <table:table-cell/>
          <table:table-cell office:value-type="string" calcext:value-type="string">
            <text:p>යන මේ කවිය රචනා කළ රචකයා කවුද?</text:p>
          </table:table-cell>
          <table:table-cell/>
          <table:table-cell office:value-type="string" calcext:value-type="string">
            <text:p>මහගමසේකර මහ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න ප්‍රේමතිලක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ජමන් නෝ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7" calcext:value-type="float">
            <text:p>37</text:p>
          </table:table-cell>
          <table:table-cell office:value-type="string" calcext:value-type="string">
            <text:p>“රසය ආත්මය කොටගත් වාක්‍යය කවියයි”</text:p>
          </table:table-cell>
          <table:table-cell/>
          <table:table-cell office:value-type="string" calcext:value-type="string">
            <text:p>මෙම නිර්වචනය ඉදිරිපත් කළේ කවුරුද?</text:p>
          </table:table-cell>
          <table:table-cell/>
          <table:table-cell office:value-type="string" calcext:value-type="string">
            <text:p>එස්.ටී. කොලරිජ්</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ශ්ව නාථ</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ක්සිම් ගොර්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යස්</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8" calcext:value-type="float">
            <text:p>38</text:p>
          </table:table-cell>
          <table:table-cell office:value-type="string" calcext:value-type="string">
            <text:p>“අහසේ වළාකුළු හා තරඟයක යෙදී”</text:p>
          </table:table-cell>
          <table:table-cell/>
          <table:table-cell office:value-type="string" calcext:value-type="string">
            <text:p>වැස්ස පිළිබඳ කියැවෙන මෙම කවි පෙළ කාගේ නිර්මාණයක් ද?</text:p>
          </table:table-cell>
          <table:table-cell/>
          <table:table-cell office:value-type="string" calcext:value-type="string">
            <text:p>එච්. එම්. කුඩලිගම මහ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ගමසේකර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වන ප්‍රේමතිලක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ගර පලන්සුරි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9" calcext:value-type="float">
            <text:p>39</text:p>
          </table:table-cell>
          <table:table-cell office:value-type="string" calcext:value-type="string">
            <text:p>“වළාකුලින් වහින වැස්ස”</text:p>
          </table:table-cell>
          <table:table-cell/>
          <table:table-cell office:value-type="string" calcext:value-type="string">
            <text:p>නැමැති වැස්ස පිළිබඳ දැක්වෙන මේ පද්‍ය පන්තිය කාගේ නිර්මාණයක් ද?</text:p>
          </table:table-cell>
          <table:table-cell/>
          <table:table-cell office:value-type="string" calcext:value-type="string">
            <text:p>අරිසෙන් අහුබුදු ශුරී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ගමසේකර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වන ප්‍රේමතිලක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ගර පලන්සුුරි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0" calcext:value-type="float">
            <text:p>40</text:p>
          </table:table-cell>
          <table:table-cell table:number-columns-repeated="2"/>
          <table:table-cell office:value-type="string" calcext:value-type="string">
            <text:p>කාව්‍යයක පැවැතිය යුතු අංගයක් නොවන්නේ මින් කුමක් ද?</text:p>
          </table:table-cell>
          <table:table-cell/>
          <table:table-cell office:value-type="string" calcext:value-type="string">
            <text:p>අනුභූ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ර්තාමය ස්වරූප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රි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ප්‍රාසය</text:p>
          </table:table-cell>
          <table:table-cell office:value-type="float" office:value="0" calcext:value-type="float">
            <text:p>0</text:p>
          </table:table-cell>
          <table:table-cell table:style-name="ce2" table:number-columns-repeated="1006"/>
        </table:table-row>
        <table:table-row table:style-name="ro1">
          <table:table-cell office:value-type="float" office:value="9" calcext:value-type="float">
            <text:p>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2-ep09</text:p>
          </table:table-cell>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උදය සිරී</text:p>
          </table:table-cell>
          <table:table-cell office:value-type="string" calcext:value-type="string">
            <text:p>කවි නිර්මාණය 1. /කවි නිර්මාණය 2.</text:p>
          </table:table-cell>
          <table:table-cell office:value-type="string" calcext:value-type="string">
            <text:p>දෙන ලද මාතෘකාවක් ඔස්සෙ කවි නිර්මාණය කිරීම. කවි නිර්මාණයේ දී බලපාන ප‍්‍රාථමික කරුණු කිහිපයක් කියා දීම.</text:p>
          </table:table-cell>
          <table:table-cell table:style-name="ce3"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කවියේ සඳහන් පරිදි වැව පිරී ඇත්තේ මොනා මගින් ද?</text:p>
          </table:table-cell>
          <table:table-cell/>
          <table:table-cell office:value-type="string" calcext:value-type="string">
            <text:p>ජල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ඳ රැස් වලි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ටිකිරි සිනාහ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වලි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 calcext:value-type="float">
            <text:p>42</text:p>
          </table:table-cell>
          <table:table-cell table:number-columns-repeated="2"/>
          <table:table-cell office:value-type="string" calcext:value-type="string">
            <text:p>පූසා විසින් දඩයම් කරනු ලබන්නේ මොන සතුන් ද?</text:p>
          </table:table-cell>
          <table:table-cell/>
          <table:table-cell office:value-type="string" calcext:value-type="string">
            <text:p>බටු මී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පො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 calcext:value-type="float">
            <text:p>43</text:p>
          </table:table-cell>
          <table:table-cell table:number-columns-repeated="2"/>
          <table:table-cell office:value-type="string" calcext:value-type="string">
            <text:p>කවියේ සඳහන් පරිදි ඉර යෑමට සැරසෙන්නේ කොහේටද?</text:p>
          </table:table-cell>
          <table:table-cell/>
          <table:table-cell office:value-type="string" calcext:value-type="string">
            <text:p>අහස මුදු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යුර පතු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පාත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ඳ ළඟ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 calcext:value-type="float">
            <text:p>44</text:p>
          </table:table-cell>
          <table:table-cell table:number-columns-repeated="2"/>
          <table:table-cell office:value-type="string" calcext:value-type="string">
            <text:p>ගෙවත්තට පැමිණි සත්වයා කවුද?</text:p>
          </table:table-cell>
          <table:table-cell/>
          <table:table-cell office:value-type="string" calcext:value-type="string">
            <text:p>පැණි කුරු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නළ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මැස්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ඹ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5" calcext:value-type="float">
            <text:p>45</text:p>
          </table:table-cell>
          <table:table-cell table:number-columns-repeated="2"/>
          <table:table-cell office:value-type="string" calcext:value-type="string">
            <text:p>දුම්රිය ගමන් කරනුයේ කොහේටද?</text:p>
          </table:table-cell>
          <table:table-cell/>
          <table:table-cell office:value-type="string" calcext:value-type="string">
            <text:p>නුවර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ඹ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එළිය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ලට</text:p>
          </table:table-cell>
          <table:table-cell office:value-type="float" office:value="0" calcext:value-type="float">
            <text:p>0</text:p>
          </table:table-cell>
          <table:table-cell table:style-name="ce2" table:number-columns-repeated="1006"/>
        </table:table-row>
        <table:table-row table:style-name="ro1">
          <table:table-cell office:value-type="float" office:value="10" calcext:value-type="float">
            <text:p>1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0</text:p>
          </table:table-cell>
          <table:table-cell office:value-type="float" office:value="10" calcext:value-type="float">
            <text:p>1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වැදි ජනතාව පිළිබඳ හදුන්වා දීම. /නිර්දේශිත පාඩම කිරීම.</text:p>
          </table:table-cell>
          <table:table-cell office:value-type="string" calcext:value-type="string">
            <text:p>ආදි වාසින් ගැන හඳුන්වා දීම. ඔවුන් හා සබැඳි ග‍්‍රන්ථයන් පිළිබඳ දැනුවත් කිරීම. ආදි වාසින්ට යොදන නාමයන් පිළිබඳ හඳුන්වා දීම. ආදි වාසින් ගැන පවතින පුරාවෘත්ත කතා පිළිබඳ කියා දීම. පෙළපොතේ සඳහන් වන වැදි ජනතාව මුහුණ දුන් සිද්ධීන් අධ්‍යනය කිරීම.</text:p>
          </table:table-cell>
          <table:table-cell table:style-name="ce3"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text:s/>ශ්‍රී ලංකාවේ ආදීවාසින් හඳුන්වන නම කුමක්ද?</text:p>
          </table:table-cell>
          <table:table-cell/>
          <table:table-cell office:value-type="string" calcext:value-type="string">
            <text:p>අහිකුණ්ඨීක ජ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 ජ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වර ජ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 ජ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7" calcext:value-type="float">
            <text:p>47</text:p>
          </table:table-cell>
          <table:table-cell table:number-columns-repeated="2"/>
          <table:table-cell office:value-type="string" calcext:value-type="string">
            <text:p>Vanished Trails නම් කෘතිය රචනා කළ කතුවරයා කවුද?</text:p>
          </table:table-cell>
          <table:table-cell/>
          <table:table-cell office:value-type="string" calcext:value-type="string">
            <text:p>ආර්. එල්. ස්පිට්ල්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ටින් වික‍්‍රමසිංහ</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තුංග මු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ටි. බී. ඉලංගරත්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8" calcext:value-type="float">
            <text:p>48</text:p>
          </table:table-cell>
          <table:table-cell table:number-columns-repeated="2"/>
          <table:table-cell office:value-type="string" calcext:value-type="string">
            <text:p>පොරමොලා ඇතුලූ කණ්ඩායම ආරක්ෂාවට සඳහා ගෙන ආයුධ වන්නේ</text:p>
          </table:table-cell>
          <table:table-cell/>
          <table:table-cell office:value-type="string" calcext:value-type="string">
            <text:p>ඊතල, දුන්න, පොරෝ කැ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ඊතලය හා දු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 දුන්න හා ඊත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න්න හා පොරෝ කැ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9" calcext:value-type="float">
            <text:p>49</text:p>
          </table:table-cell>
          <table:table-cell table:number-columns-repeated="2"/>
          <table:table-cell office:value-type="string" calcext:value-type="string">
            <text:p>මෙම වැදි පිරිසේ මුලිකත්වය ගෙන කටයුතු කරන්නේ කවුද?</text:p>
          </table:table-cell>
          <table:table-cell/>
          <table:table-cell office:value-type="string" calcext:value-type="string">
            <text:p>ග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යි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මො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50" calcext:value-type="float">
            <text:p>50</text:p>
          </table:table-cell>
          <table:table-cell table:number-columns-repeated="2"/>
          <table:table-cell office:value-type="string" calcext:value-type="string">
            <text:p>දිය වළේ කුඩා මසුන් ඇල්ලීමට යෙදු පළමු උපාය කුමක්ද?</text:p>
          </table:table-cell>
          <table:table-cell/>
          <table:table-cell office:value-type="string" calcext:value-type="string">
            <text:p>පුස්වැලි කැබලි තලා වතුරට දැමී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රුමුවන් ගෙඩි තලා 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ළුකිරි වතුරට 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දිය වළට දැමීම</text:p>
          </table:table-cell>
          <table:table-cell office:value-type="float" office:value="0" calcext:value-type="float">
            <text:p>0</text:p>
          </table:table-cell>
          <table:table-cell table:style-name="ce2" table:number-columns-repeated="1006"/>
        </table:table-row>
        <table:table-row table:style-name="ro1">
          <table:table-cell office:value-type="float" office:value="11" calcext:value-type="float">
            <text:p>1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1</text:p>
          </table:table-cell>
          <table:table-cell office:value-type="float" office:value="11" calcext:value-type="float">
            <text:p>1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නිර්දේශිත පාඩම කිරීම. /චාරිත්‍ර විධි අධ්‍යනය කිරීම.</text:p>
          </table:table-cell>
          <table:table-cell office:value-type="string" calcext:value-type="string">
            <text:p>බොඩගහ වළ හා ගල්මැද්දේ වළ අසලදී සිදු වු සිද්ධීන් විස්තර කිරීම. වැදි ජනතාවගේ ආහාරයන් මොනවාද? ඔවුන් ශිල්ප පුරුදු වීම ආදි දෑ ඉගැන්වීම හා පාඩම ආශ‍්‍රයෙන් අභ්‍යාස සිදු කිරීම.</text:p>
          </table:table-cell>
          <table:table-cell table:style-name="ce3"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මෙම කණ්ඩායමට දෙවැනුව හමු වු දිය වළේ නම කුමක්ද?</text:p>
          </table:table-cell>
          <table:table-cell/>
          <table:table-cell office:value-type="string" calcext:value-type="string">
            <text:p>කුඹුක් නම් දියව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ඩගහ ව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කුඹුර නම් දියව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රුමුවන් නම් දියව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2" calcext:value-type="float">
            <text:p>52</text:p>
          </table:table-cell>
          <table:table-cell table:number-columns-repeated="2"/>
          <table:table-cell office:value-type="string" calcext:value-type="string">
            <text:p>ගමා විසින් අල්ලා ගත් ලොකු කුඩාමස්සා වන්නේ?</text:p>
          </table:table-cell>
          <table:table-cell/>
          <table:table-cell office:value-type="string" calcext:value-type="string">
            <text:p>කාවයි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ගු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ත්ත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3" calcext:value-type="float">
            <text:p>53</text:p>
          </table:table-cell>
          <table:table-cell table:number-columns-repeated="2"/>
          <table:table-cell office:value-type="string" calcext:value-type="string">
            <text:p>වැද්දන් රාත්‍රී කාලයේ සීතල මඟ හරවා ගනු ලබන්නේ කෙසේද?</text:p>
          </table:table-cell>
          <table:table-cell/>
          <table:table-cell office:value-type="string" calcext:value-type="string">
            <text:p>පහන් පත්තු කිරිමෙ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නිමැලය ආධාර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නා ආධාර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ත ඇඳුම් ඇදීමෙ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54" calcext:value-type="float">
            <text:p>54</text:p>
          </table:table-cell>
          <table:table-cell office:value-type="string" calcext:value-type="string">
            <text:p>a) ආදීවාසින්ට වෙන් වූ ආහාර පාන ඇත. \nb) ආදීවාසින්ට ආවේණික වූ ඇදහිලි හා විශ්වාස ඇත. \nc) ආදීවාසින් මාංෂ ආහාර අනුභව නොකරයි.</text:p>
          </table:table-cell>
          <table:table-cell/>
          <table:table-cell office:value-type="string" calcext:value-type="string">
            <text:p>ඉහත සඳහන් ප‍්‍රකාශ අතරින් නිවැරදි ප‍්‍රකාශය කුමක්ද?</text:p>
          </table:table-cell>
          <table:table-cell/>
          <table:table-cell office:value-type="string" calcext:value-type="string">
            <text:p>a හා b</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 හා c</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b හා c</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b,c තුනම නිවැරදි</text:p>
          </table:table-cell>
          <table:table-cell office:value-type="float" office:value="0" calcext:value-type="float">
            <text:p>0</text:p>
          </table:table-cell>
          <table:table-cell table:style-name="ce2" table:number-columns-repeated="1006"/>
        </table:table-row>
        <table:table-row table:style-name="ro3">
          <table:table-cell table:number-columns-repeated="10"/>
          <table:table-cell table:style-name="ce3"/>
          <table:table-cell office:value-type="float" office:value="55" calcext:value-type="float">
            <text:p>55</text:p>
          </table:table-cell>
          <table:table-cell table:number-columns-repeated="2"/>
          <table:table-cell office:value-type="string" calcext:value-type="string">
            <text:p>පොරමොලා තමාගේ තාවකාලික නවාතැන හැර ගියේ ඇයි?</text:p>
          </table:table-cell>
          <table:table-cell/>
          <table:table-cell office:value-type="string" calcext:value-type="string">
            <text:p>දිය බීමට වළසුන් පැමිණි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න් පැමිණි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බීමට ඇත් රැළක් පැමිණි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හාර පාන ඉවර වූ නිසා</text:p>
          </table:table-cell>
          <table:table-cell office:value-type="float" office:value="0" calcext:value-type="float">
            <text:p>0</text:p>
          </table:table-cell>
          <table:table-cell table:style-name="ce2" table:number-columns-repeated="1006"/>
        </table:table-row>
        <table:table-row table:style-name="ro1">
          <table:table-cell office:value-type="float" office:value="12" calcext:value-type="float">
            <text:p>1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2</text:p>
          </table:table-cell>
          <table:table-cell office:value-type="float" office:value="12" calcext:value-type="float">
            <text:p>1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අවබෝධය සඳහා අභ්‍යාස කිරීම.</text:p>
          </table:table-cell>
          <table:table-cell office:value-type="string" calcext:value-type="string">
            <text:p>ආදි වාසීන් පිළිබඳ කෙටියෙන් හඳුන්වා දීම. චාරිත‍්‍ර විධි පිළිබඳ අධ්‍යනය කිරීම. (විවාහ හා අවමංගල්‍ය චාරිත‍්‍ර විධි පිළිබඳ) විවිධ ඇදහිලි හා විශ්වාසයන් තිබෙන බව හා ඉන් කිහිපයක් පිළිබඳ අධ්‍යනය කිරීම.</text:p>
          </table:table-cell>
          <table:table-cell table:style-name="ce3"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වැදි ජනතාව අයත් නොවන වර්ගයක් නොවන්නේ?</text:p>
          </table:table-cell>
          <table:table-cell/>
          <table:table-cell office:value-type="string" calcext:value-type="string">
            <text:p>ඌරු වරි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ඩන වරි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ළ</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තලා වරිගේ</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57" calcext:value-type="float">
            <text:p>57</text:p>
          </table:table-cell>
          <table:table-cell table:number-columns-repeated="2"/>
          <table:table-cell office:value-type="string" calcext:value-type="string">
            <text:p>කිරිකොරහා නැටීම සිදු කරනු ලබන අරමුණ වන්නේ?</text:p>
          </table:table-cell>
          <table:table-cell/>
          <table:table-cell office:value-type="string" calcext:value-type="string">
            <text:p>සශ්‍රීකත්වය සඳ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ආරක්ෂාව සඳ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ඩයම් හා මී පැණි ලබා ගැනීම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ලෙඩ රෝග සඳහා</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58" calcext:value-type="float">
            <text:p>58</text:p>
          </table:table-cell>
          <table:table-cell table:number-columns-repeated="2"/>
          <table:table-cell office:value-type="string" calcext:value-type="string">
            <text:p>වැදි ජනතාව වැඩි වශයෙන් අදහස ලබන දෙවිවරු කාණ්ඩය නිවැරදිව දක්වා ඇත්තේ?</text:p>
          </table:table-cell>
          <table:table-cell/>
          <table:table-cell office:value-type="string" calcext:value-type="string">
            <text:p>මින්නේරිය දෙවියන්, කතරගම දෙවියන්, බණ්ඩාර දෙවිය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මින්නේරිය දෙවියන්, ඔලේ යක්කු, කතරගම දෙවි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කන්දේ යකා, ගල්ලිරි බණ්ඩාර දෙවියන්, මින්ේනරි දෙවි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ගල්ලිරි යකා, බණ්ඩාර දෙවියන්, ගලේ බණ්ඩාර දෙවි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59" calcext:value-type="float">
            <text:p>59</text:p>
          </table:table-cell>
          <table:table-cell office:value-type="string" calcext:value-type="string">
            <text:p>a)නුවර පෙරහැර\nb) කතරගම පෙරහැර\nc)මහියංගන පෙරහැර</text:p>
          </table:table-cell>
          <table:table-cell/>
          <table:table-cell office:value-type="string" calcext:value-type="string">
            <text:p>වැද්දන් විසින් සහභාගී වන පෙරහැරක ද්විත්වය වනුයේ?</text:p>
          </table:table-cell>
          <table:table-cell/>
          <table:table-cell office:value-type="string" calcext:value-type="string">
            <text:p>a හා b පමණි</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b හා c පමණි</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a හා c පමණි</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a,b,c තුන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60" calcext:value-type="float">
            <text:p>60</text:p>
          </table:table-cell>
          <table:table-cell table:number-columns-repeated="2"/>
          <table:table-cell office:value-type="string" calcext:value-type="string">
            <text:p>මළ සිරුර මිහිදන් කිරිම, දාන දීම යන කටයුතු වැද්දන් විසින් කිරිමේ අරමුණ?</text:p>
          </table:table-cell>
          <table:table-cell/>
          <table:table-cell office:value-type="string" calcext:value-type="string">
            <text:p>පින් දීම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ය නිසා</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තුන් ඇඳගෙන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නි චාරිත‍්‍ර නොකෙරේ</text:p>
          </table:table-cell>
          <table:table-cell office:value-type="float" office:value="0" calcext:value-type="float">
            <text:p>0</text:p>
          </table:table-cell>
          <table:table-cell table:style-name="ce2" table:number-columns-repeated="1006"/>
        </table:table-row>
        <table:table-row table:style-name="ro1">
          <table:table-cell office:value-type="float" office:value="13" calcext:value-type="float">
            <text:p>1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3</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මාතෘකානකූල කතා පිළිබඳ හදුන්වා දීම.</text:p>
          </table:table-cell>
          <table:table-cell office:value-type="string" calcext:value-type="string">
            <text:p>අප සාමාන්‍යයෙන් පුද්ගලයන් සමඟ කථා කිරීමේ දී නිශ්චිත වු මාතෘකාවක් නොමැතිව කතාබහේ නිරත වේ. ඊට හාත්පසින් වෙනස් වු මාතෘකානූකූල කතා යනු කුමක් ද? එහිදි සැලකිලිමත් විය යුතු කරුණු මොනවාද? ආදි මෙන්ම අදාළ නිශ්චිත මාතෘකාව යටතේ කතාව ගොඩනගා ගන්නා ආකාරය අධ්‍යයනය කිරීම.</text:p>
          </table:table-cell>
          <table:table-cell table:style-name="ce3"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නිශ්චිත මාතෘකාවට අනුකූල පරිදි කතාවක් පැවැත්වීම මේ නමින් හැඳින්වේ. ඒ නම වන්නේ?</text:p>
          </table:table-cell>
          <table:table-cell/>
          <table:table-cell office:value-type="string" calcext:value-type="string">
            <text:p>සංවා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කානුකූල කථා</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ච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බ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2" calcext:value-type="float">
            <text:p>62</text:p>
          </table:table-cell>
          <table:table-cell office:value-type="string" calcext:value-type="string">
            <text:p>නිවැරදි ප‍්‍රකාශ තෝරන්න\na) දී ඇති මාතෘකාව අවබෝධය කර ගැනීම. \nb) කරුණු මැනවින් සංවිධානය කර ගැනිම. \nc) එකම වේගයෙන් කතාව ඉදිරිපත් කිරිම.</text:p>
          </table:table-cell>
          <table:table-cell/>
          <table:table-cell office:value-type="string" calcext:value-type="string">
            <text:p>මාතෘකානුකූල කථාවක් ඉදිරිපත් කිරිමේදී තිබිය යුතු අංග</text:p>
          </table:table-cell>
          <table:table-cell/>
          <table:table-cell office:value-type="string" calcext:value-type="string">
            <text:p>a හා b</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 හා c</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c හා a</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a,b,c තුන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3" calcext:value-type="float">
            <text:p>63</text:p>
          </table:table-cell>
          <table:table-cell office:value-type="string" calcext:value-type="string">
            <text:p>පරිසරය යනු කුමක්දැයි හඳුන්වාදීම.\nපරිසරයට අයත් අංග පිළිබඳ හඳුන්වාදිම.\nපරිසරයේ ඇති ප‍්‍රයෝජන ගැන පහදා දීම.\nපරිසරය රැක ගැනීම ගැන කියාදීම.</text:p>
          </table:table-cell>
          <table:table-cell/>
          <table:table-cell office:value-type="string" calcext:value-type="string">
            <text:p>ඉහත කරුණු අනුව කථාවට යෙදි හැකි සුදුසු මාතෘකාව වුයේ</text:p>
          </table:table-cell>
          <table:table-cell/>
          <table:table-cell office:value-type="string" calcext:value-type="string">
            <text:p>ජල සම්පත සුර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සරය සුරකි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කත සුර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 සංරක්ෂණ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4" calcext:value-type="float">
            <text:p>64</text:p>
          </table:table-cell>
          <table:table-cell table:number-columns-repeated="2"/>
          <table:table-cell office:value-type="string" calcext:value-type="string">
            <text:p>රජයේ රෝහල්, පාසල්, පන්සල්, දුම්රිය, ලංගම බස්රථ, ආදී හැඳින්වීමට යොදන නම කුමක්ද?</text:p>
          </table:table-cell>
          <table:table-cell/>
          <table:table-cell office:value-type="string" calcext:value-type="string">
            <text:p>දේප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දු දේප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ද්ගලික දේප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ථාවර වත්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65" calcext:value-type="float">
            <text:p>65</text:p>
          </table:table-cell>
          <table:table-cell table:number-columns-repeated="2"/>
          <table:table-cell office:value-type="string" calcext:value-type="string">
            <text:p>වියපත් වූ පුද්ගලයන් මුදලට හෝ රජයේ අනුග‍්‍රහයෙන් රැක බලා ගන්නා ස්ථානය</text:p>
          </table:table-cell>
          <table:table-cell/>
          <table:table-cell office:value-type="string" calcext:value-type="string">
            <text:p>දිවා සුරුකුම් මධ්‍යස්ථා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ඩිහිටි නිවාස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ජා ශාලා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ළමා නිවාසය</text:p>
          </table:table-cell>
          <table:table-cell office:value-type="float" office:value="0" calcext:value-type="float">
            <text:p>0</text:p>
          </table:table-cell>
          <table:table-cell table:style-name="ce2" table:number-columns-repeated="1006"/>
        </table:table-row>
        <table:table-row table:style-name="ro1">
          <table:table-cell office:value-type="float" office:value="14" calcext:value-type="float">
            <text:p>1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4</text:p>
          </table:table-cell>
          <table:table-cell office:value-type="float" office:value="14" calcext:value-type="float">
            <text:p>1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සුභ පැතුම් පතක ආකෘතිය හදුන්වා දීම. /සුභ පැතුම් පත සෑදීම.</text:p>
          </table:table-cell>
          <table:table-cell office:value-type="string" calcext:value-type="string">
            <text:p>සුභ පැතුම් පත් නිර්මාණය යන පාඩමේ දී සුභ පැතුම් පතක් යනු කුමක් ද? යන්න අවබෝධය ලබා දීම. සුභ පැතුම් පත් සකසන අවස්ථා හඳුන්වා දීම. සුභ පැතුම් පතක පවතින ලක්ෂණ හඳුන්වා දීම හා නිදසුන් ලෙස සුභපැතුම් පතක් අධ්‍යනය කිරීම.</text:p>
          </table:table-cell>
          <table:table-cell table:style-name="ce3"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 සුභ පැතීම” යන්නට සමාන පදයක් නොවන්නේ?</text:p>
          </table:table-cell>
          <table:table-cell/>
          <table:table-cell office:value-type="string" calcext:value-type="string">
            <text:p>සතුට ප‍්‍රකාශ කි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ශංසා කි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 පැ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ගය ප‍්‍රකාශ කිරි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67" calcext:value-type="float">
            <text:p>67</text:p>
          </table:table-cell>
          <table:table-cell table:number-columns-repeated="2"/>
          <table:table-cell office:value-type="string" calcext:value-type="string">
            <text:p>සුභ පැතුම් පත් සාදන්නේ නැති අවස්ථාවක් වන්නේ?</text:p>
          </table:table-cell>
          <table:table-cell/>
          <table:table-cell office:value-type="string" calcext:value-type="string">
            <text:p>මංගල අවස්ථාව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මංගල්‍ය අවස්ථාව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පන් දින අවස්ථාව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භාගවෙන් සමත්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8" calcext:value-type="float">
            <text:p>68</text:p>
          </table:table-cell>
          <table:table-cell table:number-columns-repeated="2"/>
          <table:table-cell office:value-type="string" calcext:value-type="string">
            <text:p>ආශිර්වාද කිරිමේදී යොදන විරාම ලක්ෂණය හදුන්වන නම කුමක්ද?</text:p>
          </table:table-cell>
          <table:table-cell/>
          <table:table-cell office:value-type="string" calcext:value-type="string">
            <text:p>කොමා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තීමේ ලකු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මයාදි ලකු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ශ්නාර්ථ ලකු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69" calcext:value-type="float">
            <text:p>69</text:p>
          </table:table-cell>
          <table:table-cell table:number-columns-repeated="2"/>
          <table:table-cell office:value-type="string" calcext:value-type="string">
            <text:p>ගුරු දිනය සඳහා සුභ පැතුම් පතක් සෑදුවේ කවුරුන් විසින්ද?</text:p>
          </table:table-cell>
          <table:table-cell/>
          <table:table-cell office:value-type="string" calcext:value-type="string">
            <text:p>ශිවන්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ශෝධා</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ම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0" calcext:value-type="float">
            <text:p>70</text:p>
          </table:table-cell>
          <table:table-cell table:number-columns-repeated="2"/>
          <table:table-cell office:value-type="string" calcext:value-type="string">
            <text:p>ගුරු දිනයේ සුභ පැතුම් පත් ලැබු ගුරුතුමියගේ නම කුමක්ද?</text:p>
          </table:table-cell>
          <table:table-cell/>
          <table:table-cell office:value-type="string" calcext:value-type="string">
            <text:p>රම්‍යලතා ගුරුමෑණියන්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ම්‍යා ගුරුමෑණිය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තා ගුරුමෑණියන්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ල් ගුරුමෑණියන්ට</text:p>
          </table:table-cell>
          <table:table-cell office:value-type="float" office:value="0" calcext:value-type="float">
            <text:p>0</text:p>
          </table:table-cell>
          <table:table-cell table:style-name="ce2" table:number-columns-repeated="1006"/>
        </table:table-row>
        <table:table-row table:style-name="ro1">
          <table:table-cell office:value-type="float" office:value="15" calcext:value-type="float">
            <text:p>1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5</text:p>
          </table:table-cell>
          <table:table-cell office:value-type="float" office:value="15" calcext:value-type="float">
            <text:p>1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සුභ පැතුම් පත සෑදීම 2. /සුභ පැතුම් පත සෑදීම 3</text:p>
          </table:table-cell>
          <table:table-cell office:value-type="string" calcext:value-type="string">
            <text:p>උපන් දිනය සඳහා සුභ පැතුම් පතක් නිර්මාණය කිරීම. නව වසරට ආසිරි පැතීම සඳහා සුභ පැතුම් පතක් නිර්මාණය කිරීම. නීරෝගි සුවය පතා මුත්තණුවන්ට සුභ පැතුම් පතක් සැකසීම. උසස් අධ්‍යාපනයට විදේශ ගත වන අයියාට සුභ පැතුම් පතක් සැකසීම. වෙසක් ආසිරි පත් සැකසීම ආදී සුභ පැතුම් පත් නිර්මාණය.</text:p>
          </table:table-cell>
          <table:table-cell table:style-name="ce3"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අතීතයේදී භාවිතා කළ සන්නිවේදන ක‍්‍රමයක් නොවන්නේ?</text:p>
          </table:table-cell>
          <table:table-cell/>
          <table:table-cell office:value-type="string" calcext:value-type="string">
            <text:p>හූවක් කී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රය යැ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කථ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න්දේශ යැ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2" calcext:value-type="float">
            <text:p>72</text:p>
          </table:table-cell>
          <table:table-cell table:number-columns-repeated="2"/>
          <table:table-cell office:value-type="string" calcext:value-type="string">
            <text:p>තම යාහළුවාගේ උපන් දිනයට සුභ පැතුම් පතක් නිර්මාණය කළේ කවුද?</text:p>
          </table:table-cell>
          <table:table-cell/>
          <table:table-cell office:value-type="string" calcext:value-type="string">
            <text:p>නි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3" calcext:value-type="float">
            <text:p>73</text:p>
          </table:table-cell>
          <table:table-cell table:number-columns-repeated="2"/>
          <table:table-cell office:value-type="string" calcext:value-type="string">
            <text:p>තම මුත්තණුවන්ට ”ඉක්මන් සුවය පතා” ආශිර්වාදාත්මක සුභ පැතුමක් නිර්මාණය කළේ,</text:p>
          </table:table-cell>
          <table:table-cell/>
          <table:table-cell office:value-type="string" calcext:value-type="string">
            <text:p>නි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74" calcext:value-type="float">
            <text:p>74</text:p>
          </table:table-cell>
          <table:table-cell table:number-columns-repeated="2"/>
          <table:table-cell office:value-type="string" calcext:value-type="string">
            <text:p>තම වැඩිමහල් සහෝදරයා වෙනුවෙන් සුභ පැතුම් පතක් නිර්මිණය කළේ කවුද?</text:p>
          </table:table-cell>
          <table:table-cell/>
          <table:table-cell office:value-type="string" calcext:value-type="string">
            <text:p>නිර්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75" calcext:value-type="float">
            <text:p>75</text:p>
          </table:table-cell>
          <table:table-cell table:number-columns-repeated="2"/>
          <table:table-cell office:value-type="string" calcext:value-type="string">
            <text:p>ලොකුඅම්මා හා ලොකුතාත්තා වෙත සුභ පැතුම් පතක් නිර්මාණය කළේ කවුද?</text:p>
          </table:table-cell>
          <table:table-cell/>
          <table:table-cell office:value-type="string" calcext:value-type="string">
            <text:p>නිර්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ෂ</text:p>
          </table:table-cell>
          <table:table-cell office:value-type="float" office:value="0" calcext:value-type="float">
            <text:p>0</text:p>
          </table:table-cell>
          <table:table-cell table:style-name="ce2" table:number-columns-repeated="1006"/>
        </table:table-row>
        <table:table-row table:style-name="ro1">
          <table:table-cell office:value-type="float" office:value="16" calcext:value-type="float">
            <text:p>1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6</text:p>
          </table:table-cell>
          <table:table-cell office:value-type="float" office:value="16" calcext:value-type="float">
            <text:p>1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පෞද්ගලික ලිපියක ආකෘතිය කියා දීම ලිපි ලීවීම.</text:p>
          </table:table-cell>
          <table:table-cell office:value-type="string" calcext:value-type="string">
            <text:p>පෞද්ගලික ලිපි නිර්මාණය කිරීම යන පාඩම අධ්‍යනය කිරීමේ දී පෞද්ගලික ලිපි හුවමාරුව සිදු කරන්නේ කවුරුන් සමඟ ද? පෞද්ගලික ලිපියක තිබිය යුතු අංග හා පෞද්ගලික ලිපියක ආකෘතිය අධ්‍යනය කිරීම. පෞද්ගලික ලිපියක ආකෘතිය අධ්‍යනය කිරීම.</text:p>
          </table:table-cell>
          <table:table-cell table:style-name="ce3"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පෞද්ගලික ලිපියක තිබිය යුතු අංගයක් නොවන්නේ මින් කුමක්ද?</text:p>
          </table:table-cell>
          <table:table-cell/>
          <table:table-cell office:value-type="string" calcext:value-type="string">
            <text:p>ආශිර්වා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කා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මන්ත‍්‍රණ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වසා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77" calcext:value-type="float">
            <text:p>77</text:p>
          </table:table-cell>
          <table:table-cell office:value-type="string" calcext:value-type="string">
            <text:p>a)මාමාට - ආදරණීය මාමා වෙත \nb)අම්මාට -ආදරණීය අම්මා වෙත \nc)විදුහල්පතිතුමාට – ආදරණීය විදුහල්පතිතුමා වෙත</text:p>
          </table:table-cell>
          <table:table-cell/>
          <table:table-cell office:value-type="string" calcext:value-type="string">
            <text:p>ඉහත දැක්වු ආමන්ත‍්‍රණය තුළින් නොගැලපෙන ආමන්ත‍්‍රණය කුමක්ද?</text:p>
          </table:table-cell>
          <table:table-cell/>
          <table:table-cell office:value-type="string" calcext:value-type="string">
            <text:p>a</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b</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c</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b,c</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78" calcext:value-type="float">
            <text:p>78</text:p>
          </table:table-cell>
          <table:table-cell table:number-columns-repeated="2"/>
          <table:table-cell office:value-type="string" calcext:value-type="string">
            <text:p>ලිපිනයක් ලියා දැක්වීමේදී වැඩි වශයෙන් ලියා දක්වන විරාම ලක්ෂණය කුමක්ද?</text:p>
          </table:table-cell>
          <table:table-cell/>
          <table:table-cell office:value-type="string" calcext:value-type="string">
            <text:p>කොමා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ලි කොමා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මයාදි ලකුණ</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ශ්නාර්ථ ලකුණ</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79" calcext:value-type="float">
            <text:p>79</text:p>
          </table:table-cell>
          <table:table-cell table:number-columns-repeated="2"/>
          <table:table-cell office:value-type="string" calcext:value-type="string">
            <text:p>පෞද්ගලික ලිපියක තිබිය යුතු නිවැරදි ආකතිය පිළිවෙළින් දැක්වෙන පිළිතුර වන්නේ?</text:p>
          </table:table-cell>
          <table:table-cell/>
          <table:table-cell office:value-type="string" calcext:value-type="string">
            <text:p>ලිපිනය, ආමන්ත‍්‍රණය, ආශිර්වාදය, අන්තර්ගතය, අවසා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යවන්නාගේ ලිපිනය, ආශිර්වාදය, ආමන්ත‍්‍රණය, අන්තර්ගතය, යවන්නාගේ අත්ස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යවන්නාගේ ලිපිනය, ආමන්ත‍්‍රණය, අන්තර්ගතය, ආශිර්වාදය, අවසා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ලබන්නාගෙ ලිපිනය, ආශිර්වාදය, ආමන්ත‍්‍රණය, අන්තර්ගතය, යවන්නාගේ ලිපි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80" calcext:value-type="float">
            <text:p>80</text:p>
          </table:table-cell>
          <table:table-cell table:number-columns-repeated="2"/>
          <table:table-cell office:value-type="string" calcext:value-type="string">
            <text:p>පෞද්ගලික ලිපියක් ලිවීමේ දී සැලකිලිමත් වියයුතු කරුණු අතර මින් නොවැදගත් කරුණ වන්නේ?</text:p>
          </table:table-cell>
          <table:table-cell/>
          <table:table-cell office:value-type="string" calcext:value-type="string">
            <text:p>ලියන්නා කවුරුන් දැ’ යි ස`දහන් විය යුතු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ලබන්නා කවුරුන් දැ’ යි ස`දහන් විය යු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ලිපිය ලේඛන භාෂාවෙන් ම ලිවිය යුතු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ශිර්වාදයක්ද තිබිය යුතුය</text:p>
          </table:table-cell>
          <table:table-cell office:value-type="float" office:value="0" calcext:value-type="float">
            <text:p>0</text:p>
          </table:table-cell>
          <table:table-cell table:style-name="ce2" table:number-columns-repeated="1006"/>
        </table:table-row>
        <table:table-row table:style-name="ro1">
          <table:table-cell office:value-type="float" office:value="17" calcext:value-type="float">
            <text:p>1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3-ep1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චිචෙං චුලංගෙං යමු කිරි නෑනෝ</text:p>
          </table:table-cell>
          <table:table-cell office:value-type="string" calcext:value-type="string">
            <text:p>ලිපි ලීවීම 2./ලිපි ලීවීම 3.</text:p>
          </table:table-cell>
          <table:table-cell office:value-type="string" calcext:value-type="string">
            <text:p>ලිපි ලිවීම - දෙන ලද මාතෘකාවක් ඔස්සේ ලිපි ලිවීම. පාසලෙන් දුර බැහැර ප‍්‍රදේශයකට මාරුවක් ලබා ගිය සිංහල ගුරුතුමියට ලිපියක් ලිවීම. පාසලෙන් දුර බැහැර ප‍්‍රදේශයකට මාරුවක් ලබා ගිය සිංහල ගුරුතුමියට ලිපියක් ලිවීම. චිත‍්‍ර ප‍්‍රදර්ශනයක් නැරඹීමට පැමිණෙන මෙන් මිතුරෙක්ට ලිපියක් ලිවීම. ත්‍යාග ප‍්‍රදානෝත්සවය පිළිබඳ තොරතුරු සඳහන් කරමින් ලිපියක් ලිවීම.</text:p>
          </table:table-cell>
          <table:table-cell table:style-name="ce3"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පාසලෙන් දුර බැහැර ප්‍රදේශයකට මාරුවක් ලබා ගිය ගුරුතුමිය උගන්වනු ලබන විෂය කුමක් ද?</text:p>
          </table:table-cell>
          <table:table-cell/>
          <table:table-cell office:value-type="string" calcext:value-type="string">
            <text:p>සිංහ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ණි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ස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2" calcext:value-type="float">
            <text:p>82</text:p>
          </table:table-cell>
          <table:table-cell table:number-columns-repeated="2"/>
          <table:table-cell office:value-type="string" calcext:value-type="string">
            <text:p>චිත‍්‍ර හා මුර්ති ප‍්‍රදර්ශනය නැරඹීමට පැමිණෙන මෙන් දන්වා ලියුමක් යැවුවේ කාට ද?</text:p>
          </table:table-cell>
          <table:table-cell/>
          <table:table-cell office:value-type="string" calcext:value-type="string">
            <text:p>අම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භා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3" calcext:value-type="float">
            <text:p>83</text:p>
          </table:table-cell>
          <table:table-cell table:number-columns-repeated="2"/>
          <table:table-cell office:value-type="string" calcext:value-type="string">
            <text:p>විකුම් විසින් ලිපියක් ලියනු ලැබුවේ කා හට ද?</text:p>
          </table:table-cell>
          <table:table-cell/>
          <table:table-cell office:value-type="string" calcext:value-type="string">
            <text:p>අම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භා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4" calcext:value-type="float">
            <text:p>84</text:p>
          </table:table-cell>
          <table:table-cell table:number-columns-repeated="2"/>
          <table:table-cell office:value-type="string" calcext:value-type="string">
            <text:p>ළමා වැඩසටහන නරඹන ශිෂ්‍ය කවුද?</text:p>
          </table:table-cell>
          <table:table-cell/>
          <table:table-cell office:value-type="string" calcext:value-type="string">
            <text:p>සහ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5" calcext:value-type="float">
            <text:p>85</text:p>
          </table:table-cell>
          <table:table-cell table:number-columns-repeated="2"/>
          <table:table-cell office:value-type="string" calcext:value-type="string">
            <text:p>අටමස්ථාන වන්දනා කිරීමේ චාරිකාව <text:s/>යෑමට ආරාධනා කරන්නේ කා හටද?</text:p>
          </table:table-cell>
          <table:table-cell/>
          <table:table-cell office:value-type="string" calcext:value-type="string">
            <text:p>බා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ච්චිම්මා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න්දාට</text:p>
          </table:table-cell>
          <table:table-cell office:value-type="float" office:value="0" calcext:value-type="float">
            <text:p>0</text:p>
          </table:table-cell>
          <table:table-cell table:style-name="ce2" table:number-columns-repeated="1006"/>
        </table:table-row>
        <table:table-row table:style-name="ro1">
          <table:table-cell office:value-type="float" office:value="18" calcext:value-type="float">
            <text:p>1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18</text:p>
          </table:table-cell>
          <table:table-cell office:value-type="float" office:value="18" calcext:value-type="float">
            <text:p>1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s/>අක්ෂර මාලාව හා පිලි</text:p>
          </table:table-cell>
          <table:table-cell office:value-type="string" calcext:value-type="string">
            <text:p>“අක්ෂර මාලාව හා පිලි, අක්ෂර මාලාවේ විකාශනය හදුන්වා දීම. /නුතන අක්ෂර මාලාව උච්චාරණය”</text:p>
          </table:table-cell>
          <table:table-cell office:value-type="string" calcext:value-type="string">
            <text:p>සිංහල හෝඩියේ විකාශනය පිළිබඳ අධ්‍යනය කිරීම. මෙහිදී සිඳත් සඟරා හෝඩියේ විකාශනය පිළිබඳ කෙටියෙන් අධ්‍යනය කිරීම. ශුද්ධ සිංහල හෝඩිය මිශ‍්‍ර සිංහල හෝඩිය හා නුතන සිංහල හෝඩිය පිළිබඳ අධ්‍යනය කිරීම මෙන්ම හෝඩියේ පවතින ස්වර හා ව්‍යාඤ්ජන හඳුන්වා දීම.</text:p>
          </table:table-cell>
          <table:table-cell table:style-name="ce3"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සිංහල භාෂාවේ පැරණිතම ව්‍යාකරණ ග‍්‍රන්ථය කුමක්ද?</text:p>
          </table:table-cell>
          <table:table-cell/>
          <table:table-cell office:value-type="string" calcext:value-type="string">
            <text:p>සද්ධර්මාලංකා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සිළුමි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ත් සඟරා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වංශ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7" calcext:value-type="float">
            <text:p>87</text:p>
          </table:table-cell>
          <table:table-cell table:number-columns-repeated="2"/>
          <table:table-cell office:value-type="string" calcext:value-type="string">
            <text:p>සිදත් සඟරාවේ හෝඩියේ අක්ෂර ගණන කීයද?</text:p>
          </table:table-cell>
          <table:table-cell/>
          <table:table-cell office:value-type="float" office:value="32" calcext:value-type="float">
            <text:p>3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40" calcext:value-type="float">
            <text:p>4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8" calcext:value-type="float">
            <text:p>88</text:p>
          </table:table-cell>
          <table:table-cell table:number-columns-repeated="2"/>
          <table:table-cell office:value-type="string" calcext:value-type="string">
            <text:p>ශුද්ධ සිංහල හෝඩියේ අක්ෂර කීයද?</text:p>
          </table:table-cell>
          <table:table-cell/>
          <table:table-cell office:value-type="float" office:value="32" calcext:value-type="float">
            <text:p>3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40" calcext:value-type="float">
            <text:p>4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89" calcext:value-type="float">
            <text:p>89</text:p>
          </table:table-cell>
          <table:table-cell table:number-columns-repeated="2"/>
          <table:table-cell office:value-type="string" calcext:value-type="string">
            <text:p>මිශ‍්‍ර සිංහල හෝඩියේ අක්ෂර කීයද?</text:p>
          </table:table-cell>
          <table:table-cell/>
          <table:table-cell office:value-type="float" office:value="32" calcext:value-type="float">
            <text:p>3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40" calcext:value-type="float">
            <text:p>4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90" calcext:value-type="float">
            <text:p>90</text:p>
          </table:table-cell>
          <table:table-cell table:number-columns-repeated="2"/>
          <table:table-cell office:value-type="string" calcext:value-type="string">
            <text:p>නුතන සිංහල හෝඩියේ අක්ෂර ගණන කීයද?</text:p>
          </table:table-cell>
          <table:table-cell/>
          <table:table-cell office:value-type="float" office:value="32" calcext:value-type="float">
            <text:p>3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60" calcext:value-type="float">
            <text:p>6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30" calcext:value-type="float">
            <text:p>3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 calcext:value-type="float">
            <text:p>54</text:p>
          </table:table-cell>
          <table:table-cell office:value-type="float" office:value="0" calcext:value-type="float">
            <text:p>0</text:p>
          </table:table-cell>
          <table:table-cell table:style-name="ce2" table:number-columns-repeated="1006"/>
        </table:table-row>
        <table:table-row table:style-name="ro1">
          <table:table-cell office:value-type="float" office:value="19" calcext:value-type="float">
            <text:p>1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19</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සිංහල අක්ෂර මාලාව වර්ගීකරණය. /ස්වර පිළිබඳ අවබෝධය.</text:p>
          </table:table-cell>
          <table:table-cell office:value-type="string" calcext:value-type="string">
            <text:p>ප‍්‍රධාන වශයෙන් අක්ෂර බෙදෙන කොටස් හඳුනා ගැනීම. (ස්වර හා ව්‍යාඤ්ජන ලෙස). ස්වර අක්ෂර බෙදෙන ප‍්‍රධාන වර්ගීකරණය හඳුනා ගැනීම. (කෙටි ස්වර හා දීර්ඝ ස්වර). ස්වර අක්ෂර යනු කුමක් දැයි හඳුනා ගැනීම. ස්වර අක්ෂර මුලට යෙදී ආරම්භ වන වචන හඳුනා ගැනීම.</text:p>
          </table:table-cell>
          <table:table-cell table:style-name="ce3"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සිංහල අක්ෂර මාලාවේ ප‍්‍රධාන වශයෙන් බෙදෙන කොටස් 02 පිළිවලින් සපයන පිළිතුර වන්නේ</text:p>
          </table:table-cell>
          <table:table-cell/>
          <table:table-cell office:value-type="string" calcext:value-type="string">
            <text:p>ස්වර හා ව්‍යාඤ්ජන අක්ෂ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 හා අල්පප‍්‍රාණ අක්ෂ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 හා අල්පප‍්‍රාණ අක්ෂ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ර හා අර්ධ ස්ව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92" calcext:value-type="float">
            <text:p>92</text:p>
          </table:table-cell>
          <table:table-cell table:number-columns-repeated="2"/>
          <table:table-cell office:value-type="string" calcext:value-type="string">
            <text:p>කෙටි ස්වරයක් වන්නේ මින් කුමක්ද?</text:p>
          </table:table-cell>
          <table:table-cell/>
          <table:table-cell office:value-type="string" calcext:value-type="string">
            <text:p>ඉ</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ඌ</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93" calcext:value-type="float">
            <text:p>93</text:p>
          </table:table-cell>
          <table:table-cell table:number-columns-repeated="2"/>
          <table:table-cell office:value-type="string" calcext:value-type="string">
            <text:p>ස්වරයක් සහිත වචනයක් වන්නේ</text:p>
          </table:table-cell>
          <table:table-cell/>
          <table:table-cell office:value-type="string" calcext:value-type="string">
            <text:p>ඔංචිල්ලා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රග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94" calcext:value-type="float">
            <text:p>94</text:p>
          </table:table-cell>
          <table:table-cell table:number-columns-repeated="2"/>
          <table:table-cell office:value-type="string" calcext:value-type="string">
            <text:p>දිර්ඝ ස්වරයක් සහිත වචනයක් වන්නේ</text:p>
          </table:table-cell>
          <table:table-cell/>
          <table:table-cell office:value-type="string" calcext:value-type="string">
            <text:p>ගෙ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ඊත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95" calcext:value-type="float">
            <text:p>95</text:p>
          </table:table-cell>
          <table:table-cell table:number-columns-repeated="2"/>
          <table:table-cell office:value-type="string" calcext:value-type="string">
            <text:p>”සෘජුකෝණාස‍්‍රය” යන වචනයේ තද කළු දැක්වෙන අක්ෂරය අයත් වර්ගය කුමක්ද?</text:p>
          </table:table-cell>
          <table:table-cell/>
          <table:table-cell office:value-type="string" calcext:value-type="string">
            <text:p>කෙටි ස්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ඝ ස්ව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 අක්ෂ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 අක්ෂර</text:p>
          </table:table-cell>
          <table:table-cell office:value-type="float" office:value="0" calcext:value-type="float">
            <text:p>0</text:p>
          </table:table-cell>
          <table:table-cell table:style-name="ce2" table:number-columns-repeated="1006"/>
        </table:table-row>
        <table:table-row table:style-name="ro1">
          <table:table-cell office:value-type="float" office:value="20" calcext:value-type="float">
            <text:p>2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20</text:p>
          </table:table-cell>
          <table:table-cell office:value-type="float" office:value="20" calcext:value-type="float">
            <text:p>2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ව්‍යාඤ්ජන පිළිබඳ අවබෝධය. /හෝඩියේ ඇති ව්‍යාඤ්ජන හදුනා ගැනීම.</text:p>
          </table:table-cell>
          <table:table-cell office:value-type="string" calcext:value-type="string">
            <text:p>ව්‍යාඤ්ජන අක්ෂර හඳුනා ගැනීම. ව්‍යාඤ්ජන අක්ෂර නිර්මාණය වන ආකාරය අධ්‍යනය කිරීම. හල් ව නොයෙදෙන ව්‍යාඤ්ජන අක්ෂර හඳුනා ගැනීම. ව්‍යාඤ්ජන වර්ගීකරණය අධ්‍යනය කිරීම. (අල්පප‍්‍රාණ, මහප‍්‍රාණ, සඤ්ඤක ලෙස).</text:p>
          </table:table-cell>
          <table:table-cell table:style-name="ce3"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තනිව උච්චාරණය කළ නොහැකි අක්ෂර මාලාව මේ නමින් හඳුන්වයි</text:p>
          </table:table-cell>
          <table:table-cell/>
          <table:table-cell office:value-type="string" calcext:value-type="string">
            <text:p>ස්ව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ඤ්ඤක</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97" calcext:value-type="float">
            <text:p>97</text:p>
          </table:table-cell>
          <table:table-cell table:number-columns-repeated="2"/>
          <table:table-cell office:value-type="string" calcext:value-type="string">
            <text:p>අල්පප‍්‍රාණ අක්ෂර ගණන කීයද?</text:p>
          </table:table-cell>
          <table:table-cell/>
          <table:table-cell office:value-type="float" office:value="5" calcext:value-type="float">
            <text:p>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20" calcext:value-type="float">
            <text:p>20</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98" calcext:value-type="float">
            <text:p>98</text:p>
          </table:table-cell>
          <table:table-cell table:number-columns-repeated="2"/>
          <table:table-cell office:value-type="string" calcext:value-type="string">
            <text:p>මහාප‍්‍රාණ අක්ෂර ගණන කීයද?</text:p>
          </table:table-cell>
          <table:table-cell/>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5" calcext:value-type="float">
            <text:p>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26" calcext:value-type="float">
            <text:p>26</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99" calcext:value-type="float">
            <text:p>99</text:p>
          </table:table-cell>
          <table:table-cell table:number-columns-repeated="2"/>
          <table:table-cell office:value-type="string" calcext:value-type="string">
            <text:p>සඤ්ඤක අක්ෂර ගණන කීයද?</text:p>
          </table:table-cell>
          <table:table-cell/>
          <table:table-cell office:value-type="float" office:value="10" calcext:value-type="float">
            <text:p>10</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5" calcext:value-type="float">
            <text:p>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float" office:value="7" calcext:value-type="float">
            <text:p>7</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00" calcext:value-type="float">
            <text:p>100</text:p>
          </table:table-cell>
          <table:table-cell table:number-columns-repeated="2"/>
          <table:table-cell office:value-type="string" calcext:value-type="string">
            <text:p>අල්පප‍්‍රාණ හා මහාප‍්‍රණ වැරදියට යෙදී ඇති ගැලපුම තෝරන්න</text:p>
          </table:table-cell>
          <table:table-cell/>
          <table:table-cell office:value-type="string" calcext:value-type="string">
            <text:p>ක - ඛ</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ග - ඟ</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ද - ධ</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 - ඝ</text:p>
          </table:table-cell>
          <table:table-cell office:value-type="float" office:value="0" calcext:value-type="float">
            <text:p>0</text:p>
          </table:table-cell>
          <table:table-cell table:style-name="ce2" table:number-columns-repeated="1006"/>
        </table:table-row>
        <table:table-row table:style-name="ro1">
          <table:table-cell office:value-type="float" office:value="21" calcext:value-type="float">
            <text:p>2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21</text:p>
          </table:table-cell>
          <table:table-cell office:value-type="float" office:value="21" calcext:value-type="float">
            <text:p>2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පිල්ලම් වර්ගීකරණය 1. /පිල්ලම් වර්ගීකරණය 2.</text:p>
          </table:table-cell>
          <table:table-cell office:value-type="string" calcext:value-type="string">
            <text:p>පිල්ලම් හඳුනා ගැනීම. පිල්ලම් නිර්මාණය වන ආකාරය හඳුනා ගැනීම. පිල්ලම් වර්ගීකරණය හඳුනා ගැනීම. (ඇලපිල්ල, ඇදය, දීර්ඝ ඇදය ආදී වශයෙන්) මෙම පිල්ලම් සමඟ යෙදෙන වචන කිහිපයක් සෑම පිල්ලමක් යටතේ අධ්‍යනය කිරීම.</text:p>
          </table:table-cell>
          <table:table-cell table:style-name="ce3"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 මෙම පිල්ලම හඳුන්වන නාමය කුමක්ද?</text:p>
          </table:table-cell>
          <table:table-cell/>
          <table:table-cell office:value-type="string" calcext:value-type="string">
            <text:p>ඇලපිල්ල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පිල්ල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ස්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බු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2" calcext:value-type="float">
            <text:p>102</text:p>
          </table:table-cell>
          <table:table-cell table:number-columns-repeated="2"/>
          <table:table-cell office:value-type="string" calcext:value-type="string">
            <text:p>”ෑ” මෙම පිල්ලම හඳුන්වන නාමය කුමක්ද?</text:p>
          </table:table-cell>
          <table:table-cell/>
          <table:table-cell office:value-type="string" calcext:value-type="string">
            <text:p>ඇල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ඝ ඇද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03" calcext:value-type="float">
            <text:p>103</text:p>
          </table:table-cell>
          <table:table-cell table:number-columns-repeated="2"/>
          <table:table-cell office:value-type="string" calcext:value-type="string">
            <text:p>” ගැටපිල්ල” සහිත වචනය තෝරන්න</text:p>
          </table:table-cell>
          <table:table-cell/>
          <table:table-cell office:value-type="string" calcext:value-type="string">
            <text:p>කුරහ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ඖෂධ</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ඹි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4" calcext:value-type="float">
            <text:p>104</text:p>
          </table:table-cell>
          <table:table-cell table:number-columns-repeated="2"/>
          <table:table-cell office:value-type="string" calcext:value-type="string">
            <text:p>”වැහැරෙනවා” යන වචනයක් ඇති පිල්ලම් වර්ග පිළිවෙලින් දක්වා ඇත්තේ</text:p>
          </table:table-cell>
          <table:table-cell/>
          <table:table-cell office:value-type="string" calcext:value-type="string">
            <text:p>කොම්බුව, ඇලපිල්ල, ඇ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දය, කොම්බුව, ඇලපිල්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දය, ඇලපිල්ල, කොම්බු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දය, පාපිල්ල, ඇලපිල්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05" calcext:value-type="float">
            <text:p>105</text:p>
          </table:table-cell>
          <table:table-cell table:number-columns-repeated="2"/>
          <table:table-cell office:value-type="string" calcext:value-type="string">
            <text:p>කොම්බුව හා ගයනුකිත්ත සහිත වචනයක් නිවැරදිව තෝරන්න</text:p>
          </table:table-cell>
          <table:table-cell/>
          <table:table-cell office:value-type="string" calcext:value-type="string">
            <text:p>කෘමි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කාගාර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2" calcext:value-type="float">
            <text:p>2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4-ep22</text:p>
          </table:table-cell>
          <table:table-cell office:value-type="float" office:value="22" calcext:value-type="float">
            <text:p>2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අක්ෂර මාලාව හා පිලි</text:p>
          </table:table-cell>
          <table:table-cell office:value-type="string" calcext:value-type="string">
            <text:p>අභ්‍යාස කිරීම.</text:p>
          </table:table-cell>
          <table:table-cell office:value-type="string" calcext:value-type="string">
            <text:p>හෝඩිය, ස්වර හා ව්‍යාඤ්ජන පිළිබඳ ඉගෙන ගත් දැනුම තුළින් අභ්‍යාස සිදු කිරීම. ස්වර අකුරු මුලට යෙදෙන වචන ලිවීම. ව්‍යාඤ්ජන අක්ෂර මුලට යෙදෙන වචන ලිවීම. පිල්ලම් ආශ‍්‍රිත අභ්‍යාස සිදු කිරීම.</text:p>
          </table:table-cell>
          <table:table-cell table:style-name="ce3"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ස්වරයක් මුලට යෙදී ආරම්භ වන වචනය තෝරන්න.</text:p>
          </table:table-cell>
          <table:table-cell/>
          <table:table-cell office:value-type="string" calcext:value-type="string">
            <text:p>තාත්තා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ටයර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ල්ල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07" calcext:value-type="float">
            <text:p>107</text:p>
          </table:table-cell>
          <table:table-cell table:number-columns-repeated="2"/>
          <table:table-cell office:value-type="string" calcext:value-type="string">
            <text:p>ව්‍යාඤ්ජන අක්ෂරයක් මුලට යෙදී ආරම්භ වන පදය තෝරන්න</text:p>
          </table:table-cell>
          <table:table-cell/>
          <table:table-cell office:value-type="string" calcext:value-type="string">
            <text:p>ඒ දණ්ඩ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ඔංචිල්ලා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ය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8" calcext:value-type="float">
            <text:p>108</text:p>
          </table:table-cell>
          <table:table-cell table:number-columns-repeated="2"/>
          <table:table-cell office:value-type="string" calcext:value-type="string">
            <text:p>අක්ෂර මාලාව බෙදෙන ප‍්‍රධාන කොටස් 02 කුමක් ද?</text:p>
          </table:table-cell>
          <table:table-cell/>
          <table:table-cell office:value-type="string" calcext:value-type="string">
            <text:p>ස්වර, ව්‍යාඤ්ජන <text:s text:c="4"/></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වර, අල්පප‍්‍රාණ <text:s text:c="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ව්‍යාඤ්ජන, අල්පප‍්‍රාණ <text:s text:c="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වර, මහප‍්‍රා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09" calcext:value-type="float">
            <text:p>109</text:p>
          </table:table-cell>
          <table:table-cell table:number-columns-repeated="2"/>
          <table:table-cell office:value-type="string" calcext:value-type="string">
            <text:p>ඇලපිල්ල, හල් කිරීම යන පිලි වර්ග පිළිවලින් ඇති රූපය තෝරන්න</text:p>
          </table:table-cell>
          <table:table-cell/>
          <table:table-cell office:value-type="string" calcext:value-type="string">
            <text:p>කාක්කා <text:s text:c="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 සෑම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0" calcext:value-type="float">
            <text:p>110</text:p>
          </table:table-cell>
          <table:table-cell table:number-columns-repeated="2"/>
          <table:table-cell office:value-type="string" calcext:value-type="string">
            <text:p>කොම්බුව, ගයනුකිත්ත හා හල් කිරීම පිළිවෙලින් ඇති පිළිතුර වනුයේ</text:p>
          </table:table-cell>
          <table:table-cell/>
          <table:table-cell office:value-type="string" calcext:value-type="string">
            <text:p>කෞශල්‍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ඖචිත්‍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යෙන්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3" calcext:value-type="float">
            <text:p>2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3</text:p>
          </table:table-cell>
          <table:table-cell office:value-type="float" office:value="23" calcext:value-type="float">
            <text:p>2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නාමපද ගොඩනැගීම හදුන්වා දීම. /නාම පදයක් හදුන්වා වර්ගීකරණය.</text:p>
          </table:table-cell>
          <table:table-cell office:value-type="string" calcext:value-type="string">
            <text:p>නාම පද හා එහි ප‍්‍රභේද යන පාඩමේ දී පද යනු මොනවා ද? පද වර්ගීකරණය කෙටියෙන් දැක්වීම. නාම පද යනු කුමක් ද හඳුන්වා දීම. නාම පදයක පොදු ලක්ෂණ ඉගෙනීම. නාම පද යෙදෙන අයුරු හඳුන්වා දීම. නාම පද පුද්ගලයින්, ද්‍රව්‍ය, ස්ථාන, සත්ත්ව ආදී ලෙස වෙන් වෙන් වශයෙන් හඳුන්වා දීම.</text:p>
          </table:table-cell>
          <table:table-cell table:style-name="ce3"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පුද්ගල නාම පදයක් නොවන්නේ මින් කුමක් ද?</text:p>
          </table:table-cell>
          <table:table-cell/>
          <table:table-cell office:value-type="string" calcext:value-type="string">
            <text:p>මම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ලය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ත්තා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2" calcext:value-type="float">
            <text:p>112</text:p>
          </table:table-cell>
          <table:table-cell table:number-columns-repeated="2"/>
          <table:table-cell office:value-type="string" calcext:value-type="string">
            <text:p>සත්ව නාමයක් නොවන්නේ මින් කුමක් ද?</text:p>
          </table:table-cell>
          <table:table-cell/>
          <table:table-cell office:value-type="string" calcext:value-type="string">
            <text:p>ගිර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ල <text:s text:c="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ඹු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3" calcext:value-type="float">
            <text:p>113</text:p>
          </table:table-cell>
          <table:table-cell table:number-columns-repeated="2"/>
          <table:table-cell office:value-type="string" calcext:value-type="string">
            <text:p>ද්‍රව්‍ය නාමයක් සඳහන් වරණය තෝරන්න</text:p>
          </table:table-cell>
          <table:table-cell/>
          <table:table-cell office:value-type="string" calcext:value-type="string">
            <text:p>බල්ලා, පූසා, හාවා, ලේ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ඔබ, පොත, පෑ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සල, පන්සල, රෝහල, කොළඹ</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ම්මා, මහරගම, කපුටා, රෝහ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14" calcext:value-type="float">
            <text:p>114</text:p>
          </table:table-cell>
          <table:table-cell table:number-columns-repeated="2"/>
          <table:table-cell office:value-type="string" calcext:value-type="string">
            <text:p>ස්ථාන නාමයක් නොවන පිළිතුර තෝරන්න</text:p>
          </table:table-cell>
          <table:table-cell/>
          <table:table-cell office:value-type="string" calcext:value-type="string">
            <text:p>රෝහල <text:s text:c="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ල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 <text:s text:c="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15" calcext:value-type="float">
            <text:p>115</text:p>
          </table:table-cell>
          <table:table-cell table:number-columns-repeated="2"/>
          <table:table-cell office:value-type="string" calcext:value-type="string">
            <text:p>පුද්ගල නාමයක් අන්තර්ගත වන වාක්‍ය තෝරන්න</text:p>
          </table:table-cell>
          <table:table-cell/>
          <table:table-cell office:value-type="string" calcext:value-type="string">
            <text:p>නරියා කැලෑවේ වාසය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හල වසා ඇ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මා ගී කිය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ලියා වැට පෙර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4" calcext:value-type="float">
            <text:p>2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4</text:p>
          </table:table-cell>
          <table:table-cell office:value-type="float" office:value="24" calcext:value-type="float">
            <text:p>24</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නාමපද වල වචන භේදය හදුන්වා දීම.</text:p>
          </table:table-cell>
          <table:table-cell office:value-type="string" calcext:value-type="string">
            <text:p>නාම පද විවිධ ප‍්‍රභේද යටතේ වර්ගීකරණයට ලක්වේ. ඒක වචන බහු වචන ලෙස ප‍්‍රධාන වශයෙන් වර්ගීකරණය වේ. බහු වචන නාම පද හා ඒක වචන නාම පද වෙන වෙනම අධ්‍යනය කිරීම. ඒක වචන බහු වචන බවට පත් කිරීම හා බහු වචන නාම පද ඒක වචන බවට පත් කිරීම. කෙටි අභ්‍යාසයක් සිදු කිරීම.</text:p>
          </table:table-cell>
          <table:table-cell table:style-name="ce3"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ඒක වචන නාමපදයක් සහිත පිළිතුර තෝරන්න</text:p>
          </table:table-cell>
          <table:table-cell/>
          <table:table-cell office:value-type="string" calcext:value-type="string">
            <text:p>ගස්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 <text:s text:c="6"/></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තු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117" calcext:value-type="float">
            <text:p>117</text:p>
          </table:table-cell>
          <table:table-cell table:number-columns-repeated="2"/>
          <table:table-cell office:value-type="string" calcext:value-type="string">
            <text:p>බහු වචන නාමපදයක් සහිත පිළිතුර තෝරන්න</text:p>
          </table:table-cell>
          <table:table-cell/>
          <table:table-cell office:value-type="string" calcext:value-type="string">
            <text:p>ළමයා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පුටා <text:s text:c="7"/></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ල්වතු <text:s text:c="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මාරි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118" calcext:value-type="float">
            <text:p>118</text:p>
          </table:table-cell>
          <table:table-cell table:number-columns-repeated="2"/>
          <table:table-cell office:value-type="string" calcext:value-type="string">
            <text:p>පණ ඇති ඒක වචන නාමපද සහිත පිළිතුර තෝරන්න</text:p>
          </table:table-cell>
          <table:table-cell/>
          <table:table-cell office:value-type="string" calcext:value-type="string">
            <text:p>මල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යතුර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හස්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office:value-type="float" office:value="119" calcext:value-type="float">
            <text:p>119</text:p>
          </table:table-cell>
          <table:table-cell table:number-columns-repeated="2"/>
          <table:table-cell office:value-type="string" calcext:value-type="string">
            <text:p>පණ ඇති බහු වචන නාමපදයක් සහිත පිළිතුර තෝරන්න</text:p>
          </table:table-cell>
          <table:table-cell/>
          <table:table-cell office:value-type="string" calcext:value-type="string">
            <text:p>කෙසෙල් ගස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හල <text:s text:c="7"/></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යා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පි</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office:value-type="float" office:value="120" calcext:value-type="float">
            <text:p>120</text:p>
          </table:table-cell>
          <table:table-cell table:number-columns-repeated="2"/>
          <table:table-cell office:value-type="string" calcext:value-type="string">
            <text:p>ඒක වචන නාම පදය සහිත පිළිතුර තෝරන්න</text:p>
          </table:table-cell>
          <table:table-cell/>
          <table:table-cell office:value-type="string" calcext:value-type="string">
            <text:p>නිවාස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ව්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න්දිර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ය</text:p>
          </table:table-cell>
          <table:table-cell office:value-type="float" office:value="1" calcext:value-type="float">
            <text:p>1</text:p>
          </table:table-cell>
          <table:table-cell table:style-name="ce2" table:number-columns-repeated="1006"/>
        </table:table-row>
        <table:table-row table:style-name="ro1">
          <table:table-cell office:value-type="float" office:value="25" calcext:value-type="float">
            <text:p>2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5</text:p>
          </table:table-cell>
          <table:table-cell office:value-type="float" office:value="25" calcext:value-type="float">
            <text:p>25</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නාමපද වල ලිංග භේදය හදුන්වා දීම.</text:p>
          </table:table-cell>
          <table:table-cell office:value-type="string" calcext:value-type="string">
            <text:p>නාම පද වල ලිංග භේදය පිළිබඳ අධ්‍යනය කිරීම. පුරුෂ ලිංග, ස්ත‍්‍රී ලිංගය, නපුසංක ලිංගය යන ලිංග භේද පිළිබඳ අධ්‍යනය කිරීම. ස්ත‍්‍රී ලිංග නාම පදවල පුරුෂ ලිංග නාම පදය ලියා දැක්වීම. නාම පද පුරුෂ ලිංගය අනුව වර්ගීකරණය. උත්තම පුරුෂ, මධ්‍යම පුරුෂ, ප‍්‍රථම පුරුෂ වශයෙන් පුරුෂ ත්‍රිත්වය අධ්‍යනය කිරීම. මෙම ඉගැන්වීම් ආශ‍්‍රිතව වාක්‍ය වල හිස්තැන් පිරවීම.</text:p>
          </table:table-cell>
          <table:table-cell table:style-name="ce3"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නාමපදවල ලිංග භේදයට අයත් නොවන්නේ</text:p>
          </table:table-cell>
          <table:table-cell/>
          <table:table-cell office:value-type="string" calcext:value-type="string">
            <text:p>පුරුෂ ලිංග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ර ලිංග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ක ලිංග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22" calcext:value-type="float">
            <text:p>122</text:p>
          </table:table-cell>
          <table:table-cell table:number-columns-repeated="2"/>
          <table:table-cell office:value-type="string" calcext:value-type="string">
            <text:p>නාමපදවල පුරුෂ භේදයට අයත් නොවන්නේ කුමක් ද?</text:p>
          </table:table-cell>
          <table:table-cell/>
          <table:table-cell office:value-type="string" calcext:value-type="string">
            <text:p>උත්තම පුරුෂ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ධ්‍යම පුරුෂ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ථම පුරුෂ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ය පද</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23" calcext:value-type="float">
            <text:p>123</text:p>
          </table:table-cell>
          <table:table-cell table:number-columns-repeated="2"/>
          <table:table-cell office:value-type="string" calcext:value-type="string">
            <text:p>පුරුෂ ලිංගයට අයත් <text:s/>නාමපදයක් නොවන්නේ කුමක් ද?</text:p>
          </table:table-cell>
          <table:table-cell/>
          <table:table-cell office:value-type="string" calcext:value-type="string">
            <text:p>මිනිසා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ලා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චි</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24" calcext:value-type="float">
            <text:p>124</text:p>
          </table:table-cell>
          <table:table-cell table:number-columns-repeated="2"/>
          <table:table-cell office:value-type="string" calcext:value-type="string">
            <text:p>ස්ත‍්‍රී ලිංග නාමපදයක් නොවන්නේ මින් කුමක් ද?</text:p>
          </table:table-cell>
          <table:table-cell/>
          <table:table-cell office:value-type="string" calcext:value-type="string">
            <text:p>පියා <text:s text:c="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කා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චි</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5" calcext:value-type="float">
            <text:p>125</text:p>
          </table:table-cell>
          <table:table-cell table:number-columns-repeated="2"/>
          <table:table-cell office:value-type="string" calcext:value-type="string">
            <text:p>උත්තම පුරුෂ, මධ්‍යම පුරුෂ, ප‍්‍රථම පුරුෂ ඒක වචන නාම පද පිළිවලින් ඇති වරණය තෝරන්න</text:p>
          </table:table-cell>
          <table:table-cell/>
          <table:table-cell office:value-type="string" calcext:value-type="string">
            <text:p>මම, ඔබ , මිනිසා</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 ඔබ, මිනි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ඔබ, මම, මිනි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නිසා, ඔබ, මම</text:p>
          </table:table-cell>
          <table:table-cell office:value-type="float" office:value="0" calcext:value-type="float">
            <text:p>0</text:p>
          </table:table-cell>
          <table:table-cell table:style-name="ce2" table:number-columns-repeated="1006"/>
        </table:table-row>
        <table:table-row table:style-name="ro1">
          <table:table-cell office:value-type="float" office:value="26" calcext:value-type="float">
            <text:p>2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6</text:p>
          </table:table-cell>
          <table:table-cell office:value-type="float" office:value="26" calcext:value-type="float">
            <text:p>26</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ලිංග භේදය හා වචන භේදය මිශ‍්‍රව අභ්‍යාස කිරීම.</text:p>
          </table:table-cell>
          <table:table-cell office:value-type="string" calcext:value-type="string">
            <text:p>නාම පද වල වර්ගීකරණය යටතේ උගත් දෑ සමාලෝචනය කිරීම. ඒක වචන නාම පද බහු වචන බවට පත් කිරීම. බහු වචන නාම පද ඒක වචන බවට පත් කිරීම. ස්ත්‍රී ලිංග හා පුරුෂ ලිංග භේදය සලකමින් බෙදා වෙන් කිරීමේ අභ්‍යාස සිදු කිරීම. නාම පද වල පුරුෂ භේදය සලකමින් අභ්‍යාස සිදු කිරීම.</text:p>
          </table:table-cell>
          <table:table-cell table:style-name="ce3" office:value-type="time" office:time-value="PT01H00M00S" calcext:value-type="time">
            <text:p>01:00:00</text:p>
          </table:table-cell>
          <table:table-cell office:value-type="float" office:value="126" calcext:value-type="float">
            <text:p>126</text:p>
          </table:table-cell>
          <table:table-cell table:number-columns-repeated="2"/>
          <table:table-cell office:value-type="string" calcext:value-type="string">
            <text:p>ඒක වචන පදයට නිවැරදි බහු වචන පදය යෙදී ඇති වරණය තෝරන්න</text:p>
          </table:table-cell>
          <table:table-cell/>
          <table:table-cell office:value-type="string" calcext:value-type="string">
            <text:p>පිළිතුර - <text:s/>පිළිතුරු</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නිසා - <text:s/>මිසිසු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 <text:s/>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හාවා - <text:s/>හාව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7" calcext:value-type="float">
            <text:p>127</text:p>
          </table:table-cell>
          <table:table-cell table:number-columns-repeated="2"/>
          <table:table-cell office:value-type="string" calcext:value-type="string">
            <text:p>බහුවචන පදයට නිවැරදි ඒක වචන පදය යෙදී ඇති වරණය තෝරන්න</text:p>
          </table:table-cell>
          <table:table-cell/>
          <table:table-cell office:value-type="string" calcext:value-type="string">
            <text:p>ගුරුවරු - <text:s/>ගුරුවරු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ණික් - <text:s/>මැණික</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හාවෝ - <text:s/>හාව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ඉබ්බා - <text:s/>ඉබ්බ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8" calcext:value-type="float">
            <text:p>128</text:p>
          </table:table-cell>
          <table:table-cell table:number-columns-repeated="2"/>
          <table:table-cell office:value-type="string" calcext:value-type="string">
            <text:p>නිවැරදිව ස්ත‍්‍රී ලිංග හා පුරුෂ ලිංග පද සහිත වරණය තෝරන්න</text:p>
          </table:table-cell>
          <table:table-cell/>
          <table:table-cell office:value-type="string" calcext:value-type="string">
            <text:p>භික්ෂුව - සාමණේ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ගි <text:s/>- <text:s/>මල්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ක්කා - <text:s/>අම්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ත්තා - අප්පච්චි</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29" calcext:value-type="float">
            <text:p>129</text:p>
          </table:table-cell>
          <table:table-cell table:number-columns-repeated="2"/>
          <table:table-cell office:value-type="string" calcext:value-type="string">
            <text:p>ස්ත‍්‍රී ලිංග පද පමණක් ඇති වරණය තෝරන්න</text:p>
          </table:table-cell>
          <table:table-cell/>
          <table:table-cell office:value-type="string" calcext:value-type="string">
            <text:p>සිංහයා, කොටිදෙන, එළදෙ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ගි, නෑනා, නැන්දා</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බල්ලා, පූසා, මාළු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යියා, මල්ලී, තා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0" calcext:value-type="float">
            <text:p>130</text:p>
          </table:table-cell>
          <table:table-cell table:number-columns-repeated="2"/>
          <table:table-cell office:value-type="string" calcext:value-type="string">
            <text:p>නිවැරදි වාක්‍ය තෝරන්න</text:p>
          </table:table-cell>
          <table:table-cell/>
          <table:table-cell office:value-type="string" calcext:value-type="string">
            <text:p>අපි පාසල්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 ගෙදර වැඩ කර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ඹ වැඩ ක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 කිරි බොයි</text:p>
          </table:table-cell>
          <table:table-cell office:value-type="float" office:value="0" calcext:value-type="float">
            <text:p>0</text:p>
          </table:table-cell>
          <table:table-cell table:style-name="ce2" table:number-columns-repeated="1006"/>
        </table:table-row>
        <table:table-row table:style-name="ro1">
          <table:table-cell office:value-type="float" office:value="27" calcext:value-type="float">
            <text:p>2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5-ep27</text:p>
          </table:table-cell>
          <table:table-cell office:value-type="float" office:value="27" calcext:value-type="float">
            <text:p>27</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නාමපද හා එහි ප‍්‍රභේද</text:p>
          </table:table-cell>
          <table:table-cell office:value-type="string" calcext:value-type="string">
            <text:p>උක්ත අනුක්ත භේදය හදුන්වා දීම. /ලිඛිත අභ්‍යාස කිරීම.</text:p>
          </table:table-cell>
          <table:table-cell office:value-type="string" calcext:value-type="string">
            <text:p>උක්ත අනුක්ත භේදය යන පාඩම යටතේ වාක්‍ය නිර්මාණයේ දී වාක්‍යයක පවතින ප‍්‍රධාන අංග හඳුනා ගැනීම. උක්ත පද යනු මොනවා ද? අනුක්ත පද යනු මොනවා ද යන්න හඳුනා ගැනීම. අනුක්ත පද යනු මොනවා ද? යන්න හඳුනා ගැනීම. උක්ත හා අනුක්ත පද යෙදෙන අවස්ථා හඳුනා ගැනීම. මේ ආශ‍්‍රිතව වාක්‍ය වල හිස්තැන් පිරවීමේ අභ්‍යාස සිදු කිරීම.</text:p>
          </table:table-cell>
          <table:table-cell table:style-name="ce3" office:value-type="time" office:time-value="PT01H00M00S" calcext:value-type="time">
            <text:p>01:00:00</text:p>
          </table:table-cell>
          <table:table-cell office:value-type="float" office:value="131" calcext:value-type="float">
            <text:p>131</text:p>
          </table:table-cell>
          <table:table-cell office:value-type="string" calcext:value-type="string">
            <text:p>ඉරි ඇදි පදය අයත් වරණය තෝරන්න</text:p>
          </table:table-cell>
          <table:table-cell/>
          <table:table-cell office:value-type="string" calcext:value-type="string">
            <text:p>තාත්තා වැඩ ඇරී ගෙදර යයි.</text:p>
          </table:table-cell>
          <table:table-cell/>
          <table:table-cell office:value-type="string" calcext:value-type="string">
            <text:p>කර්මය <text:s text:c="8"/></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ක්ත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32" calcext:value-type="float">
            <text:p>132</text:p>
          </table:table-cell>
          <table:table-cell table:number-columns-repeated="2"/>
          <table:table-cell office:value-type="string" calcext:value-type="string">
            <text:p>ගුරුවරයා ළමයින් පන්තියට කැඳවයි.</text:p>
          </table:table-cell>
          <table:table-cell/>
          <table:table-cell office:value-type="string" calcext:value-type="string">
            <text:p>උක්තය <text:s text:c="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ක්ත පද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33" calcext:value-type="float">
            <text:p>133</text:p>
          </table:table-cell>
          <table:table-cell table:number-columns-repeated="2"/>
          <table:table-cell office:value-type="string" calcext:value-type="string">
            <text:p>මල්ලී පූසා සමඟ සෙල්ලම් කරයි.</text:p>
          </table:table-cell>
          <table:table-cell/>
          <table:table-cell office:value-type="string" calcext:value-type="string">
            <text:p>කර්ම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 <text:s text:c="9"/></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ක්ත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4" calcext:value-type="float">
            <text:p>134</text:p>
          </table:table-cell>
          <table:table-cell table:number-columns-repeated="2"/>
          <table:table-cell office:value-type="string" calcext:value-type="string">
            <text:p>නිවැරදි අනුක්ත පදය යෙදී ඇති පිළිතුර තෝරන්න</text:p>
          </table:table-cell>
          <table:table-cell/>
          <table:table-cell office:value-type="string" calcext:value-type="string">
            <text:p>ඇතා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වන්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ම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35" calcext:value-type="float">
            <text:p>135</text:p>
          </table:table-cell>
          <table:table-cell table:number-columns-repeated="2"/>
          <table:table-cell office:value-type="string" calcext:value-type="string">
            <text:p>නිවැරදිව උක්ත පදය යෙදී ඇති පිළිතුර තෝරන්න</text:p>
          </table:table-cell>
          <table:table-cell/>
          <table:table-cell office:value-type="string" calcext:value-type="string">
            <text:p>ළමයින්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න්තාවක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වරයා <text:s text:c="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text:p>
          </table:table-cell>
          <table:table-cell office:value-type="float" office:value="0" calcext:value-type="float">
            <text:p>0</text:p>
          </table:table-cell>
          <table:table-cell table:style-name="ce2" table:number-columns-repeated="1006"/>
        </table:table-row>
        <table:table-row table:style-name="ro1">
          <table:table-cell office:value-type="float" office:value="28" calcext:value-type="float">
            <text:p>2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6-ep28</text:p>
          </table:table-cell>
          <table:table-cell office:value-type="float" office:value="28" calcext:value-type="float">
            <text:p>2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රිත් හොඳ දැනගෙන</text:p>
          </table:table-cell>
          <table:table-cell office:value-type="string" calcext:value-type="string">
            <text:p>උපදේශාත්මක ග‍්‍රන්ථ හා ගුණධර්ම පිළිබඳ කියා දීම. /නිර්දේශිත කවි පෙළ කියා දීම.</text:p>
          </table:table-cell>
          <table:table-cell office:value-type="string" calcext:value-type="string">
            <text:p>සිරිත් හොද දැනගෙන යන පාඩමේ දී සිරිත් යනු මොනවාද? විරිත් යනු මොනවා ද? යන්න හඳුන්වා දීම. උපදේශාත්මක ග‍්‍රන්ථ පිළිබඳ කියා දීම. සිරිත් මල් දම යන උපදේශාත්මක ග‍්‍රන්ථය පිළිබඳ කියා දීම. පෙළ පොතේ සඳහන් කවි පෙළෙහි කවි කිහිපයක් තේරුම සමඟ සාකච්ජා කිරීම.</text:p>
          </table:table-cell>
          <table:table-cell table:style-name="ce3" office:value-type="time" office:time-value="PT01H00M00S" calcext:value-type="time">
            <text:p>01:00:00</text:p>
          </table:table-cell>
          <table:table-cell office:value-type="float" office:value="136" calcext:value-type="float">
            <text:p>136</text:p>
          </table:table-cell>
          <table:table-cell table:number-columns-repeated="2"/>
          <table:table-cell office:value-type="string" calcext:value-type="string">
            <text:p>සිරිත්මල් දම රචනා වුයේ කුමන වර්ෂයේ ද?</text:p>
          </table:table-cell>
          <table:table-cell/>
          <table:table-cell office:value-type="float" office:value="1895" calcext:value-type="float">
            <text:p>189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85" calcext:value-type="float">
            <text:p>188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65" calcext:value-type="float">
            <text:p>186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795" calcext:value-type="float">
            <text:p>1795</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37" calcext:value-type="float">
            <text:p>137</text:p>
          </table:table-cell>
          <table:table-cell table:number-columns-repeated="2"/>
          <table:table-cell office:value-type="string" calcext:value-type="string">
            <text:p>සිරිත්මල් දම රචනා කළේ කවුද?</text:p>
          </table:table-cell>
          <table:table-cell/>
          <table:table-cell office:value-type="string" calcext:value-type="string">
            <text:p>රාහුල හිමිපාණ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ඇම්. ඇල්. සිල්වා ගුරු මුහන්දර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දාගම මෛත‍්‍රි හි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ඇන්. ඇම්. පෙරේරා</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38" calcext:value-type="float">
            <text:p>138</text:p>
          </table:table-cell>
          <table:table-cell table:number-columns-repeated="2"/>
          <table:table-cell office:value-type="string" calcext:value-type="string">
            <text:p>“නමින් පට බැන්දත් යන” කවියේ දෙවැනි පද <text:s/>පේළියට ආ යුතු පදය කුමක් ද?</text:p>
          </table:table-cell>
          <table:table-cell/>
          <table:table-cell office:value-type="string" calcext:value-type="string">
            <text:p>එයින් ඵල කිම සිරිත් හැරියො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නින් රුවනින් <text:s/>දිලූණ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ළමුව නැගිට සිහිකො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ලෙන් රජ වුව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139" calcext:value-type="float">
            <text:p>139</text:p>
          </table:table-cell>
          <table:table-cell table:number-columns-repeated="2"/>
          <table:table-cell office:value-type="string" calcext:value-type="string">
            <text:p>සංස්කෘතික සාහිත්‍යයේ උපදේශ ග‍්‍රන්ථයක් වන්නේ</text:p>
          </table:table-cell>
          <table:table-cell/>
          <table:table-cell office:value-type="string" calcext:value-type="string">
            <text:p>සිරිත් මල්ද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භාෂි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චතන්ත‍්‍ර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office:value-type="float" office:value="140" calcext:value-type="float">
            <text:p>140</text:p>
          </table:table-cell>
          <table:table-cell table:number-columns-repeated="2"/>
          <table:table-cell office:value-type="string" calcext:value-type="string">
            <text:p>“වැඩක නො යෙදු සිත” යන කවියේ දෙවැනි පදය වනුයේ</text:p>
          </table:table-cell>
          <table:table-cell/>
          <table:table-cell office:value-type="string" calcext:value-type="string">
            <text:p>නරක අතටම පෙරළෙ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සකම් දුරු කො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මෙක වන යහ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න් වැඩපළ දියුණු වන්නට</text:p>
          </table:table-cell>
          <table:table-cell office:value-type="float" office:value="0" calcext:value-type="float">
            <text:p>0</text:p>
          </table:table-cell>
          <table:table-cell table:style-name="ce2" table:number-columns-repeated="1006"/>
        </table:table-row>
        <table:table-row table:style-name="ro1">
          <table:table-cell office:value-type="float" office:value="29" calcext:value-type="float">
            <text:p>2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6-ep29</text:p>
          </table:table-cell>
          <table:table-cell office:value-type="float" office:value="29" calcext:value-type="float">
            <text:p>29</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රිත් හොඳ දැනගෙන</text:p>
          </table:table-cell>
          <table:table-cell office:value-type="string" calcext:value-type="string">
            <text:p>නිර්දේශිත කවි පෙළ කියා දීම. /හොඳ ගුණධර්ම ලැයිස්තු ගත කිරීම.</text:p>
          </table:table-cell>
          <table:table-cell office:value-type="string" calcext:value-type="string">
            <text:p>පෙළ පොතේ සඳහන් ඉතිරි කවි පද වල තේරුම සමඟ සාකච්ජා කිරීම. කවි පෙළේ සඳහන් යහපත් ගති ලක්ෂණ ලැයිස්තු ගත කිරීම. යහපත් සිරිත් විරිත් වල වටිනාකම කියා දීම. පාඩම ආශ‍්‍රයෙන් අභ්‍යාස සිදු කිරීම.</text:p>
          </table:table-cell>
          <table:table-cell table:style-name="ce3"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තව මට කියමින් කෑ නොගසන්නේ” යන පදයට පසුව පැමිණිය යුතු පදය සහිත නිවැරදි පිළිතුර තෝරන්න</text:p>
          </table:table-cell>
          <table:table-cell/>
          <table:table-cell office:value-type="string" calcext:value-type="string">
            <text:p>තරහට කෑමක් විසි නොකරන්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ට කෑදරකම් නොකර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 පිට හිටගෙන කෑම නොක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මන් ඉදිරියේ කොළ නොගස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2" calcext:value-type="float">
            <text:p>142</text:p>
          </table:table-cell>
          <table:table-cell table:number-columns-repeated="2"/>
          <table:table-cell office:value-type="string" calcext:value-type="string">
            <text:p>හිසකේ පිළිබඳව කියැවෙන කවිය කුමක්ද?</text:p>
          </table:table-cell>
          <table:table-cell/>
          <table:table-cell office:value-type="string" calcext:value-type="string">
            <text:p>අනුන්ට බුහුමන් දී සලක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සකේ විදා ගෙන යම් තැනකට නො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ස අවුල් කර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තින් අත බැඳ පෙ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3" calcext:value-type="float">
            <text:p>143</text:p>
          </table:table-cell>
          <table:table-cell table:number-columns-repeated="2"/>
          <table:table-cell office:value-type="string" calcext:value-type="string">
            <text:p>යහපත් ගුණාංගයක් නොවන්නේ මින් කුමක් ද?</text:p>
          </table:table-cell>
          <table:table-cell/>
          <table:table-cell office:value-type="string" calcext:value-type="string">
            <text:p>උදයෙන්ම අවදි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ම් කී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මන් ඉදිරියේ ගෞරවනීය ලෙස හැසි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මැළි නොමැතික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4" calcext:value-type="float">
            <text:p>144</text:p>
          </table:table-cell>
          <table:table-cell table:number-columns-repeated="2"/>
          <table:table-cell office:value-type="string" calcext:value-type="string">
            <text:p>ඇඳුම් පැළදුම් නිසි පරිදි අදින පළදින අයුරු කියැවෙන කවිය කුමක් ද?</text:p>
          </table:table-cell>
          <table:table-cell/>
          <table:table-cell office:value-type="string" calcext:value-type="string">
            <text:p>එක ම වැඩක නිතර ම නොයෙදෙන්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ඟ වැසුමෙන් නිසි ඇඳුම් අදි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ට කෑදරකම් නොකර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සකේ විදා ගෙන යම් තැනකට නො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45" calcext:value-type="float">
            <text:p>145</text:p>
          </table:table-cell>
          <table:table-cell table:number-columns-repeated="2"/>
          <table:table-cell office:value-type="string" calcext:value-type="string">
            <text:p>මෙම කවි පෙළෙහි දක්නට ලැබෙන ප‍්‍රධාන ලක්ෂණයක් වන්නේ</text:p>
          </table:table-cell>
          <table:table-cell/>
          <table:table-cell office:value-type="string" calcext:value-type="string">
            <text:p>උපමා භාවි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ප‍්‍රාස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සම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පක භාවිතය</text:p>
          </table:table-cell>
          <table:table-cell office:value-type="float" office:value="0" calcext:value-type="float">
            <text:p>0</text:p>
          </table:table-cell>
          <table:table-cell table:style-name="ce2" table:number-columns-repeated="1006"/>
        </table:table-row>
        <table:table-row table:style-name="ro1">
          <table:table-cell office:value-type="float" office:value="30" calcext:value-type="float">
            <text:p>3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l06-ep30</text:p>
          </table:table-cell>
          <table:table-cell office:value-type="float" office:value="30" calcext:value-type="float">
            <text:p>3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සිරිත් හොඳ දැනගෙන</text:p>
          </table:table-cell>
          <table:table-cell office:value-type="string" calcext:value-type="string">
            <text:p>තවත් එවැනි උපදේශාත්මක කවි හදුනා ගැනීම.</text:p>
          </table:table-cell>
          <table:table-cell office:value-type="string" calcext:value-type="string">
            <text:p>ආහාර අනුභවයේ දී වැදගත් වන සිරිත් විරිත් කියා දීම. ඇඳුම් පැළඳුම් පරිහරණයේ දී සළකා බැලිය යුතු කරුණු අධ්‍යනය කිරීම. සමාන පද, විරුද්ධ පද ලිවීම උපදේශ කාව්‍යයක් වන ලෝවැඩ සඟරාවේ කවි කිහිපයක් ගෙන අධ්‍යනය කිරීම. සුභාෂිතයේ කවි කිහිපයක් අධ්‍යනය කිරීම.</text:p>
          </table:table-cell>
          <table:table-cell table:style-name="ce3"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මුල්වරට රචනා වු සිංහල උපදේශ කාව්‍යයකි</text:p>
          </table:table-cell>
          <table:table-cell/>
          <table:table-cell office:value-type="string" calcext:value-type="string">
            <text:p>ලෝවැඩ සඟරා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චතන්ත‍්‍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මල්ද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සිළුමි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7" calcext:value-type="float">
            <text:p>147</text:p>
          </table:table-cell>
          <table:table-cell table:number-columns-repeated="2"/>
          <table:table-cell office:value-type="string" calcext:value-type="string">
            <text:p>ලෝවැඩ සඟරාව රචනා කරනු ලැබුවේ කවුරුන් ද?</text:p>
          </table:table-cell>
          <table:table-cell/>
          <table:table-cell office:value-type="string" calcext:value-type="string">
            <text:p>රාහුල හිමිපාණ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ගම මෛත‍්‍රී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ධම්ම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8" calcext:value-type="float">
            <text:p>148</text:p>
          </table:table-cell>
          <table:table-cell table:number-columns-repeated="2"/>
          <table:table-cell office:value-type="string" calcext:value-type="string">
            <text:p>ලෝවැඩ සඟරාවේ ඇති පද්‍ය ගණන කීයද?</text:p>
          </table:table-cell>
          <table:table-cell/>
          <table:table-cell office:value-type="float" office:value="138" calcext:value-type="float">
            <text:p>13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39" calcext:value-type="float">
            <text:p>139</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29" calcext:value-type="float">
            <text:p>12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53" calcext:value-type="float">
            <text:p>15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49" calcext:value-type="float">
            <text:p>149</text:p>
          </table:table-cell>
          <table:table-cell table:number-columns-repeated="2"/>
          <table:table-cell office:value-type="string" calcext:value-type="string">
            <text:p>සුභාෂිතය රචනා කරන ලද්දේ කවුරුන් විසින් ද?</text:p>
          </table:table-cell>
          <table:table-cell/>
          <table:table-cell office:value-type="string" calcext:value-type="string">
            <text:p>මහෝෂධ පඬ්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ගියවන්න මුකවෙටිතු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0" calcext:value-type="float">
            <text:p>150</text:p>
          </table:table-cell>
          <table:table-cell table:number-columns-repeated="2"/>
          <table:table-cell office:value-type="string" calcext:value-type="string">
            <text:p>“පින් මඳ පුතුන් සියයක් ලදුවත් නිසරු” යන කවිය සඳහන් වන ග‍්‍රන්ථය කුමක් ද?</text:p>
          </table:table-cell>
          <table:table-cell/>
          <table:table-cell office:value-type="string" calcext:value-type="string">
            <text:p>සුභාෂිත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කෝපකා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මල්දම</text:p>
          </table:table-cell>
          <table:table-cell office:value-type="float" office:value="0" calcext:value-type="float">
            <text:p>0</text:p>
          </table:table-cell>
          <table:table-cell table:style-name="ce2" table:number-columns-repeated="1006"/>
        </table:table-row>
        <table:table-row table:style-name="ro1">
          <table:table-cell office:value-type="float" office:value="31" calcext:value-type="float">
            <text:p>3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1</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කුමාරතුංග මුනිදාසයන් පිළිබඳ හඳුන්වා දීම. නිර්දේශිත පාඩම අධ්‍යනය.</text:p>
          </table:table-cell>
          <table:table-cell office:value-type="string" calcext:value-type="string">
            <text:p>කුමාරතුංග මුනිදාස ශූරීන් පිළිබඳ ඉගැන්වීම. ඔහුගේ අනෙක් නිර්මාණ පිළිබඳ අධ්‍යනය කිරීම. අලි උවදුර සම්බන්ධයෙන් පාඩම අවබෝධ කරවීම. වනාන්තරයට පැමිණි අමුතු සත්වයා පිළබඳ විස්තරයක් මෙහි පවතී.</text:p>
          </table:table-cell>
          <table:table-cell table:style-name="ce3" office:value-type="time" office:time-value="PT01H00M00S" calcext:value-type="time">
            <text:p>01:00:00</text:p>
          </table:table-cell>
          <table:table-cell office:value-type="float" office:value="151" calcext:value-type="float">
            <text:p>151</text:p>
          </table:table-cell>
          <table:table-cell table:number-columns-repeated="2"/>
          <table:table-cell office:value-type="string" calcext:value-type="string">
            <text:p>කුමාරතුංග මුනිදාසයන් උපන් වර්ෂය කුමක් ද?</text:p>
          </table:table-cell>
          <table:table-cell/>
          <table:table-cell office:value-type="float" office:value="1887" calcext:value-type="float">
            <text:p>1887</text:p>
          </table:table-cell>
          <table:table-cell office:value-type="float" office:value="1" calcext:value-type="float">
            <text:p>1</text:p>
          </table:table-cell>
          <table:table-cell table:style-name="ce2" table:number-columns-repeated="1006"/>
        </table:table-row>
        <table:table-row table:style-name="ro2">
          <table:table-cell table:number-columns-repeated="5"/>
          <table:table-cell office:value-type="string" calcext:value-type="string">
            <text:p><text:s/></text:p>
          </table:table-cell>
          <table:table-cell table:number-columns-repeated="4"/>
          <table:table-cell table:style-name="ce3"/>
          <table:table-cell table:number-columns-repeated="5"/>
          <table:table-cell office:value-type="float" office:value="1889" calcext:value-type="float">
            <text:p>188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85" calcext:value-type="float">
            <text:p>188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81" calcext:value-type="float">
            <text:p>1881</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2" calcext:value-type="float">
            <text:p>152</text:p>
          </table:table-cell>
          <table:table-cell table:number-columns-repeated="2"/>
          <table:table-cell office:value-type="string" calcext:value-type="string">
            <text:p>කුමාරතුංග මුනිදාසයන් උපන් ප‍්‍රදේශය කුමක් ද?</text:p>
          </table:table-cell>
          <table:table-cell/>
          <table:table-cell office:value-type="string" calcext:value-type="string">
            <text:p>ගාල්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නුව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3" calcext:value-type="float">
            <text:p>153</text:p>
          </table:table-cell>
          <table:table-cell table:number-columns-repeated="2"/>
          <table:table-cell office:value-type="string" calcext:value-type="string">
            <text:p>“අලි උවදුර” පිළිබඳව කථාව ඇත්තේ කුමන ග‍්‍රන්ථයේ ද?</text:p>
          </table:table-cell>
          <table:table-cell/>
          <table:table-cell office:value-type="string" calcext:value-type="string">
            <text:p>හීන් සැර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ඟුල් කෑම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ත්පණ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යවන නුවණ</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54" calcext:value-type="float">
            <text:p>154</text:p>
          </table:table-cell>
          <table:table-cell table:number-columns-repeated="2"/>
          <table:table-cell office:value-type="string" calcext:value-type="string">
            <text:p>කුමාරතුංග මුනිදාසයන්ගේ ග‍්‍රන්ථයක් නොවන්නේ කුමක් ද?</text:p>
          </table:table-cell>
          <table:table-cell/>
          <table:table-cell office:value-type="string" calcext:value-type="string">
            <text:p>අඹ යහළු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ක්ෂා මාර්ග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කුමරි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ත්ප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55" calcext:value-type="float">
            <text:p>155</text:p>
          </table:table-cell>
          <table:table-cell table:number-columns-repeated="2"/>
          <table:table-cell office:value-type="string" calcext:value-type="string">
            <text:p>අලූත් සත්වයෙක් කැලයට ආ බව අලියා දැන ගත්තේ කෙසේ ද?</text:p>
          </table:table-cell>
          <table:table-cell/>
          <table:table-cell office:value-type="string" calcext:value-type="string">
            <text:p>හූ හඬකි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ඩි හඬකි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 අතු සෙලවීමෙන්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තු කලබල වීමෙන්</text:p>
          </table:table-cell>
          <table:table-cell office:value-type="float" office:value="0" calcext:value-type="float">
            <text:p>0</text:p>
          </table:table-cell>
          <table:table-cell table:style-name="ce2" table:number-columns-repeated="1006"/>
        </table:table-row>
        <table:table-row table:style-name="ro1">
          <table:table-cell office:value-type="float" office:value="32" calcext:value-type="float">
            <text:p>3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2</text:p>
          </table:table-cell>
          <table:table-cell table:number-columns-repeated="2"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නිර්දේශිත පාඩම අධ්‍යනය අරුත් පැහැදිලි කිරීම හා අවබෝධය.</text:p>
          </table:table-cell>
          <table:table-cell office:value-type="string" calcext:value-type="string">
            <text:p>මෙම පාඩමේ අන්තර්ගත විශේෂ ලක්ෂණ අධ්‍යයනය කිරීම. පාඩමේ සදහන් වචන වල අරුත් පැහැදිලි කර ගැනීම. පාඩම මනා ලෙස අවබෝධ කරගෙන ඇති දැයි බැලීමට අවබෝධය සඳහා අභ්‍යාස සිදු කිරීම.</text:p>
          </table:table-cell>
          <table:table-cell table:style-name="ce3" office:value-type="time" office:time-value="PT01H00M00S" calcext:value-type="time">
            <text:p>01:00:00</text:p>
          </table:table-cell>
          <table:table-cell office:value-type="float" office:value="156" calcext:value-type="float">
            <text:p>156</text:p>
          </table:table-cell>
          <table:table-cell table:number-columns-repeated="2"/>
          <table:table-cell office:value-type="string" calcext:value-type="string">
            <text:p>“අලි පේළියක්”යන පදයට යෙදිය හැකි තවත් පදයක් තෝරන්න</text:p>
          </table:table-cell>
          <table:table-cell/>
          <table:table-cell office:value-type="string" calcext:value-type="string">
            <text:p>අලිවැළ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ක්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ත්තු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ලි රංචුව</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57" calcext:value-type="float">
            <text:p>157</text:p>
          </table:table-cell>
          <table:table-cell table:number-columns-repeated="2"/>
          <table:table-cell office:value-type="string" calcext:value-type="string">
            <text:p>පාඩම තුළ දක්නට ලැබෙන විශේෂ ලක්ෂණයක් නොවන්නේ මින් කුමක් ද?</text:p>
          </table:table-cell>
          <table:table-cell/>
          <table:table-cell office:value-type="string" calcext:value-type="string">
            <text:p>ඇ කාරය බහුල වී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ර්ථය සෘජුව නොකියා වක‍්‍රව පැවසීම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තුහල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දුක්මුසු බව</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158" calcext:value-type="float">
            <text:p>158</text:p>
          </table:table-cell>
          <table:table-cell table:number-columns-repeated="2"/>
          <table:table-cell office:value-type="string" calcext:value-type="string">
            <text:p>“විවරය” යන වචනයට සමාන පදයක් නොවන්නේ කුමක් ද?</text:p>
          </table:table-cell>
          <table:table-cell/>
          <table:table-cell office:value-type="string" calcext:value-type="string">
            <text:p>විවෘත වු කොටස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දුර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වුළුවක්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ණු තැ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159" calcext:value-type="float">
            <text:p>159</text:p>
          </table:table-cell>
          <table:table-cell table:number-columns-repeated="2"/>
          <table:table-cell office:value-type="string" calcext:value-type="string">
            <text:p>“නො නැඟැ ම” යන වචනයේ තේරුම කුමක් ද?</text:p>
          </table:table-cell>
          <table:table-cell/>
          <table:table-cell office:value-type="string" calcext:value-type="string">
            <text:p>වැඩි නො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ඩු නොවී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නගින්නේ නැතිව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නොගසා</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60" calcext:value-type="float">
            <text:p>160</text:p>
          </table:table-cell>
          <table:table-cell table:number-columns-repeated="2"/>
          <table:table-cell office:value-type="string" calcext:value-type="string">
            <text:p>පරීක්ෂාකාරි වීම යන වචනයට සමාන වචනයක් වන්නේ කුමක් ද?</text:p>
          </table:table-cell>
          <table:table-cell/>
          <table:table-cell office:value-type="string" calcext:value-type="string">
            <text:p>අපහසුතාවය <text:s text:c="2"/></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පරීක්ෂාකාරී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ක‍්‍රමව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විමසිලිමත්</text:p>
          </table:table-cell>
          <table:table-cell office:value-type="float" office:value="0" calcext:value-type="float">
            <text:p>0</text:p>
          </table:table-cell>
          <table:table-cell table:style-name="ce2" table:number-columns-repeated="1006"/>
        </table:table-row>
        <table:table-row table:style-name="ro1">
          <table:table-cell office:value-type="float" office:value="33" calcext:value-type="float">
            <text:p>3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3</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සකස්කඩ උච්චාරණය කිරීම.</text:p>
          </table:table-cell>
          <table:table-cell office:value-type="string" calcext:value-type="string">
            <text:p>අතීතයේ දී ජනතාවගේ නිවැරදි උච්චාරණය සකස් කිරීම සඳහා මෙම සකස්කඩය භාවිතා කරනු ලැබීය. සකස්කඩය යොදා ගන්නා අවස්ථා දැක්වීම හා සකස්කඩයේ සුළු කොටසක් උච්චාරණය කරන ආකාරය කියා දීම.</text:p>
          </table:table-cell>
          <table:table-cell table:style-name="ce3" office:value-type="time" office:time-value="PT01H00M00S" calcext:value-type="time">
            <text:p>01:00:00</text:p>
          </table:table-cell>
          <table:table-cell office:value-type="float" office:value="161" calcext:value-type="float">
            <text:p>161</text:p>
          </table:table-cell>
          <table:table-cell table:number-columns-repeated="2"/>
          <table:table-cell office:value-type="string" calcext:value-type="string">
            <text:p><text:s/>මඟුල් කෑම යන ග‍්‍රන්ථය රචනා කළේ කවුද?</text:p>
          </table:table-cell>
          <table:table-cell/>
          <table:table-cell office:value-type="string" calcext:value-type="string">
            <text:p>ටී බී ඉලංගරත්න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කුමාරතුංග මුනිදා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ජී බී සේනානායක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ර් ඒ ස්පිට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2" calcext:value-type="float">
            <text:p>162</text:p>
          </table:table-cell>
          <table:table-cell table:number-columns-repeated="2"/>
          <table:table-cell office:value-type="string" calcext:value-type="string">
            <text:p>මඟුල් කෑමේ කථා පෙළගැස්මට අයත් නොවන්නේ මින් කුමක් ද?</text:p>
          </table:table-cell>
          <table:table-cell/>
          <table:table-cell office:value-type="string" calcext:value-type="string">
            <text:p>කුකුළා ගමු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ලා ව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රු මිතුරු කම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හ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63" calcext:value-type="float">
            <text:p>163</text:p>
          </table:table-cell>
          <table:table-cell table:number-columns-repeated="2"/>
          <table:table-cell office:value-type="string" calcext:value-type="string">
            <text:p>මඟුල් කෑම කථාවේ කිකිළිය විසින් විවාහයට තෝරා ගනු ලබන්නේ කාවද?</text:p>
          </table:table-cell>
          <table:table-cell/>
          <table:table-cell office:value-type="string" calcext:value-type="string">
            <text:p>කුකුළෙක්ව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ලෙක්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පුටා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ලේ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4" calcext:value-type="float">
            <text:p>164</text:p>
          </table:table-cell>
          <table:table-cell table:number-columns-repeated="2"/>
          <table:table-cell office:value-type="string" calcext:value-type="string">
            <text:p>දරුවන්ට අකුරු හුරු කරවීම, උච්චාරණය හුරු කරවීමට යොදා ගනු ලැබේ</text:p>
          </table:table-cell>
          <table:table-cell/>
          <table:table-cell office:value-type="string" calcext:value-type="string">
            <text:p>ගැටපද විවරණ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ධර්මාලංකාරය <text:s/></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කස්ක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දෙව්දාව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5" calcext:value-type="float">
            <text:p>165</text:p>
          </table:table-cell>
          <table:table-cell table:number-columns-repeated="2"/>
          <table:table-cell office:value-type="string" calcext:value-type="string">
            <text:p>සකස්කඩ නොකී කට උගේ කට ......................................................... <text:s/>හිස්තැනට ආ යුතු පදය තෝරන්න</text:p>
          </table:table-cell>
          <table:table-cell/>
          <table:table-cell office:value-type="string" calcext:value-type="string">
            <text:p>කුඹි ගුල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ඹස් ක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 කට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කර කට</text:p>
          </table:table-cell>
          <table:table-cell office:value-type="float" office:value="0" calcext:value-type="float">
            <text:p>0</text:p>
          </table:table-cell>
          <table:table-cell table:style-name="ce2" table:number-columns-repeated="1006"/>
        </table:table-row>
        <table:table-row table:style-name="ro1">
          <table:table-cell office:value-type="float" office:value="34" calcext:value-type="float">
            <text:p>3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7-ep04</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අලි උවදුර</text:p>
          </table:table-cell>
          <table:table-cell office:value-type="string" calcext:value-type="string">
            <text:p>විශේෂණ පද අධ්‍යයනය කිරීම. /අභ්‍යාස කිරීම.</text:p>
          </table:table-cell>
          <table:table-cell office:value-type="string" calcext:value-type="string">
            <text:p>විශේෂණ පද පිළිබඳ හදුන්වා දීම, එහි වර්ගීකරණයන් හඳූන්වාදිම. විශේෂණ පද පිළිබඳ අභ්‍යාස සිදු කිරීම.</text:p>
          </table:table-cell>
          <table:table-cell table:style-name="ce3" office:value-type="time" office:time-value="PT01H00M00S" calcext:value-type="time">
            <text:p>01:00:00</text:p>
          </table:table-cell>
          <table:table-cell office:value-type="float" office:value="166" calcext:value-type="float">
            <text:p>166</text:p>
          </table:table-cell>
          <table:table-cell/>
          <table:table-cell office:value-type="string" calcext:value-type="string">
            <text:p>sinhala-06-t2-l07-ep04-q-1.JPG</text:p>
          </table:table-cell>
          <table:table-cell office:value-type="string" calcext:value-type="string">
            <text:p>මෙහි A අකුරෙන් නිරූපණය වන්නේ කුමක් ද?</text:p>
          </table:table-cell>
          <table:table-cell/>
          <table:table-cell office:value-type="string" calcext:value-type="string">
            <text:p>තනි පද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පද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ණ ප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7" calcext:value-type="float">
            <text:p>167</text:p>
          </table:table-cell>
          <table:table-cell/>
          <table:table-cell office:value-type="string" calcext:value-type="string">
            <text:p>sinhala-06-t2-l07-ep04-q-2.JPG</text:p>
          </table:table-cell>
          <table:table-cell office:value-type="string" calcext:value-type="string">
            <text:p>මෙහි B අකුරෙන් නිරූපණය වන්නේ කුමක්ද?</text:p>
          </table:table-cell>
          <table:table-cell/>
          <table:table-cell office:value-type="string" calcext:value-type="string">
            <text:p>නාම පද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8" calcext:value-type="float">
            <text:p>168</text:p>
          </table:table-cell>
          <table:table-cell/>
          <table:table-cell office:value-type="string" calcext:value-type="string">
            <text:p>sinhala-06-t2-l07-ep04-q-3.JPG</text:p>
          </table:table-cell>
          <table:table-cell office:value-type="string" calcext:value-type="string">
            <text:p>මෙහි C අකුරෙන් නිරූපණය වන්නේ කුමක් ද?</text:p>
          </table:table-cell>
          <table:table-cell/>
          <table:table-cell office:value-type="string" calcext:value-type="string">
            <text:p>නාම පදය <text:s/></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ණ පද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69" calcext:value-type="float">
            <text:p>169</text:p>
          </table:table-cell>
          <table:table-cell table:number-columns-repeated="2"/>
          <table:table-cell office:value-type="string" calcext:value-type="string">
            <text:p>‘............... බෝතලය’ හිස්තැනට පැමිණිය යුතු ගැලපෙන විශේෂණ පදය තෝරන්න</text:p>
          </table:table-cell>
          <table:table-cell/>
          <table:table-cell office:value-type="string" calcext:value-type="string">
            <text:p>උ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ටි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70" calcext:value-type="float">
            <text:p>170</text:p>
          </table:table-cell>
          <table:table-cell table:number-columns-repeated="2"/>
          <table:table-cell office:value-type="string" calcext:value-type="string">
            <text:p>විශේෂණ පදයක් ලෙස යොදා ගත හැකි පදය තෝරන්න</text:p>
          </table:table-cell>
          <table:table-cell/>
          <table:table-cell office:value-type="string" calcext:value-type="string">
            <text:p>තෙල්මල් <text:s text:c="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ට්ට- මෙට්ට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35" calcext:value-type="float">
            <text:p>3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5</text:p>
          </table:table-cell>
          <table:table-cell office:value-type="float" office:value="5" calcext:value-type="float">
            <text:p>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පන්සිය පනස් ජාතක පොත හඳුන්වා දීම. /නිර්දේශිත ජාතක කතාව කියා දීම.</text:p>
          </table:table-cell>
          <table:table-cell office:value-type="string" calcext:value-type="string">
            <text:p>පන්සිය පනස් ජාතක කතා පොත පිළිබඳ හඳූන්වාදිම. එහි කතුවරයා, ලියැවුණු යුගය ආදි අධ්‍යනය කිරීම. පන්සිය පනස් ජාතක කතා පොතේ ඇති නලපාන ජාතක කතාව පිළිබඳ හැදෑරීම. ජාතක කතාවක පවතින ලක්ෂණ කතා කිරීම.</text:p>
          </table:table-cell>
          <table:table-cell table:style-name="ce3" office:value-type="time" office:time-value="PT01H00M00S" calcext:value-type="time">
            <text:p>01:00:00</text:p>
          </table:table-cell>
          <table:table-cell office:value-type="float" office:value="171" calcext:value-type="float">
            <text:p>171</text:p>
          </table:table-cell>
          <table:table-cell table:number-columns-repeated="2"/>
          <table:table-cell office:value-type="string" calcext:value-type="string">
            <text:p>පන්සිය පනස් ජාතක කථා පොත ලියැවුණු යුගය කුමක් ද?</text:p>
          </table:table-cell>
          <table:table-cell/>
          <table:table-cell office:value-type="string" calcext:value-type="string">
            <text:p>දඹදෙණි යුග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ණෑගල යුග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 යුග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න්නරු යුග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2" calcext:value-type="float">
            <text:p>172</text:p>
          </table:table-cell>
          <table:table-cell table:number-columns-repeated="2"/>
          <table:table-cell office:value-type="string" calcext:value-type="string">
            <text:p>පන්සිය පනස් ජාතක කථා පොතේ ඇති ජාතක කථා ගණන කීය ද?</text:p>
          </table:table-cell>
          <table:table-cell/>
          <table:table-cell office:value-type="float" office:value="537" calcext:value-type="float">
            <text:p>53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47" calcext:value-type="float">
            <text:p>54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50" calcext:value-type="float">
            <text:p>55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67" calcext:value-type="float">
            <text:p>567</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3" calcext:value-type="float">
            <text:p>173</text:p>
          </table:table-cell>
          <table:table-cell table:number-columns-repeated="2"/>
          <table:table-cell office:value-type="string" calcext:value-type="string">
            <text:p>නලපාන ජාතකය තුළ අප මහා බෝසතුන් කුමන සත්වයෙක් වී ඉපදුණේද?</text:p>
          </table:table-cell>
          <table:table-cell/>
          <table:table-cell office:value-type="string" calcext:value-type="string">
            <text:p>වදුරෙ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රකුසෙක්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ක්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4" calcext:value-type="float">
            <text:p>174</text:p>
          </table:table-cell>
          <table:table-cell table:number-columns-repeated="2"/>
          <table:table-cell office:value-type="string" calcext:value-type="string">
            <text:p>නලපාන පොකුණ අසල තිබෙන වනය හඳුන්වන නම කුමක් ද?</text:p>
          </table:table-cell>
          <table:table-cell/>
          <table:table-cell office:value-type="string" calcext:value-type="string">
            <text:p>නලපාන වන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ටකේ ව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ල් වන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ඳුන් ව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75" calcext:value-type="float">
            <text:p>175</text:p>
          </table:table-cell>
          <table:table-cell table:number-columns-repeated="2"/>
          <table:table-cell office:value-type="string" calcext:value-type="string">
            <text:p>පාඩමේ සඳහන් පොකුණේ නම කුමක්ද?</text:p>
          </table:table-cell>
          <table:table-cell/>
          <table:table-cell office:value-type="string" calcext:value-type="string">
            <text:p>නලපාන පොකු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න පොකුණ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චිරවතී පොකුණ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 පොකුණ</text:p>
          </table:table-cell>
          <table:table-cell office:value-type="float" office:value="0" calcext:value-type="float">
            <text:p>0</text:p>
          </table:table-cell>
          <table:table-cell table:style-name="ce2" table:number-columns-repeated="1006"/>
        </table:table-row>
        <table:table-row table:style-name="ro1">
          <table:table-cell office:value-type="float" office:value="36" calcext:value-type="float">
            <text:p>3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6</text:p>
          </table:table-cell>
          <table:table-cell office:value-type="float" office:value="6" calcext:value-type="float">
            <text:p>6</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text:s/>නිර්දේශිත ජාතක කතාව කියා දීම. /අරුත් පැහැදිලි කිරීම.</text:p>
          </table:table-cell>
          <table:table-cell office:value-type="string" calcext:value-type="string">
            <text:p>නලපාන ජාතක කතාව ඉතිරි කොටස අධ්‍යනය කිරීම. ජාතක කතාව තුළ පැවැති වචන වල අරුත් පැහැදිළි කර ගැනීම.</text:p>
          </table:table-cell>
          <table:table-cell table:style-name="ce3" office:value-type="time" office:time-value="PT01H00M00S" calcext:value-type="time">
            <text:p>01:00:00</text:p>
          </table:table-cell>
          <table:table-cell office:value-type="float" office:value="176" calcext:value-type="float">
            <text:p>176</text:p>
          </table:table-cell>
          <table:table-cell table:number-columns-repeated="2"/>
          <table:table-cell office:value-type="string" calcext:value-type="string">
            <text:p>වඳුරු කණ්ඩායමේ ඉන්න වඳුරු ප‍්‍රමාණය කොපමණ ද?</text:p>
          </table:table-cell>
          <table:table-cell/>
          <table:table-cell office:value-type="string" calcext:value-type="string">
            <text:p>අනු දහසක්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ස දහසක්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 දහසක්</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ට දහසක්</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7" calcext:value-type="float">
            <text:p>177</text:p>
          </table:table-cell>
          <table:table-cell table:number-columns-repeated="2"/>
          <table:table-cell office:value-type="string" calcext:value-type="string">
            <text:p>බෝසත් වඳුරු නායකයා කළ අධිෂ්ඨානය කුමක් ද?</text:p>
          </table:table-cell>
          <table:table-cell/>
          <table:table-cell office:value-type="string" calcext:value-type="string">
            <text:p>බට දඬු වල එක් සිදුරක් පමණක් නිර්මාණය 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කුණේ ජලය හිස් වී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කුසා ගොළු වී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ට දඬු අතුරුදහන් වී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8" calcext:value-type="float">
            <text:p>178</text:p>
          </table:table-cell>
          <table:table-cell table:number-columns-repeated="2"/>
          <table:table-cell office:value-type="string" calcext:value-type="string">
            <text:p>නායක වඳුරා පොකුණේ දිය රකුසෙක් ඇති බව සොයා ගත්තේ කුමක් ආධාරයෙන් ද?</text:p>
          </table:table-cell>
          <table:table-cell/>
          <table:table-cell office:value-type="string" calcext:value-type="string">
            <text:p>බටදඬු ආධාරයෙන්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ඩි සලකුණු ආධාරයෙ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දිය රකුසාගේ හඬ මඟින් <text:s/></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ආරංචි මඟි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79" calcext:value-type="float">
            <text:p>179</text:p>
          </table:table-cell>
          <table:table-cell table:number-columns-repeated="2"/>
          <table:table-cell office:value-type="string" calcext:value-type="string">
            <text:p>වඳුරු රැළ පොකුණේ දිය බීමට යොදා ගත්තේ මොනවාද?</text:p>
          </table:table-cell>
          <table:table-cell/>
          <table:table-cell office:value-type="string" calcext:value-type="string">
            <text:p>බීම බට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කුණු බැස පැන් බීමෙන්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ටදඬු</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ළයකි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80" calcext:value-type="float">
            <text:p>180</text:p>
          </table:table-cell>
          <table:table-cell table:number-columns-repeated="2"/>
          <table:table-cell office:value-type="string" calcext:value-type="string">
            <text:p>දියරකුසා ලෙස ඒ ආත්මභාවයේ ඉපදී සිටියේ කවුද?</text:p>
          </table:table-cell>
          <table:table-cell/>
          <table:table-cell office:value-type="string" calcext:value-type="string">
            <text:p>දේවදත්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ආනන්ද හාමුදුරු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දුරජාණන් වහන්සේ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ඡන්න ඇමැති</text:p>
          </table:table-cell>
          <table:table-cell office:value-type="float" office:value="0" calcext:value-type="float">
            <text:p>0</text:p>
          </table:table-cell>
          <table:table-cell table:style-name="ce2" table:number-columns-repeated="1006"/>
        </table:table-row>
        <table:table-row table:style-name="ro1">
          <table:table-cell office:value-type="float" office:value="37" calcext:value-type="float">
            <text:p>3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7</text:p>
          </table:table-cell>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අභ්‍යාස සිදු කිරීම.</text:p>
          </table:table-cell>
          <table:table-cell office:value-type="string" calcext:value-type="string">
            <text:p>නලපාන ජාතක කතාව අධ්‍යනය කර එහි අවබෝධය සඳහා ප‍්‍රශ්න හා පිළිතුරු සාකච්ජා කිරීම.</text:p>
          </table:table-cell>
          <table:table-cell table:style-name="ce3" office:value-type="time" office:time-value="PT01H00M00S" calcext:value-type="time">
            <text:p>01:00:00</text:p>
          </table:table-cell>
          <table:table-cell office:value-type="float" office:value="181" calcext:value-type="float">
            <text:p>181</text:p>
          </table:table-cell>
          <table:table-cell table:number-columns-repeated="2"/>
          <table:table-cell office:value-type="string" calcext:value-type="string">
            <text:p>ඒකච්ඡිද්‍ර යන වචනයට සමාන අරුත වන්නේ කුමක් ද?</text:p>
          </table:table-cell>
          <table:table-cell/>
          <table:table-cell office:value-type="string" calcext:value-type="string">
            <text:p>වෙන් කොට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එක් සිදුරක් ඇ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තනිව පවති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ටම පව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2" calcext:value-type="float">
            <text:p>182</text:p>
          </table:table-cell>
          <table:table-cell table:number-columns-repeated="2"/>
          <table:table-cell office:value-type="string" calcext:value-type="string">
            <text:p>‘ඇඹුල්’ යනු මල් වර්ගයකි. ඒ කුමක් ද?</text:p>
          </table:table-cell>
          <table:table-cell/>
          <table:table-cell office:value-type="string" calcext:value-type="string">
            <text:p>නිල් මානෙල්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ඕ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මානෙ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183" calcext:value-type="float">
            <text:p>183</text:p>
          </table:table-cell>
          <table:table-cell table:number-columns-repeated="2"/>
          <table:table-cell office:value-type="string" calcext:value-type="string">
            <text:p>ලොවට නායක වු යන පදයේ තේරුම කුමක් ද?</text:p>
          </table:table-cell>
          <table:table-cell/>
          <table:table-cell office:value-type="string" calcext:value-type="string">
            <text:p>ලෝක්ස්වා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වඥ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ඔවු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 පි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4" calcext:value-type="float">
            <text:p>184</text:p>
          </table:table-cell>
          <table:table-cell table:number-columns-repeated="2"/>
          <table:table-cell office:value-type="string" calcext:value-type="string">
            <text:p>‘එසේ ය පැනුත් බොම්හ. තොප වසඟයටත් නො පැමිණෙම්හ යි’ මෙසේ පැවසුවේ කවුද?</text:p>
          </table:table-cell>
          <table:table-cell/>
          <table:table-cell office:value-type="string" calcext:value-type="string">
            <text:p>දියරකුසා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 නායක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 වඳුරා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 ගු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5" calcext:value-type="float">
            <text:p>185</text:p>
          </table:table-cell>
          <table:table-cell table:number-columns-repeated="2"/>
          <table:table-cell office:value-type="string" calcext:value-type="string">
            <text:p>‘පොකුණට බැස පැන් බොවයි’ මෙසේ ප‍්‍රකාශ කළේ කවුද?</text:p>
          </table:table-cell>
          <table:table-cell/>
          <table:table-cell office:value-type="string" calcext:value-type="string">
            <text:p>දිය රකු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 නායක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 ගුරු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ඳුරා</text:p>
          </table:table-cell>
          <table:table-cell office:value-type="float" office:value="0" calcext:value-type="float">
            <text:p>0</text:p>
          </table:table-cell>
          <table:table-cell table:style-name="ce2" table:number-columns-repeated="1006"/>
        </table:table-row>
        <table:table-row table:style-name="ro1">
          <table:table-cell office:value-type="float" office:value="38" calcext:value-type="float">
            <text:p>3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8</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නරිබෑණා නාට්‍ය රඟ දැක්වීම.</text:p>
          </table:table-cell>
          <table:table-cell office:value-type="string" calcext:value-type="string">
            <text:p>දයානන්ද ගුණවර්ධන මහතා විසින් නිර්මාණය කරන ලද, නරිබෑණා නාට්‍ය පිළිබඳ අධ්‍යනය කිරීම. මෙහිදී නාට්‍ය නිර්මාණය වීමට බලපෑ ජනකතාව පිළිබඳ කෙටියෙන් හඳුන්වාදිම. නාට්‍යයේ පවතින ගීත දෙකක් ද ඉදිරිපත් කිරීම.</text:p>
          </table:table-cell>
          <table:table-cell table:style-name="ce3" office:value-type="time" office:time-value="PT01H00M00S" calcext:value-type="time">
            <text:p>01:00:00</text:p>
          </table:table-cell>
          <table:table-cell office:value-type="float" office:value="186" calcext:value-type="float">
            <text:p>186</text:p>
          </table:table-cell>
          <table:table-cell table:number-columns-repeated="2"/>
          <table:table-cell office:value-type="string" calcext:value-type="string">
            <text:p>නරිබෑණා නාට්‍ය රචනා කළේ කවුද?</text:p>
          </table:table-cell>
          <table:table-cell/>
          <table:table-cell office:value-type="string" calcext:value-type="string">
            <text:p>එදිරවීර සරච්චන්ද්‍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ලතා සුබසිංහ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නන්ද ගුණවර්ධ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අල්වි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7" calcext:value-type="float">
            <text:p>187</text:p>
          </table:table-cell>
          <table:table-cell table:number-columns-repeated="2"/>
          <table:table-cell office:value-type="string" calcext:value-type="string">
            <text:p>ගමමහගේ දුව .................................................. ගැහැණු දරුවෙකි. හිස්තැනට ආ යුතු පදය තෝරන්න</text:p>
          </table:table-cell>
          <table:table-cell/>
          <table:table-cell office:value-type="string" calcext:value-type="string">
            <text:p>කඩිසර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ක්ෂ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මැළි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න්ප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8" calcext:value-type="float">
            <text:p>188</text:p>
          </table:table-cell>
          <table:table-cell table:number-columns-repeated="2"/>
          <table:table-cell office:value-type="string" calcext:value-type="string">
            <text:p>ගමමහගේ දුව සමඟ කැළයට ගියේ කුමටද?</text:p>
          </table:table-cell>
          <table:table-cell/>
          <table:table-cell office:value-type="string" calcext:value-type="string">
            <text:p>දර කැඩීම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ගේ නෑමට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තුරු කැඩීමට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 දැක ගැනීම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89" calcext:value-type="float">
            <text:p>189</text:p>
          </table:table-cell>
          <table:table-cell table:number-columns-repeated="2"/>
          <table:table-cell office:value-type="string" calcext:value-type="string">
            <text:p>ගමමහගේ දුව විවාහ වුයේ කවුරුන් සමඟ ද?</text:p>
          </table:table-cell>
          <table:table-cell/>
          <table:table-cell office:value-type="string" calcext:value-type="string">
            <text:p>රාළහාමි සමඟ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යා සමඟ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තුරා සමඟ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යා සමඟ</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0" calcext:value-type="float">
            <text:p>190</text:p>
          </table:table-cell>
          <table:table-cell table:number-columns-repeated="2"/>
          <table:table-cell office:value-type="string" calcext:value-type="string">
            <text:p>නරිබෑණා නාට්‍යයේ අඩංගු ගීතයකි.</text:p>
          </table:table-cell>
          <table:table-cell/>
          <table:table-cell office:value-type="string" calcext:value-type="string">
            <text:p>ඇහැළ මලින් ගස් පිරිලා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 අහස් තාලේ අගේ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ගේ පොඩි යාලූ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න් පිච්ච මල් ඉහිරුණු</text:p>
          </table:table-cell>
          <table:table-cell office:value-type="float" office:value="0" calcext:value-type="float">
            <text:p>0</text:p>
          </table:table-cell>
          <table:table-cell table:style-name="ce2" table:number-columns-repeated="1006"/>
        </table:table-row>
        <table:table-row table:style-name="ro1">
          <table:table-cell office:value-type="float" office:value="39" calcext:value-type="float">
            <text:p>3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09</text:p>
          </table:table-cell>
          <table:table-cell office:value-type="float" office:value="9" calcext:value-type="float">
            <text:p>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මහාප‍්‍රාණ අක්ෂර පිළිබඳ හඳුන්වාදීම. /අභ්‍යාස කිරීම.</text:p>
          </table:table-cell>
          <table:table-cell office:value-type="string" calcext:value-type="string">
            <text:p>මහාප‍්‍රාණ අක්ෂර යනු කුමක් ද යන්න හඳුන්වාදිම. මහාප‍්‍රාණ අක්ෂර වෙන වෙනම හඳුනා ගැනීම. මහාප‍්‍රාණ අක්ෂර සහිත වචන හඳුනා ගැනීම. ඒ ඇසුරෙන් අභ්‍යාස සිදු කිරීම.</text:p>
          </table:table-cell>
          <table:table-cell table:style-name="ce3" office:value-type="time" office:time-value="PT01H00M00S" calcext:value-type="time">
            <text:p>01:00:00</text:p>
          </table:table-cell>
          <table:table-cell office:value-type="float" office:value="191" calcext:value-type="float">
            <text:p>191</text:p>
          </table:table-cell>
          <table:table-cell table:number-columns-repeated="2"/>
          <table:table-cell office:value-type="string" calcext:value-type="string">
            <text:p>මහත් වු හඬකින් උච්චාරණය කරන අක්ෂර මේ නමින් හැඳින්වේ.</text:p>
          </table:table-cell>
          <table:table-cell/>
          <table:table-cell office:value-type="string" calcext:value-type="string">
            <text:p>අල්පප‍්‍රාණ අක්ෂර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ප‍්‍රාණ අක්ෂ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ඕෂ්ඨජ අක්ෂර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වර අක්ෂ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2" calcext:value-type="float">
            <text:p>192</text:p>
          </table:table-cell>
          <table:table-cell table:number-columns-repeated="2"/>
          <table:table-cell office:value-type="string" calcext:value-type="string">
            <text:p>මහාප‍්‍රාණ අක්ෂර ගණන කීයද?</text:p>
          </table:table-cell>
          <table:table-cell/>
          <table:table-cell office:value-type="float" office:value="20" calcext:value-type="float">
            <text:p>2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 calcext:value-type="float">
            <text:p>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3" calcext:value-type="float">
            <text:p>193</text:p>
          </table:table-cell>
          <table:table-cell table:number-columns-repeated="2"/>
          <table:table-cell office:value-type="string" calcext:value-type="string">
            <text:p><text:s/>මහාප‍්‍රාණ අක්ෂර වලට අදාළ නොවන අක්ෂරය කුමක්ද?</text:p>
          </table:table-cell>
          <table:table-cell/>
          <table:table-cell office:value-type="string" calcext:value-type="string">
            <text:p>ඛ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ඨ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ථ</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194" calcext:value-type="float">
            <text:p>194</text:p>
          </table:table-cell>
          <table:table-cell table:number-columns-repeated="2"/>
          <table:table-cell office:value-type="string" calcext:value-type="string">
            <text:p>මහාප‍්‍රාණ අක්ෂර වලට කියන තවත් නමක් වන්නේ</text:p>
          </table:table-cell>
          <table:table-cell/>
          <table:table-cell office:value-type="string" calcext:value-type="string">
            <text:p>ස්වර අක්ෂ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ඤ්ජන අක්ෂර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ධ්වනිතාක්ෂර අක්ෂ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ධජ අක්ෂ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195" calcext:value-type="float">
            <text:p>195</text:p>
          </table:table-cell>
          <table:table-cell table:number-columns-repeated="2"/>
          <table:table-cell office:value-type="string" calcext:value-type="string">
            <text:p>මහාප‍්‍රාණ අක්ෂර සහිත <text:s/>වාක්‍ය තෝරන්න.</text:p>
          </table:table-cell>
          <table:table-cell/>
          <table:table-cell office:value-type="string" calcext:value-type="string">
            <text:p>මම ඡන්දය දැමීමට ගියෙ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ත්තා ගෙදර ආ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ඟ ගලා බ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යා බුලත් කොටයි.</text:p>
          </table:table-cell>
          <table:table-cell office:value-type="float" office:value="0" calcext:value-type="float">
            <text:p>0</text:p>
          </table:table-cell>
          <table:table-cell table:style-name="ce2" table:number-columns-repeated="1006"/>
        </table:table-row>
        <table:table-row table:style-name="ro1">
          <table:table-cell office:value-type="float" office:value="40" calcext:value-type="float">
            <text:p>4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10</text:p>
          </table:table-cell>
          <table:table-cell office:value-type="float" office:value="10" calcext:value-type="float">
            <text:p>1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සඤ්ඤක අක්ෂර භාවිතය. /අභ්‍යාස සිදු කිරීම.</text:p>
          </table:table-cell>
          <table:table-cell office:value-type="string" calcext:value-type="string">
            <text:p>සඤ්ඤක අක්ෂර පිළිබඳ හඳුන්වා දීම. සඤ්ඤක අක්ෂර වෙන වෙනම හඳුන්වා දීම. සඤ්ඤක අක්ෂර වල පවතින ලක්ෂණ හඳුන්වා දීම. සඤ්ඤක අක්ෂර සහිත වචන හඳුනා ගැනීම. ඒ ඇසුරෙන් අභ්‍යාස සිදු කිරීම.</text:p>
          </table:table-cell>
          <table:table-cell table:style-name="ce3" office:value-type="time" office:time-value="PT01H00M00S" calcext:value-type="time">
            <text:p>01:00:00</text:p>
          </table:table-cell>
          <table:table-cell office:value-type="float" office:value="196" calcext:value-type="float">
            <text:p>196</text:p>
          </table:table-cell>
          <table:table-cell table:number-columns-repeated="2"/>
          <table:table-cell office:value-type="string" calcext:value-type="string">
            <text:p>සඤ්ඤක අක්ෂර ගණන කීයද?</text:p>
          </table:table-cell>
          <table:table-cell/>
          <table:table-cell office:value-type="float" office:value="10" calcext:value-type="float">
            <text:p>1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5" calcext:value-type="float">
            <text:p>1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5" calcext:value-type="float">
            <text:p>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20" calcext:value-type="float">
            <text:p>20</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7" calcext:value-type="float">
            <text:p>197</text:p>
          </table:table-cell>
          <table:table-cell table:number-columns-repeated="2"/>
          <table:table-cell office:value-type="string" calcext:value-type="string">
            <text:p>සඤ්ඤක අක්ෂර වලට යෙදෙන තවත් නමකි.</text:p>
          </table:table-cell>
          <table:table-cell/>
          <table:table-cell office:value-type="string" calcext:value-type="string">
            <text:p>තාලුජ අක්ෂර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ර්ධජ අක්ෂර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නු නාසික්‍ය අක්ෂර</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දන්තජ අක්ෂර</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8" calcext:value-type="float">
            <text:p>198</text:p>
          </table:table-cell>
          <table:table-cell table:number-columns-repeated="2"/>
          <table:table-cell office:value-type="string" calcext:value-type="string">
            <text:p>සඤ්ඤක අක්ෂර වල නිවැරදි විශේෂ ලක්ෂණයක් වන්නේ මින් කුමක් ද?</text:p>
          </table:table-cell>
          <table:table-cell/>
          <table:table-cell office:value-type="string" calcext:value-type="string">
            <text:p>හල් වී නොයෙදේ</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ලට යෙ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උච්චාරණය අපහසු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ගණන 06 කි</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199" calcext:value-type="float">
            <text:p>199</text:p>
          </table:table-cell>
          <table:table-cell table:number-columns-repeated="2"/>
          <table:table-cell office:value-type="string" calcext:value-type="string">
            <text:p>සඤ්ඤක අක්ෂරයක් නොවන්නේ මින් කුමක් ද?</text:p>
          </table:table-cell>
          <table:table-cell/>
          <table:table-cell office:value-type="string" calcext:value-type="string">
            <text:p>ඟ <text:s/></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ඳ <text:s/></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ධ</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ඹ</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00" calcext:value-type="float">
            <text:p>200</text:p>
          </table:table-cell>
          <table:table-cell table:number-columns-repeated="2"/>
          <table:table-cell office:value-type="string" calcext:value-type="string">
            <text:p>සඤ්ඤක අක්ෂරයක් සහිත වචනය තෝරන්න</text:p>
          </table:table-cell>
          <table:table-cell/>
          <table:table-cell office:value-type="string" calcext:value-type="string">
            <text:p>බෝතලය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ඳ</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ඔරලෝසු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කළය</text:p>
          </table:table-cell>
          <table:table-cell office:value-type="float" office:value="0" calcext:value-type="float">
            <text:p>0</text:p>
          </table:table-cell>
          <table:table-cell table:style-name="ce2" table:number-columns-repeated="1006"/>
        </table:table-row>
        <table:table-row table:style-name="ro1">
          <table:table-cell office:value-type="float" office:value="41" calcext:value-type="float">
            <text:p>4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8-ep11</text:p>
          </table:table-cell>
          <table:table-cell office:value-type="float" office:value="11" calcext:value-type="float">
            <text:p>1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නලපාන ජාතකය</text:p>
          </table:table-cell>
          <table:table-cell office:value-type="string" calcext:value-type="string">
            <text:p>“න, ණ, හා, ළ, ල” භාවිතය හඳුන්වා දීම /අභ්‍යාස කිරීම.</text:p>
          </table:table-cell>
          <table:table-cell office:value-type="string" calcext:value-type="string">
            <text:p>“න, ණ, හා, ළ, ල” පිළිබඳ හඳුන්වා දීම. ඒවාට යොදන නාමයන් හඳුන්වා දීම. මෙම අක්ෂර නිවැරදිව යොදන ආකාරය අධ්‍යනය කිරීම. මෙම අක්ෂර සහිත වචන අධ්‍යනය කිරීම. ඒ ඇසුරෙන් අභ්‍යාස සිදු කිරීම.</text:p>
          </table:table-cell>
          <table:table-cell table:style-name="ce3" office:value-type="time" office:time-value="PT01H00M00S" calcext:value-type="time">
            <text:p>01:00:00</text:p>
          </table:table-cell>
          <table:table-cell office:value-type="float" office:value="201" calcext:value-type="float">
            <text:p>201</text:p>
          </table:table-cell>
          <table:table-cell table:number-columns-repeated="2"/>
          <table:table-cell office:value-type="string" calcext:value-type="string">
            <text:p>දන්තජ ‘න’ අකුර යෙදී ඇති වචනය තෝරන්න</text:p>
          </table:table-cell>
          <table:table-cell/>
          <table:table-cell office:value-type="string" calcext:value-type="string">
            <text:p>නයනා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ණ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තමරා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ත්ත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02" calcext:value-type="float">
            <text:p>202</text:p>
          </table:table-cell>
          <table:table-cell table:number-columns-repeated="2"/>
          <table:table-cell office:value-type="string" calcext:value-type="string">
            <text:p><text:s/>මුර්ධජ ‘ණ’ අකුර යෙදී ඇති <text:s/>වචනය තෝරන්න</text:p>
          </table:table-cell>
          <table:table-cell/>
          <table:table-cell office:value-type="string" calcext:value-type="string">
            <text:p>ණය හිමියා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යඟලා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න්තාර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ල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03" calcext:value-type="float">
            <text:p>203</text:p>
          </table:table-cell>
          <table:table-cell table:number-columns-repeated="2"/>
          <table:table-cell office:value-type="string" calcext:value-type="string">
            <text:p><text:s/>දන්තජ ‘ල’ සහිත වචනය තෝරන්න</text:p>
          </table:table-cell>
          <table:table-cell/>
          <table:table-cell office:value-type="string" calcext:value-type="string">
            <text:p>ළම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නාසි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ස්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ළඟ</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4" calcext:value-type="float">
            <text:p>204</text:p>
          </table:table-cell>
          <table:table-cell table:number-columns-repeated="2"/>
          <table:table-cell office:value-type="string" calcext:value-type="string">
            <text:p><text:s/>මුර්ධජ ‘ණ’ සහිත වචන පේළිය තෝරන්න</text:p>
          </table:table-cell>
          <table:table-cell/>
          <table:table-cell office:value-type="string" calcext:value-type="string">
            <text:p>දණ, වන, කැ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රණ, ගණ, රණ</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න, නුවණ, පහ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දන, පහන, කැ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5" calcext:value-type="float">
            <text:p>205</text:p>
          </table:table-cell>
          <table:table-cell table:number-columns-repeated="2"/>
          <table:table-cell office:value-type="string" calcext:value-type="string">
            <text:p><text:s/>ගොවියා තනියම ............................................. <text:s/>යයි හිස්තැනට ආ යුතු පදය ලියන්න</text:p>
          </table:table-cell>
          <table:table-cell/>
          <table:table-cell office:value-type="string" calcext:value-type="string">
            <text:p>ගෙදර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ඹුරට</text:p>
          </table:table-cell>
          <table:table-cell office:value-type="float" office:value="0" calcext:value-type="float">
            <text:p>0</text:p>
          </table:table-cell>
          <table:table-cell table:style-name="ce2" table:number-columns-repeated="1006"/>
        </table:table-row>
        <table:table-row table:style-name="ro1">
          <table:table-cell office:value-type="float" office:value="42" calcext:value-type="float">
            <text:p>4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2</text:p>
          </table:table-cell>
          <table:table-cell office:value-type="float" office:value="12" calcext:value-type="float">
            <text:p>12</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පිළිබඳ හඳුන්වා දීම. /නිර්දේශිත පාඩම ඉගැන්වීම.</text:p>
          </table:table-cell>
          <table:table-cell office:value-type="string" calcext:value-type="string">
            <text:p>ක‍්‍රියා පද පිළිබඳ හඳුන්වා දීම. ක‍්‍රියා පද යනු මොනවාද යන්න අධ්‍යනය කිරීම. ක‍්‍රියා පද සම්බන්ධයෙන් පවතින පාඩම අධ්‍යනය කිරීම. ඒමගින් ක‍්‍රියා පද පිළිබඳ පුළුල් දැනුමක් ලබා දීම.</text:p>
          </table:table-cell>
          <table:table-cell table:style-name="ce3" office:value-type="time" office:time-value="PT01H00M00S" calcext:value-type="time">
            <text:p>01:00:00</text:p>
          </table:table-cell>
          <table:table-cell office:value-type="float" office:value="206" calcext:value-type="float">
            <text:p>206</text:p>
          </table:table-cell>
          <table:table-cell table:number-columns-repeated="2"/>
          <table:table-cell office:value-type="string" calcext:value-type="string">
            <text:p>මිනිසුන් අදහස් ප‍්‍රකාශ කිරීමට යොදා ගනු ලබන්නේ කුමක් ද?</text:p>
          </table:table-cell>
          <table:table-cell/>
          <table:table-cell office:value-type="string" calcext:value-type="string">
            <text:p>භාෂාව මඟින්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රු මඟි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ගචලන මඟි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බ්ද මඟි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7" calcext:value-type="float">
            <text:p>207</text:p>
          </table:table-cell>
          <table:table-cell table:number-columns-repeated="2"/>
          <table:table-cell office:value-type="string" calcext:value-type="string">
            <text:p><text:s/>බෝට්ටුවේ අලූත්වැඩියා කටයුතු සිදු කළේ කවුරුන් ද?</text:p>
          </table:table-cell>
          <table:table-cell/>
          <table:table-cell office:value-type="string" calcext:value-type="string">
            <text:p>පියදාස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ණරා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රවික‍්‍ර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ර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8" calcext:value-type="float">
            <text:p>208</text:p>
          </table:table-cell>
          <table:table-cell table:number-columns-repeated="2"/>
          <table:table-cell office:value-type="string" calcext:value-type="string">
            <text:p>බෝට්ටුවේ නැගී යෑමට අවශ්‍ය බව කියමින් කරදර කළේ කවුද?</text:p>
          </table:table-cell>
          <table:table-cell/>
          <table:table-cell office:value-type="string" calcext:value-type="string">
            <text:p>ශරත්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මලා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ණරා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09" calcext:value-type="float">
            <text:p>209</text:p>
          </table:table-cell>
          <table:table-cell table:number-columns-repeated="2"/>
          <table:table-cell office:value-type="string" calcext:value-type="string">
            <text:p>පියදාස ගොඩබිමින් දිවයිනේ අනෙක් පැත්තට අරගෙන ගිය සත්තු වර්ගය කුමක්ද?</text:p>
          </table:table-cell>
          <table:table-cell/>
          <table:table-cell office:value-type="string" calcext:value-type="string">
            <text:p>බල්ලෝ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ළු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ක්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10" calcext:value-type="float">
            <text:p>210</text:p>
          </table:table-cell>
          <table:table-cell table:number-columns-repeated="2"/>
          <table:table-cell office:value-type="string" calcext:value-type="string">
            <text:p><text:s/>දිවයිනේ අනික් පැත්තට යෑමට මෙම කණ්ඩායමට කොපමණ කාලය ගතවේ ද?</text:p>
          </table:table-cell>
          <table:table-cell/>
          <table:table-cell office:value-type="string" calcext:value-type="string">
            <text:p>පැය 2 <text:s text:c="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ය 4</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ය 6 <text:s text:c="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පැය 1</text:p>
          </table:table-cell>
          <table:table-cell office:value-type="float" office:value="0" calcext:value-type="float">
            <text:p>0</text:p>
          </table:table-cell>
          <table:table-cell table:style-name="ce2" table:number-columns-repeated="1006"/>
        </table:table-row>
        <table:table-row table:style-name="ro1">
          <table:table-cell office:value-type="float" office:value="43" calcext:value-type="float">
            <text:p>4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3</text:p>
          </table:table-cell>
          <table:table-cell office:value-type="float" office:value="13" calcext:value-type="float">
            <text:p>13</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වල වචන භේදය අවබෝධය අභ්‍යාස සිදු කිරීම.</text:p>
          </table:table-cell>
          <table:table-cell office:value-type="string" calcext:value-type="string">
            <text:p>ක‍්‍රියා පද වල වචන භේද පිළිබඳ හඳුන්වා දීම. ඒක වචන හා බහු වචන පිළිබඳ අවබෝධ කරවීම. ඒ ඇසුරෙන් අභ්‍යාස සිදු කිරීම.</text:p>
          </table:table-cell>
          <table:table-cell table:style-name="ce3" office:value-type="time" office:time-value="PT01H00M00S" calcext:value-type="time">
            <text:p>01:00:00</text:p>
          </table:table-cell>
          <table:table-cell office:value-type="float" office:value="211" calcext:value-type="float">
            <text:p>211</text:p>
          </table:table-cell>
          <table:table-cell table:number-columns-repeated="2"/>
          <table:table-cell office:value-type="string" calcext:value-type="string">
            <text:p>මම ගීතයක් ............................................... <text:s/>හිස්තැනට සුදුසු ආඛ්‍යාතය යොදන්න</text:p>
          </table:table-cell>
          <table:table-cell/>
          <table:table-cell office:value-type="string" calcext:value-type="string">
            <text:p>ග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යමු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යන්නේ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නි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12" calcext:value-type="float">
            <text:p>212</text:p>
          </table:table-cell>
          <table:table-cell table:number-columns-repeated="2"/>
          <table:table-cell office:value-type="string" calcext:value-type="string">
            <text:p><text:s/>පූසෝ කිරි .............................................. <text:s/>හිස්තැනට සුදුසු ආඛ්‍යාතය යොදන්න</text:p>
          </table:table-cell>
          <table:table-cell/>
          <table:table-cell office:value-type="string" calcext:value-type="string">
            <text:p>බො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න්නේමු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න්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13" calcext:value-type="float">
            <text:p>213</text:p>
          </table:table-cell>
          <table:table-cell table:number-columns-repeated="2"/>
          <table:table-cell office:value-type="string" calcext:value-type="string">
            <text:p>ඒක වචන ක‍්‍රියා පදය තෝරන්න</text:p>
          </table:table-cell>
          <table:table-cell/>
          <table:table-cell office:value-type="string" calcext:value-type="string">
            <text:p>නටති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යි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14" calcext:value-type="float">
            <text:p>214</text:p>
          </table:table-cell>
          <table:table-cell table:number-columns-repeated="2"/>
          <table:table-cell office:value-type="string" calcext:value-type="string">
            <text:p>බහු වචන ක‍්‍රියා පදය තෝරන්න</text:p>
          </table:table-cell>
          <table:table-cell/>
          <table:table-cell office:value-type="string" calcext:value-type="string">
            <text:p>නටයි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15" calcext:value-type="float">
            <text:p>215</text:p>
          </table:table-cell>
          <table:table-cell table:number-columns-repeated="2"/>
          <table:table-cell office:value-type="string" calcext:value-type="string">
            <text:p>මල්ලී කඩේට ....................................... හිස්තැනට සුදුසු පද යොදන්න</text:p>
          </table:table-cell>
          <table:table-cell/>
          <table:table-cell office:value-type="string" calcext:value-type="string">
            <text:p>යති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යි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මු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මි</text:p>
          </table:table-cell>
          <table:table-cell office:value-type="float" office:value="0" calcext:value-type="float">
            <text:p>0</text:p>
          </table:table-cell>
          <table:table-cell table:style-name="ce2" table:number-columns-repeated="1006"/>
        </table:table-row>
        <table:table-row table:style-name="ro1">
          <table:table-cell office:value-type="float" office:value="44" calcext:value-type="float">
            <text:p>4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4</text:p>
          </table:table-cell>
          <table:table-cell office:value-type="float" office:value="14" calcext:value-type="float">
            <text:p>1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වල පුරුෂ භේදය අවබෝධ <text:s/>අභ්‍යාස සිදු කිරීම.</text:p>
          </table:table-cell>
          <table:table-cell office:value-type="string" calcext:value-type="string">
            <text:p>ක‍්‍රියා පද වල පුරුෂ භේදය පිළිබඳ හඳුන්වා දීම. මෙහි දී පුරුෂ භේදයේ ප‍්‍රධාන කොටස් තුන වන උත්තම පුරුෂ, මධ්‍යම පුරුෂ සහ ප‍්‍රථම පුරුෂ පිළිබඳ හඳුන්වා දීම. මෙම පුරුෂ භේදයට අනුව ක‍්‍රියා පද යොදන ආකාරය අධ්‍යනය කිරීම.</text:p>
          </table:table-cell>
          <table:table-cell table:style-name="ce3" office:value-type="time" office:time-value="PT01H00M00S" calcext:value-type="time">
            <text:p>01:00:00</text:p>
          </table:table-cell>
          <table:table-cell office:value-type="float" office:value="216" calcext:value-type="float">
            <text:p>216</text:p>
          </table:table-cell>
          <table:table-cell table:number-columns-repeated="2"/>
          <table:table-cell office:value-type="string" calcext:value-type="string">
            <text:p>ක‍්‍රියා පද වල පුරුෂ භේදයට අයත් නොවන්නේ මින් කුමන පුරුෂයද?</text:p>
          </table:table-cell>
          <table:table-cell/>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ධ්‍යම පුරුෂ</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ථම පුරුෂ</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ර්ව නාම</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217" calcext:value-type="float">
            <text:p>217</text:p>
          </table:table-cell>
          <table:table-cell table:number-columns-repeated="2"/>
          <table:table-cell office:value-type="string" calcext:value-type="string">
            <text:p>උත්තම පුරුෂ ඒක වචන නාම පදය කුමක්ද ?</text:p>
          </table:table-cell>
          <table:table-cell/>
          <table:table-cell office:value-type="string" calcext:value-type="string">
            <text:p>අපි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ප</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18" calcext:value-type="float">
            <text:p>218</text:p>
          </table:table-cell>
          <table:table-cell table:number-columns-repeated="2"/>
          <table:table-cell office:value-type="string" calcext:value-type="string">
            <text:p>උත්තම පුරුෂ බහු වචන නාම පදය කුමක් ද?</text:p>
          </table:table-cell>
          <table:table-cell/>
          <table:table-cell office:value-type="string" calcext:value-type="string">
            <text:p>අප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අපි</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19" calcext:value-type="float">
            <text:p>219</text:p>
          </table:table-cell>
          <table:table-cell table:number-columns-repeated="2"/>
          <table:table-cell office:value-type="string" calcext:value-type="string">
            <text:p>නුඹ පොතේ ................................................. හිස්තැනට සුදුසු පදය තෝරන්න</text:p>
          </table:table-cell>
          <table:table-cell/>
          <table:table-cell office:value-type="string" calcext:value-type="string">
            <text:p>බල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ලන්නේහි</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ල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ලන්නේ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20" calcext:value-type="float">
            <text:p>220</text:p>
          </table:table-cell>
          <table:table-cell table:number-columns-repeated="2"/>
          <table:table-cell office:value-type="string" calcext:value-type="string">
            <text:p>ප‍්‍රථම පුරුෂ ඒක වචන නාම පදයකි</text:p>
          </table:table-cell>
          <table:table-cell/>
          <table:table-cell office:value-type="string" calcext:value-type="string">
            <text:p>ඔහු</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ළමයි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ඔවුහු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පුසෝ</text:p>
          </table:table-cell>
          <table:table-cell office:value-type="float" office:value="0" calcext:value-type="float">
            <text:p>0</text:p>
          </table:table-cell>
          <table:table-cell table:style-name="ce2" table:number-columns-repeated="1006"/>
        </table:table-row>
        <table:table-row table:style-name="ro1">
          <table:table-cell office:value-type="float" office:value="45" calcext:value-type="float">
            <text:p>4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5</text:p>
          </table:table-cell>
          <table:table-cell office:value-type="float" office:value="15" calcext:value-type="float">
            <text:p>15</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ක‍්‍රියා පද වල කාල භේදය අවබෝධය අභ්‍යාස සිදු කිරීම.</text:p>
          </table:table-cell>
          <table:table-cell office:value-type="string" calcext:value-type="string">
            <text:p>ක‍්‍රියා පද වල කාල භේදය හඳුන්වා දීම. කාල භේදය ද ප‍්‍රධාන වශයෙන් කොටස් තුනක් පැහැදිලි කිරීම. අතීත කාලය, වර්තමාන කාලය, අනාගත කාලය යන කාල තුනට අනුව ක‍්‍රියා පද යොදා ගන්නා ආකාරය අධ්‍යනය කිරීම. අභ්‍යාස සිදු කිරීම.</text:p>
          </table:table-cell>
          <table:table-cell table:style-name="ce3" office:value-type="time" office:time-value="PT01H00M00S" calcext:value-type="time">
            <text:p>01:00:00</text:p>
          </table:table-cell>
          <table:table-cell office:value-type="float" office:value="221" calcext:value-type="float">
            <text:p>221</text:p>
          </table:table-cell>
          <table:table-cell table:number-columns-repeated="2"/>
          <table:table-cell office:value-type="string" calcext:value-type="string">
            <text:p>‘මම නුවර ................’ අතීත කාලයට හැඟවෙන පරිදි ආඛ්‍යාතය යොදා වාක්‍ය සම්පුර්ණ කරන්න</text:p>
          </table:table-cell>
          <table:table-cell/>
          <table:table-cell office:value-type="string" calcext:value-type="string">
            <text:p>ය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යන්නෙමි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ගි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2" calcext:value-type="float">
            <text:p>222</text:p>
          </table:table-cell>
          <table:table-cell table:number-columns-repeated="2"/>
          <table:table-cell office:value-type="string" calcext:value-type="string">
            <text:p>‘වෛද්‍යතුමා ශල්‍ය කර්මය ...............’ වර්තමාන කාලයට හැඟවෙන පරිදි ආඛ්‍යාතය යොදා වාක්‍ය සම්පුර්ණ කරන්න</text:p>
          </table:table-cell>
          <table:table-cell/>
          <table:table-cell office:value-type="string" calcext:value-type="string">
            <text:p>සිදු කළේ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කරයි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කරති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 වි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3" calcext:value-type="float">
            <text:p>223</text:p>
          </table:table-cell>
          <table:table-cell table:number-columns-repeated="2"/>
          <table:table-cell office:value-type="string" calcext:value-type="string">
            <text:p>‘නංගි ................................................... <text:s/>අධ්‍යාපන චාරිකාව යයි.’ අනාගත කාලය හැඟවෙන පරිදි වාක්‍ය සකස් කරන්න</text:p>
          </table:table-cell>
          <table:table-cell/>
          <table:table-cell office:value-type="string" calcext:value-type="string">
            <text:p>හෙ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ද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ඊ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4" calcext:value-type="float">
            <text:p>224</text:p>
          </table:table-cell>
          <table:table-cell table:number-columns-repeated="2"/>
          <table:table-cell office:value-type="string" calcext:value-type="string">
            <text:p>‘රියැදුරා වාහනය වේගයෙන් පදවයි.’ යන වාක්‍ය අයත් කාලය කුමක් ද?</text:p>
          </table:table-cell>
          <table:table-cell/>
          <table:table-cell office:value-type="string" calcext:value-type="string">
            <text:p>අතීත කාල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ගත කාලය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තමාන කාලය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තීත කා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25" calcext:value-type="float">
            <text:p>225</text:p>
          </table:table-cell>
          <table:table-cell table:number-columns-repeated="2"/>
          <table:table-cell office:value-type="string" calcext:value-type="string">
            <text:p>‘වෛද්‍යවරයා රෝගීන් පරීක්ෂා කළේය’ <text:s/>යන වාක්‍ය අයත් කාලය නම් කරන්න</text:p>
          </table:table-cell>
          <table:table-cell/>
          <table:table-cell office:value-type="string" calcext:value-type="string">
            <text:p>අතීත කා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ගත කාල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තමාන කාල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තීත කා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46" calcext:value-type="float">
            <text:p>4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6</text:p>
          </table:table-cell>
          <table:table-cell office:value-type="float" office:value="16" calcext:value-type="float">
            <text:p>16</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ක‍්‍රියා පද හා එහි ප‍්‍රභේද</text:p>
          </table:table-cell>
          <table:table-cell office:value-type="string" calcext:value-type="string">
            <text:p>ලිංග භේදය පිළිබඳ අවබෝධය අභ්‍යාස සිදු කිරීම.</text:p>
          </table:table-cell>
          <table:table-cell office:value-type="string" calcext:value-type="string">
            <text:p>ක‍්‍රියා පද වල ලිංග භේදයභේදය හඳුන්වා දීම. ඒ අනුව ලිංග භේදය කොටස් තුනකට වර්ගීකරණය කිරීම. ස්ත‍්‍රී ලිංග, පුරුෂ ලිංග අනුව ක‍්‍රියා පද වර්ගීකරණය හදුන්වා දීම. ඒ ඇසුරෙන් අභ්‍යාස සිදු කිරීම.</text:p>
          </table:table-cell>
          <table:table-cell table:style-name="ce3" office:value-type="time" office:time-value="PT01H00M00S" calcext:value-type="time">
            <text:p>01:00:00</text:p>
          </table:table-cell>
          <table:table-cell office:value-type="float" office:value="226" calcext:value-type="float">
            <text:p>226</text:p>
          </table:table-cell>
          <table:table-cell table:number-columns-repeated="2"/>
          <table:table-cell office:value-type="string" calcext:value-type="string">
            <text:p>‘තාත්තා දර පලන්නේය’ යන වාක්‍යයේ පලන්නේය යනු කුමන වර්ගයට අයත් ක‍්‍රියා පදයක් ද?</text:p>
          </table:table-cell>
          <table:table-cell/>
          <table:table-cell office:value-type="string" calcext:value-type="string">
            <text:p>ස්ත‍්‍රී ලිංගයට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ෂ ලිංගයට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7" calcext:value-type="float">
            <text:p>227</text:p>
          </table:table-cell>
          <table:table-cell table:number-columns-repeated="2"/>
          <table:table-cell office:value-type="string" calcext:value-type="string">
            <text:p>‘ගුරුතුමී පාඩම කියා දෙන්නීය’. මෙහි දෙන්නීය යන යනු කුමන වර්ගයට අයත් ක‍්‍රියා පදයක් ද?</text:p>
          </table:table-cell>
          <table:table-cell/>
          <table:table-cell office:value-type="string" calcext:value-type="string">
            <text:p>ස්ත‍්‍රී ලිංගය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ෂ ලිංගයට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8" calcext:value-type="float">
            <text:p>228</text:p>
          </table:table-cell>
          <table:table-cell table:number-columns-repeated="2"/>
          <table:table-cell office:value-type="string" calcext:value-type="string">
            <text:p>අක්කා මල් ....................................... <text:s/>යන හිස්තැනට යෙදිය යුතු ක්‍රියා පදය කුමක් ද?</text:p>
          </table:table-cell>
          <table:table-cell/>
          <table:table-cell office:value-type="string" calcext:value-type="string">
            <text:p>නෙලුවේ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වෝය <text:s text:c="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න්නීය <text:s text:c="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29" calcext:value-type="float">
            <text:p>229</text:p>
          </table:table-cell>
          <table:table-cell table:number-columns-repeated="2"/>
          <table:table-cell office:value-type="string" calcext:value-type="string">
            <text:p>කළේය යනු ....................................... අයත් ක‍්‍රියා පදයකි</text:p>
          </table:table-cell>
          <table:table-cell/>
          <table:table-cell office:value-type="string" calcext:value-type="string">
            <text:p>ස්ත‍්‍රී ලිංගයට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ෂ ලිංගය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පුංසක ලිංගය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තම පුරුෂ</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0" calcext:value-type="float">
            <text:p>230</text:p>
          </table:table-cell>
          <table:table-cell table:number-columns-repeated="2"/>
          <table:table-cell office:value-type="string" calcext:value-type="string">
            <text:p>වෛද්‍යවරයා රෝගියාට ප‍්‍රතිකාර .................... <text:s/>හිස්තැනට ආ යුතු පදය තෝරන්න.</text:p>
          </table:table-cell>
          <table:table-cell/>
          <table:table-cell office:value-type="string" calcext:value-type="string">
            <text:p>කළේය <text:s text:c="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න්නී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text:p>
          </table:table-cell>
          <table:table-cell office:value-type="float" office:value="0" calcext:value-type="float">
            <text:p>0</text:p>
          </table:table-cell>
          <table:table-cell table:style-name="ce2" table:number-columns-repeated="1006"/>
        </table:table-row>
        <table:table-row table:style-name="ro1">
          <table:table-cell office:value-type="float" office:value="47" calcext:value-type="float">
            <text:p>4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0-ep17</text:p>
          </table:table-cell>
          <table:table-cell office:value-type="float" office:value="17" calcext:value-type="float">
            <text:p>17</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වාක්‍ය නිර්මාණය</text:p>
          </table:table-cell>
          <table:table-cell office:value-type="string" calcext:value-type="string">
            <text:p>වාක්‍ය නිර්මාණය පිළිබඳ හැඳින්වීම. /වාක්‍ය ගොඩනැගීමට මුලිකාංග කියා දීම.</text:p>
          </table:table-cell>
          <table:table-cell office:value-type="string" calcext:value-type="string">
            <text:p>ලේඛනයේ යෙදීමේ දී වාක්‍ය ලිවීම සිදු කළ යුතුවේ. වාක්‍ය ලිවීමේ දී වාක්‍යයක පැවැතිය යුතු මූලිකාංග හඳුනා ගත යුතුවේ. ඒ ප‍්‍රධාන අංග පිළිබඳ දැනුවත් කිරීම. වාක්‍යයන් කිහිපයක් ගෙන උක්තය, කර්මය, ක‍්‍රියාව හදුනා ගන්නා ආකාරය අධ්‍යනය කිරීම.</text:p>
          </table:table-cell>
          <table:table-cell table:style-name="ce3" office:value-type="time" office:time-value="PT01H00M00S" calcext:value-type="time">
            <text:p>01:00:00</text:p>
          </table:table-cell>
          <table:table-cell office:value-type="float" office:value="231" calcext:value-type="float">
            <text:p>231</text:p>
          </table:table-cell>
          <table:table-cell table:number-columns-repeated="2"/>
          <table:table-cell office:value-type="string" calcext:value-type="string">
            <text:p>‘ශිෂ්‍යයා පොත් පාඩම් කරයි’. මෙහි ශිෂ්‍යයා යනු වාක්‍යයේ ....................................</text:p>
          </table:table-cell>
          <table:table-cell/>
          <table:table-cell office:value-type="string" calcext:value-type="string">
            <text:p>උක්තය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ම්භාව්‍යයක්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2" calcext:value-type="float">
            <text:p>232</text:p>
          </table:table-cell>
          <table:table-cell table:number-columns-repeated="2"/>
          <table:table-cell office:value-type="string" calcext:value-type="string">
            <text:p>‘ශිෂ්‍යයා පොත් පාඩම් කරයි’. මෙහි පොත් යනු වාක්‍යයේ ....................................</text:p>
          </table:table-cell>
          <table:table-cell/>
          <table:table-cell office:value-type="string" calcext:value-type="string">
            <text:p>උක්තය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යි <text:s text:c="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ම්භාව්‍යයක්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3" calcext:value-type="float">
            <text:p>233</text:p>
          </table:table-cell>
          <table:table-cell table:number-columns-repeated="2"/>
          <table:table-cell office:value-type="string" calcext:value-type="string">
            <text:p>‘ශිෂ්‍යයා පොත් පාඩම් කරයි’. මෙහි පාඩම් කරයි යනු වාක්‍යයේ ....................................</text:p>
          </table:table-cell>
          <table:table-cell/>
          <table:table-cell office:value-type="string" calcext:value-type="string">
            <text:p>උක්තයයි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ඛ්‍යාතයයි <text:s text:c="2"/></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මයයි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සම්භාව්‍යයක් ක‍්‍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4" calcext:value-type="float">
            <text:p>234</text:p>
          </table:table-cell>
          <table:table-cell table:number-columns-repeated="2"/>
          <table:table-cell office:value-type="string" calcext:value-type="string">
            <text:p>කර්මය නොමැති අර්ථ පුර්ණ වාක්‍යය තෝරන්න</text:p>
          </table:table-cell>
          <table:table-cell/>
          <table:table-cell office:value-type="string" calcext:value-type="string">
            <text:p>මල් පිපෙ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ළමයා අඹ කඩ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ත්තා වැඩට 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ගී ගී ග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35" calcext:value-type="float">
            <text:p>235</text:p>
          </table:table-cell>
          <table:table-cell table:number-columns-repeated="2"/>
          <table:table-cell office:value-type="string" calcext:value-type="string">
            <text:p>උක්තය ඒක වචනයෙන් යෙදී ඇති වාක්‍ය තෝරන්න</text:p>
          </table:table-cell>
          <table:table-cell/>
          <table:table-cell office:value-type="string" calcext:value-type="string">
            <text:p>අපි පන්සල් 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රුල්ලෝ අහසේ පියාඹ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තරු බබ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යියා සරුංගයක් සාදයි.</text:p>
          </table:table-cell>
          <table:table-cell office:value-type="float" office:value="1" calcext:value-type="float">
            <text:p>1</text:p>
          </table:table-cell>
          <table:table-cell table:style-name="ce2" table:number-columns-repeated="1006"/>
        </table:table-row>
        <table:table-row table:style-name="ro1">
          <table:table-cell office:value-type="float" office:value="48" calcext:value-type="float">
            <text:p>4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0-ep18</text:p>
          </table:table-cell>
          <table:table-cell office:value-type="float" office:value="18" calcext:value-type="float">
            <text:p>18</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වාක්‍ය නිර්මාණය</text:p>
          </table:table-cell>
          <table:table-cell office:value-type="string" calcext:value-type="string">
            <text:p>වාක්‍ය නිර්මාණය පිළිබඳ හැඳින්වීම. /වාක්‍ය ගොඩනැගීමට මුලිකාංග කියා දීම.</text:p>
          </table:table-cell>
          <table:table-cell office:value-type="string" calcext:value-type="string">
            <text:p>වාක්‍ය නිර්මාණයේ දී සම්මත වු නීති රීති අධ්‍යනය කිරීම. උක්තයට ගැළපෙන ලෙස ආඛ්‍යාත යෙදීම පැහැදිලි කිරීම. මෙහිදී උක්තයට ගැළපෙන ලෙස ආඛ්‍යාතය යෙදිමේ දී පවතින නීති රීති පැහැදිලි කිරීම. පුරුෂ භේදයට අනුව සහ ලිංග භේදයට අනුව උක්ත ආඛ්‍යාතය යෙදීම සාකච්ජා කිරීම.</text:p>
          </table:table-cell>
          <table:table-cell table:style-name="ce3" office:value-type="time" office:time-value="PT01H00M00S" calcext:value-type="time">
            <text:p>01:00:00</text:p>
          </table:table-cell>
          <table:table-cell office:value-type="float" office:value="236" calcext:value-type="float">
            <text:p>236</text:p>
          </table:table-cell>
          <table:table-cell table:number-columns-repeated="2"/>
          <table:table-cell office:value-type="string" calcext:value-type="string">
            <text:p><text:s/>ළමයා පොත .................................... හිස්තැනට ආ යුතු ක‍්‍රියා පදය විය යුත්තේ කුමක් ද?</text:p>
          </table:table-cell>
          <table:table-cell/>
          <table:table-cell office:value-type="string" calcext:value-type="string">
            <text:p>බලති <text:s text:c="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වෝය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ල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37" calcext:value-type="float">
            <text:p>237</text:p>
          </table:table-cell>
          <table:table-cell table:number-columns-repeated="2"/>
          <table:table-cell office:value-type="string" calcext:value-type="string">
            <text:p>දොස්තරවරු රෝගීන් සුවපත් .................................... හිස්තැනට ආ යුතු ක‍්‍රියා පදය විය යුත්තේ කුමක් ද?</text:p>
          </table:table-cell>
          <table:table-cell/>
          <table:table-cell office:value-type="string" calcext:value-type="string">
            <text:p>කරයි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ර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රමු <text:s text:c="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ර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38" calcext:value-type="float">
            <text:p>238</text:p>
          </table:table-cell>
          <table:table-cell table:number-columns-repeated="2"/>
          <table:table-cell office:value-type="string" calcext:value-type="string">
            <text:p><text:s/>මම චිත‍්‍රයක් .................................... හිස්තැනට ආ යුතු ක‍්‍රියා පදය විය යුත්තේ කුමක් ද?</text:p>
          </table:table-cell>
          <table:table-cell/>
          <table:table-cell office:value-type="string" calcext:value-type="string">
            <text:p>අදි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න්දෝය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න්දෙ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ඇන්දේ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39" calcext:value-type="float">
            <text:p>239</text:p>
          </table:table-cell>
          <table:table-cell table:number-columns-repeated="2"/>
          <table:table-cell office:value-type="string" calcext:value-type="string">
            <text:p>තරු <text:s/>රෑ අහසේ .................................... හිස්තැනට ආ යුතු ක‍්‍රියා පදය විය යුත්තේ කුමක් ද?</text:p>
          </table:table-cell>
          <table:table-cell/>
          <table:table-cell office:value-type="string" calcext:value-type="string">
            <text:p>බබළති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බළ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බැබලූනෝ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ය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40" calcext:value-type="float">
            <text:p>240</text:p>
          </table:table-cell>
          <table:table-cell table:number-columns-repeated="2"/>
          <table:table-cell office:value-type="string" calcext:value-type="string">
            <text:p><text:s/>යුෂ්මතා වරද .................................... හිස්තැනට ආ යුතු ක‍්‍රියා පදය විය යුත්තේ කුමක් ද?</text:p>
          </table:table-cell>
          <table:table-cell/>
          <table:table-cell office:value-type="string" calcext:value-type="string">
            <text:p>පිළිගත්තේය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ළිගත්තේ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ළිගත්තෙහි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style-name="ce2"/>
          <table:table-cell table:number-columns-repeated="4"/>
          <table:table-cell office:value-type="string" calcext:value-type="string">
            <text:p>පිළිගත්තේහු</text:p>
          </table:table-cell>
          <table:table-cell office:value-type="float" office:value="0" calcext:value-type="float">
            <text:p>0</text:p>
          </table:table-cell>
          <table:table-cell table:style-name="ce2" table:number-columns-repeated="1006"/>
        </table:table-row>
        <table:table-row table:style-name="ro1">
          <table:table-cell office:value-type="float" office:value="49" calcext:value-type="float">
            <text:p>4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0-ep19</text:p>
          </table:table-cell>
          <table:table-cell office:value-type="float" office:value="19" calcext:value-type="float">
            <text:p>19</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වාක්‍ය නිර්මාණය</text:p>
          </table:table-cell>
          <table:table-cell office:value-type="string" calcext:value-type="string">
            <text:p>අභ්‍යාස සිදු කිරීම.</text:p>
          </table:table-cell>
          <table:table-cell office:value-type="string" calcext:value-type="string">
            <text:p>වාක්‍ය නිර්මාණයේ දී ඉගෙන ගත් සම්මත නීති රීති ඇසුරෙන් අභ්‍යාස සිදු කිරීම. වාක්‍ය වල උක්ත ආඛ්‍යාත නිවැරදිව යෙදීම සම්බන්ධයෙන් අභ්‍යාස සිදු කිරීම.</text:p>
          </table:table-cell>
          <table:table-cell table:style-name="ce3" office:value-type="time" office:time-value="PT01H00M00S" calcext:value-type="time">
            <text:p>01:00:00</text:p>
          </table:table-cell>
          <table:table-cell office:value-type="float" office:value="241" calcext:value-type="float">
            <text:p>241</text:p>
          </table:table-cell>
          <table:table-cell table:number-columns-repeated="2"/>
          <table:table-cell office:value-type="string" calcext:value-type="string">
            <text:p>නිවැරදි වාක්‍ය තෝරන්න</text:p>
          </table:table-cell>
          <table:table-cell/>
          <table:table-cell office:value-type="string" calcext:value-type="string">
            <text:p>අපි මාතර බලා ගමන ආරම්භ කළෙ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අපි මාතර බලා ගමන ආරම්භ කළෙ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අපි මාතර බලා ගමන ආරම්භ ක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අපි මාතර බලා ගමන ආරම්භ ක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2" calcext:value-type="float">
            <text:p>242</text:p>
          </table:table-cell>
          <table:table-cell table:number-columns-repeated="2"/>
          <table:table-cell office:value-type="string" calcext:value-type="string">
            <text:p>නිවැරදි වාක්‍ය තෝරන්න</text:p>
          </table:table-cell>
          <table:table-cell/>
          <table:table-cell office:value-type="string" calcext:value-type="string">
            <text:p>රජතුමා සිහාසනයේ අසුන්ගෙන සිටියෝ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රජතුමා සිහාසනයේ අසුන්ගෙන සිටියෙහි.</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style-name="ce2"/>
          <table:table-cell table:number-columns-repeated="4"/>
          <table:table-cell office:value-type="string" calcext:value-type="string">
            <text:p>රජතුමා සිහාසනයේ අසුන්ගෙන සිටියේ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ජතුමා සිහාසනයේ අසුන්ගෙන සිටියෙ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3" calcext:value-type="float">
            <text:p>243</text:p>
          </table:table-cell>
          <table:table-cell table:number-columns-repeated="2"/>
          <table:table-cell office:value-type="string" calcext:value-type="string">
            <text:p>නිවැරදි වාක්‍ය තෝරන්න</text:p>
          </table:table-cell>
          <table:table-cell/>
          <table:table-cell office:value-type="string" calcext:value-type="string">
            <text:p>මල් සුළඟට සෙලවෙ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ල් සුළඟට සෙලවෙ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ල් සුළඟට <text:s/>සෙලවුණෝ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ල් සුළඟට <text:s/>සෙලවෙහි.</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4" calcext:value-type="float">
            <text:p>244</text:p>
          </table:table-cell>
          <table:table-cell table:number-columns-repeated="2"/>
          <table:table-cell office:value-type="string" calcext:value-type="string">
            <text:p>නිවැරදි වාක්‍ය තෝරන්න</text:p>
          </table:table-cell>
          <table:table-cell/>
          <table:table-cell office:value-type="string" calcext:value-type="string">
            <text:p>ගුරුවරිය ශිෂ්‍යයන්ට අවවාද කළේ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රුවරිය ශිෂ්‍යයන්ට අවවාද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රුවරිය ශිෂ්‍යයන්ට අවවාද කළෙ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ගුරුවරිය ශිෂ්‍යයන්ට අවවාද කරන්නී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45" calcext:value-type="float">
            <text:p>245</text:p>
          </table:table-cell>
          <table:table-cell table:number-columns-repeated="2"/>
          <table:table-cell office:value-type="string" calcext:value-type="string">
            <text:p>නිවැරදි වාක්‍ය තෝරන්න</text:p>
          </table:table-cell>
          <table:table-cell/>
          <table:table-cell office:value-type="string" calcext:value-type="string">
            <text:p>මම සැමදා දෙමාපියන් වදි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සැමදා දෙමාපියන් වදි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සැමදා දෙමාපියන් වැන්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ම සැමදා දෙමාපියන් වැන්දෙහි.</text:p>
          </table:table-cell>
          <table:table-cell office:value-type="float" office:value="0" calcext:value-type="float">
            <text:p>0</text:p>
          </table:table-cell>
          <table:table-cell table:style-name="ce2" table:number-columns-repeated="1006"/>
        </table:table-row>
        <table:table-row table:style-name="ro1">
          <table:table-cell office:value-type="float" office:value="50" calcext:value-type="float">
            <text:p>5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0</text:p>
          </table:table-cell>
          <table:table-cell office:value-type="float" office:value="20" calcext:value-type="float">
            <text:p>20</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වැව පිළිබඳ හදුන්වා දීම වැව නිර්මාණය වීමේ ජනප‍්‍රවාද හදුන්වා දීම.</text:p>
          </table:table-cell>
          <table:table-cell office:value-type="string" calcext:value-type="string">
            <text:p>කලා වැව පිළිබඳ හඳුන්වා දීම හා වාරි තාක්ෂණය හඳුන්වා දීම. කලා වැව ඉදිකිරීම සඳහා දායක වූ ජනප‍්‍රවාද අධ්‍යනය කිරීම.</text:p>
          </table:table-cell>
          <table:table-cell table:style-name="ce3" office:value-type="time" office:time-value="PT01H00M00S" calcext:value-type="time">
            <text:p>01:00:00</text:p>
          </table:table-cell>
          <table:table-cell office:value-type="float" office:value="246" calcext:value-type="float">
            <text:p>246</text:p>
          </table:table-cell>
          <table:table-cell table:number-columns-repeated="2"/>
          <table:table-cell office:value-type="string" calcext:value-type="string">
            <text:p>වැසි දිය එක් රැස් කරගන්නට ලාංකීකයන් නිර්මාණය කළේ</text:p>
          </table:table-cell>
          <table:table-cell/>
          <table:table-cell office:value-type="string" calcext:value-type="string">
            <text:p>වාරි කර්මාන්තය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ම් කර්මාන්තය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හ කර්මාන්තය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ති කර්මාන්ත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7" calcext:value-type="float">
            <text:p>247</text:p>
          </table:table-cell>
          <table:table-cell table:number-columns-repeated="2"/>
          <table:table-cell office:value-type="string" calcext:value-type="string">
            <text:p>ධාතුසේන රජතුමා සෑදු වැව කුමක්ද?</text:p>
          </table:table-cell>
          <table:table-cell/>
          <table:table-cell office:value-type="string" calcext:value-type="string">
            <text:p>මින්නේරිය වැ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ළලූ වැ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 වැ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පා වැ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8" calcext:value-type="float">
            <text:p>248</text:p>
          </table:table-cell>
          <table:table-cell table:number-columns-repeated="2"/>
          <table:table-cell office:value-type="string" calcext:value-type="string">
            <text:p>කලා වැව පිහිටියේ කුමන පළාතේ ද?</text:p>
          </table:table-cell>
          <table:table-cell/>
          <table:table-cell office:value-type="string" calcext:value-type="string">
            <text:p>දකුණු පළා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රු මැද පළාතේ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ඹ පළාත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තුරු පළා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49" calcext:value-type="float">
            <text:p>249</text:p>
          </table:table-cell>
          <table:table-cell table:number-columns-repeated="2"/>
          <table:table-cell office:value-type="string" calcext:value-type="string">
            <text:p>කලා වැව ආසන්නයේ පවතින බුද්ධප‍්‍රතිමාව කුමක්ද?</text:p>
          </table:table-cell>
          <table:table-cell/>
          <table:table-cell office:value-type="string" calcext:value-type="string">
            <text:p>ගල් පිළිම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කන පිළිම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ධි ප‍්‍රතිමාව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දුරුවගල ප‍්‍රතිමා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50" calcext:value-type="float">
            <text:p>250</text:p>
          </table:table-cell>
          <table:table-cell table:number-columns-repeated="2"/>
          <table:table-cell office:value-type="string" calcext:value-type="string">
            <text:p>කලා වැව ආරක්ෂා කිරීමට තම ජිවිතය පුජා කළේ කවුද ?</text:p>
          </table:table-cell>
          <table:table-cell/>
          <table:table-cell office:value-type="string" calcext:value-type="string">
            <text:p>වෙළුසුමන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නිම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භ</text:p>
          </table:table-cell>
          <table:table-cell office:value-type="float" office:value="0" calcext:value-type="float">
            <text:p>0</text:p>
          </table:table-cell>
          <table:table-cell table:style-name="ce2" table:number-columns-repeated="1006"/>
        </table:table-row>
        <table:table-row table:style-name="ro1">
          <table:table-cell office:value-type="float" office:value="51" calcext:value-type="float">
            <text:p>5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1</text:p>
          </table:table-cell>
          <table:table-cell office:value-type="float" office:value="21" calcext:value-type="float">
            <text:p>21</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වැවක අංග හදුන්වා දීම.</text:p>
          </table:table-cell>
          <table:table-cell office:value-type="string" calcext:value-type="string">
            <text:p>වැවක් නිර්මාණය කිරීමේ දී එකිනෙකට බද්ධ වු අංග කිහිපයක් පවතී. ඒම අංග එකිනෙක හදුනා ගැනීම සිදු කිරීම. ඒම අංග වලින් සිදු කරන කාර්යය වෙන වෙනම අධ්‍යනය කිරීම.</text:p>
          </table:table-cell>
          <table:table-cell table:style-name="ce3" office:value-type="time" office:time-value="PT01H00M00S" calcext:value-type="time">
            <text:p>01:00:00</text:p>
          </table:table-cell>
          <table:table-cell office:value-type="float" office:value="251" calcext:value-type="float">
            <text:p>251</text:p>
          </table:table-cell>
          <table:table-cell table:number-columns-repeated="2"/>
          <table:table-cell office:value-type="string" calcext:value-type="string">
            <text:p>වැවක අංගයක් නොවනුයේ</text:p>
          </table:table-cell>
          <table:table-cell/>
          <table:table-cell office:value-type="string" calcext:value-type="string">
            <text:p>බිසෝකොටු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office:value-type="float" office:value="252" calcext:value-type="float">
            <text:p>252</text:p>
          </table:table-cell>
          <table:table-cell table:number-columns-repeated="2"/>
          <table:table-cell office:value-type="string" calcext:value-type="string">
            <text:p>වැවක හරි හතරැස් හැඩයට නිර්මාණය කරන ලද අංගය වනුයේ</text:p>
          </table:table-cell>
          <table:table-cell/>
          <table:table-cell office:value-type="string" calcext:value-type="string">
            <text:p>බිසෝකොටුව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53" calcext:value-type="float">
            <text:p>253</text:p>
          </table:table-cell>
          <table:table-cell table:number-columns-repeated="2"/>
          <table:table-cell office:value-type="string" calcext:value-type="string">
            <text:p>තෙත් බිම් වලට ජලය මුදා හැරීමට උපයෝගී කර ගනු ලබන්නේ</text:p>
          </table:table-cell>
          <table:table-cell/>
          <table:table-cell office:value-type="string" calcext:value-type="string">
            <text:p>බිසෝකොටු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ඩ සොරොව්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බැම්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54" calcext:value-type="float">
            <text:p>254</text:p>
          </table:table-cell>
          <table:table-cell table:number-columns-repeated="2"/>
          <table:table-cell office:value-type="string" calcext:value-type="string">
            <text:p>වැවක පිටවාන කැඩී ගිය විට ජලය සම්පුර්ණයෙන් හිස් නොවීමට යොදා ඇති අංගය කුමක් ද?</text:p>
          </table:table-cell>
          <table:table-cell/>
          <table:table-cell office:value-type="string" calcext:value-type="string">
            <text:p>කළිඟු බැම්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ළපනා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ඩ සොරොව්ව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බැ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55" calcext:value-type="float">
            <text:p>255</text:p>
          </table:table-cell>
          <table:table-cell table:number-columns-repeated="2"/>
          <table:table-cell office:value-type="string" calcext:value-type="string">
            <text:p><text:s/>වැවක අතිරික්ත ජලය පිටකරන ස්ථානය</text:p>
          </table:table-cell>
          <table:table-cell/>
          <table:table-cell office:value-type="string" calcext:value-type="string">
            <text:p>කළිඟු බැම්ම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තාවුල්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බැම්ම</text:p>
          </table:table-cell>
          <table:table-cell office:value-type="float" office:value="0" calcext:value-type="float">
            <text:p>0</text:p>
          </table:table-cell>
          <table:table-cell table:style-name="ce2" table:number-columns-repeated="1006"/>
        </table:table-row>
        <table:table-row table:style-name="ro1">
          <table:table-cell office:value-type="float" office:value="52" calcext:value-type="float">
            <text:p>5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2</text:p>
          </table:table-cell>
          <table:table-cell office:value-type="float" office:value="22" calcext:value-type="float">
            <text:p>22</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ලංකාවේ ප‍්‍රධාන වැවි පිළිබඳ අධ්‍යනය අභ්‍යාස සිදු කිරීම.</text:p>
          </table:table-cell>
          <table:table-cell office:value-type="string" calcext:value-type="string">
            <text:p>ලංකාවේ වාරි තාක්ෂණය සඳහා දායකත්වය දැක් වු රජවරු පිළිබඳ හඳුන්වා දීම.එමෙන් ම රජවරු විසින් නිර්මාණය කරන ලද වැව් කිහිපයක් හඳුන්වා දීම. මින්නේරිය වැව, කැකිරාව වැව හල්මිල්ල වැව යන වැව් නිර්මාණය වීමට බලපෑ ජනප‍්‍රවාදය අධ්‍යනය කිරීම.</text:p>
          </table:table-cell>
          <table:table-cell table:style-name="ce3" office:value-type="time" office:time-value="PT01H00M00S" calcext:value-type="time">
            <text:p>01:00:00</text:p>
          </table:table-cell>
          <table:table-cell office:value-type="float" office:value="256" calcext:value-type="float">
            <text:p>256</text:p>
          </table:table-cell>
          <table:table-cell table:number-columns-repeated="2"/>
          <table:table-cell office:value-type="string" calcext:value-type="string">
            <text:p>මධ්‍යම ප‍්‍රමාණයේ වැව් තැනීමේ ආරම්භක පාලකයා කවුද?</text:p>
          </table:table-cell>
          <table:table-cell/>
          <table:table-cell office:value-type="string" calcext:value-type="string">
            <text:p>ධාතුසේන රජතුමා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 රජ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භ රජතු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ශ්‍යප රජ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57" calcext:value-type="float">
            <text:p>257</text:p>
          </table:table-cell>
          <table:table-cell table:number-columns-repeated="2"/>
          <table:table-cell office:value-type="string" calcext:value-type="string">
            <text:p><text:s/>විශාලම ප‍්‍රමාණයේ වැව් සෑදීමේ ආරම්භක පාලකයා</text:p>
          </table:table-cell>
          <table:table-cell/>
          <table:table-cell office:value-type="string" calcext:value-type="string">
            <text:p>ධාතුසේන රජතුමා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හසෙන් රජතු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භ රජතුමා <text:s text:c="3"/></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ශ්‍යප රජ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58" calcext:value-type="float">
            <text:p>258</text:p>
          </table:table-cell>
          <table:table-cell table:number-columns-repeated="2"/>
          <table:table-cell office:value-type="string" calcext:value-type="string">
            <text:p><text:s/>දුටුගැමුණු රජතුමා සෑදු වැවකි</text:p>
          </table:table-cell>
          <table:table-cell/>
          <table:table-cell office:value-type="string" calcext:value-type="string">
            <text:p>බසවක්කුලම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තිසා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රබොර වැ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දවිය වැ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59" calcext:value-type="float">
            <text:p>259</text:p>
          </table:table-cell>
          <table:table-cell table:number-columns-repeated="2"/>
          <table:table-cell office:value-type="string" calcext:value-type="string">
            <text:p>පණ්ඩුකාභය රජතුමා සෑදු වැවකි</text:p>
          </table:table-cell>
          <table:table-cell/>
          <table:table-cell office:value-type="string" calcext:value-type="string">
            <text:p>බසවක්කුලම වැ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තිසා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රබොර වැව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දවිය වැව</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60" calcext:value-type="float">
            <text:p>260</text:p>
          </table:table-cell>
          <table:table-cell table:number-columns-repeated="2"/>
          <table:table-cell office:value-type="string" calcext:value-type="string">
            <text:p>”අහසින් වැටෙන ජලය මදකුදු ලෝකෝපකාරයෙන් තොරව කිසි කලෙක මුහුදට නොයේවා” යන පාඨය ප‍්‍රකාශ කළේ කවුද?</text:p>
          </table:table-cell>
          <table:table-cell/>
          <table:table-cell office:value-type="string" calcext:value-type="string">
            <text:p>වසභ රජතුමා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හසෙන් රජතුමා <text:s text:c="2"/></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ක‍්‍රමබාහු රජතු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ශ්‍යප රජතුමා</text:p>
          </table:table-cell>
          <table:table-cell office:value-type="float" office:value="0" calcext:value-type="float">
            <text:p>0</text:p>
          </table:table-cell>
          <table:table-cell table:style-name="ce2" table:number-columns-repeated="1006"/>
        </table:table-row>
        <table:table-row table:style-name="ro1">
          <table:table-cell office:value-type="float" office:value="53" calcext:value-type="float">
            <text:p>5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1-ep23</text:p>
          </table:table-cell>
          <table:table-cell office:value-type="float" office:value="23" calcext:value-type="float">
            <text:p>2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කලා වැවට පින් දීලා පලයල්ලා</text:p>
          </table:table-cell>
          <table:table-cell office:value-type="string" calcext:value-type="string">
            <text:p>මාතෘකානූකූල රචනා ලිවීම හඳුන්වා දීම රචනා ලිවීම.</text:p>
          </table:table-cell>
          <table:table-cell office:value-type="string" calcext:value-type="string">
            <text:p>මාතෘකානුකූල රචනාවක් ලිවීමේ දී ප‍්‍රථමයෙන් මාතෘකාවක් තෝරා ගන්නේ කෙසේ ද? ඒ සදහා පවතින ක‍්‍රියා මාර්ග මොනවා ද? යන්න කියා දීම, රචනා සැකිල්ල සකස් කර ගැනීම. රචනාව සංවිධානය කර ගැනීමේ දී ආරම්භය, අන්තර්ගතය හා අවසානය ගැන කරුණු කියා දීම මෙන්ම නිදසුනක් වශයෙන් රචනාවක් ඉදිරිපත් කිරීම.</text:p>
          </table:table-cell>
          <table:table-cell table:style-name="ce3" office:value-type="time" office:time-value="PT01H00M00S" calcext:value-type="time">
            <text:p>01:00:00</text:p>
          </table:table-cell>
          <table:table-cell office:value-type="float" office:value="261" calcext:value-type="float">
            <text:p>261</text:p>
          </table:table-cell>
          <table:table-cell table:number-columns-repeated="2"/>
          <table:table-cell office:value-type="string" calcext:value-type="string">
            <text:p>රචනයක් ලිවීමේ දී අදාළ නොවන කරුණ වන්නේ</text:p>
          </table:table-cell>
          <table:table-cell/>
          <table:table-cell office:value-type="string" calcext:value-type="string">
            <text:p>නාම පද, ක්‍රියා පද හා නිපාත පද වෙන් කර තිබී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ම ලක්ෂණ නිසි පරිදි යෙදී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දි අක්ෂර වින්‍යාසය අනුගමනය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ම්මත වාක්‍ය රීති අනුගමනය නොකිරීම වැදගත් 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62" calcext:value-type="float">
            <text:p>262</text:p>
          </table:table-cell>
          <table:table-cell table:number-columns-repeated="2"/>
          <table:table-cell office:value-type="string" calcext:value-type="string">
            <text:p>රචනාව සංවිධානයේ දී, ඇතුළත් නොවිය යුතු කරුණ වන්නේ</text:p>
          </table:table-cell>
          <table:table-cell/>
          <table:table-cell office:value-type="string" calcext:value-type="string">
            <text:p>ප‍්‍රවේශ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රී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වසා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චිත විකල්පය තේරී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63" calcext:value-type="float">
            <text:p>263</text:p>
          </table:table-cell>
          <table:table-cell table:number-columns-repeated="2"/>
          <table:table-cell office:value-type="string" calcext:value-type="string">
            <text:p><text:s/>රචනාවක් ලිවීමේදී යොදා ගන්නා නිවැරදි මඟ පෙන්වීමක් නොවන්නේ කුමක් ද?</text:p>
          </table:table-cell>
          <table:table-cell/>
          <table:table-cell office:value-type="string" calcext:value-type="string">
            <text:p>තෝරාගත් මාතෘකාව පිළිබඳ ගැඹුරින් සිත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කිල්ලක් සකසා ග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 පිළිබඳ සිතට එන සියලූ කරුණු වෙනත් කොළයක ලියන්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බොළඳ යැයි, නොගැඹුරු යැයි සිතෙන කරුණු ද ලියන්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64" calcext:value-type="float">
            <text:p>264</text:p>
          </table:table-cell>
          <table:table-cell table:number-columns-repeated="2"/>
          <table:table-cell office:value-type="string" calcext:value-type="string">
            <text:p>නොගැළපෙන වාක්‍ය තෝරන්න</text:p>
          </table:table-cell>
          <table:table-cell/>
          <table:table-cell office:value-type="string" calcext:value-type="string">
            <text:p>රචනය අවසානය රසවත්ව තිබී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නිවැරදි අක්ෂර වින්‍යාසය අනුගමනය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ඡේද නොබෙදා ලිවීම වැදගත් 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රසවත් ප‍්‍රවේශයක් ගැනී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65" calcext:value-type="float">
            <text:p>265</text:p>
          </table:table-cell>
          <table:table-cell table:number-columns-repeated="2"/>
          <table:table-cell office:value-type="string" calcext:value-type="string">
            <text:p>රචනයකට මාතෘකාවක් තෝරා ගැනීමේ දී සැලකිලිමත් විය යුතු කරුණක් නොවන්නේ</text:p>
          </table:table-cell>
          <table:table-cell/>
          <table:table-cell office:value-type="string" calcext:value-type="string">
            <text:p>මාතෘකා කිහිපයක් ලබා දී ඇති විට එක් මාතෘකාවක් මැනවින් සිතා <text:s/>බලා තෝරා ගත යුත්තේ 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 තෝරා ගැනීමේ දී ඔබ ඉතා ප‍්‍රිය නොකරන එකක් වීම වැදගත් <text:s/>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ට අදාළව ලිවීමට තරම් සෑහෙන කරුණු හා දැනුම තිබිය යුතු 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මාතෘකාව ඔබේ දැනුමට සේ ම වාක්කෝෂයට ගැළපෙන්නක් වීම <text:s/>ඉතා වැදගත් ය. <text:s/></text:p>
          </table:table-cell>
          <table:table-cell office:value-type="float" office:value="0" calcext:value-type="float">
            <text:p>0</text:p>
          </table:table-cell>
          <table:table-cell table:style-name="ce2" table:number-columns-repeated="1006"/>
        </table:table-row>
        <table:table-row table:style-name="ro1">
          <table:table-cell office:value-type="float" office:value="54" calcext:value-type="float">
            <text:p>5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2-ep24</text:p>
          </table:table-cell>
          <table:table-cell office:value-type="float" office:value="24" calcext:value-type="float">
            <text:p>24</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ඇවිදින කොළයා</text:p>
          </table:table-cell>
          <table:table-cell office:value-type="string" calcext:value-type="string">
            <text:p>මාර්ටින් වික‍්‍රමසිංහ පිළිබඳව හදුන්වා දීම. /සතුන් තමන්ගේ ආරක්ෂාවට යොදන උපක‍්‍රම හඳුන්වා දීම.</text:p>
          </table:table-cell>
          <table:table-cell office:value-type="string" calcext:value-type="string">
            <text:p>මාර්ටින් වික‍්‍රමසිංහ මහතා පිළිබඳ අධ්‍යනය කිරීම.එතුමා විසින් රචනා කරන ලද නව කතා, කෙටි කතා, ළමා කතා, විද්‍යා විෂයට අයත් පොත් පත් දීම, පෙළ පොතේ සඳහන් නිර්දේශිත පාඩම අවබෝධ කරවීම.</text:p>
          </table:table-cell>
          <table:table-cell table:style-name="ce3" office:value-type="time" office:time-value="PT01H00M00S" calcext:value-type="time">
            <text:p>01:00:00</text:p>
          </table:table-cell>
          <table:table-cell office:value-type="float" office:value="266" calcext:value-type="float">
            <text:p>266</text:p>
          </table:table-cell>
          <table:table-cell table:number-columns-repeated="2"/>
          <table:table-cell office:value-type="string" calcext:value-type="string">
            <text:p>මාර්ටින් වික‍්‍රමසිංහ ශුරින් උපත ලැබු වර්ෂය කුමක් ද?</text:p>
          </table:table-cell>
          <table:table-cell/>
          <table:table-cell office:value-type="float" office:value="1890" calcext:value-type="float">
            <text:p>189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9" calcext:value-type="float">
            <text:p>189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80" calcext:value-type="float">
            <text:p>198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790" calcext:value-type="float">
            <text:p>1790</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67" calcext:value-type="float">
            <text:p>267</text:p>
          </table:table-cell>
          <table:table-cell table:number-columns-repeated="2"/>
          <table:table-cell office:value-type="string" calcext:value-type="string">
            <text:p>මාර්ටින් වික‍්‍රමසිංහ ශුරින් උපත ලැබු ප‍්‍රදේශය කුමක් ද?</text:p>
          </table:table-cell>
          <table:table-cell/>
          <table:table-cell office:value-type="string" calcext:value-type="string">
            <text:p>හබරාදූව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ග්ග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ක්කුඹුර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ස්කඩු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68" calcext:value-type="float">
            <text:p>268</text:p>
          </table:table-cell>
          <table:table-cell table:number-columns-repeated="2"/>
          <table:table-cell office:value-type="string" calcext:value-type="string">
            <text:p><text:s/>මාර්ටින් වික‍්‍රමසිංහ ශුරීන් ලියන ලද විද්‍යාත්මක ග‍්‍රන්ථයක් වන්නේ</text:p>
          </table:table-cell>
          <table:table-cell/>
          <table:table-cell office:value-type="string" calcext:value-type="string">
            <text:p>ඥනෝදය ක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 විත්ති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යා විනෝද කතා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69" calcext:value-type="float">
            <text:p>269</text:p>
          </table:table-cell>
          <table:table-cell table:number-columns-repeated="2"/>
          <table:table-cell office:value-type="string" calcext:value-type="string">
            <text:p>කොළයක හැඩය ගන්නා ඒ කෘමි සත්වයා හදුන්වන නාමය කුමක් ද?</text:p>
          </table:table-cell>
          <table:table-cell/>
          <table:table-cell office:value-type="string" calcext:value-type="string">
            <text:p>කොළ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ස්සා <text:s text:c="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ස්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70" calcext:value-type="float">
            <text:p>270</text:p>
          </table:table-cell>
          <table:table-cell table:number-columns-repeated="2"/>
          <table:table-cell office:value-type="string" calcext:value-type="string">
            <text:p>කොළයා තම වර්ගයා බෝ කරන්නේ කුමන ක‍්‍රමයට ද?</text:p>
          </table:table-cell>
          <table:table-cell/>
          <table:table-cell office:value-type="string" calcext:value-type="string">
            <text:p>පැටවු මඟි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තර මඟින්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ඛණ්ඩනයෙන්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ජනනයෙන්</text:p>
          </table:table-cell>
          <table:table-cell office:value-type="float" office:value="0" calcext:value-type="float">
            <text:p>0</text:p>
          </table:table-cell>
          <table:table-cell table:style-name="ce2" table:number-columns-repeated="1006"/>
        </table:table-row>
        <table:table-row table:style-name="ro1">
          <table:table-cell office:value-type="float" office:value="55" calcext:value-type="float">
            <text:p>5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2-ep25</text:p>
          </table:table-cell>
          <table:table-cell office:value-type="float" office:value="25" calcext:value-type="float">
            <text:p>25</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ඇවිදින කොළයා</text:p>
          </table:table-cell>
          <table:table-cell office:value-type="string" calcext:value-type="string">
            <text:p>අවබෝධය සඳහා අභ්‍යාස කිරීම.</text:p>
          </table:table-cell>
          <table:table-cell office:value-type="string" calcext:value-type="string">
            <text:p>පෙළ පොතේ සඳහන් පාඩම, අවබෝධ කර වීමට අභ්‍යාස සිදු කිරීම, තමන්ගේ ආරක්ෂාව උදෙසා උපක‍්‍රම භාවිතා කරන, තවත් සතුන් කිහිප දෙනෙක් පිළිබඳ අධ්‍යනය කිරීම.</text:p>
          </table:table-cell>
          <table:table-cell table:style-name="ce3" office:value-type="time" office:time-value="PT01H00M00S" calcext:value-type="time">
            <text:p>01:00:00</text:p>
          </table:table-cell>
          <table:table-cell office:value-type="float" office:value="271" calcext:value-type="float">
            <text:p>271</text:p>
          </table:table-cell>
          <table:table-cell table:number-columns-repeated="2"/>
          <table:table-cell office:value-type="string" calcext:value-type="string">
            <text:p>තම ආත්ම ආරක්ෂාව සඳහා <text:s/>ශරීර වර්ණය වෙනස් කරන සත්වයා පහත සතුන්ගෙන් කවුද?</text:p>
          </table:table-cell>
          <table:table-cell/>
          <table:table-cell office:value-type="string" calcext:value-type="string">
            <text:p>සිකනලා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ස්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ළුබෙල්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72" calcext:value-type="float">
            <text:p>272</text:p>
          </table:table-cell>
          <table:table-cell table:number-columns-repeated="2"/>
          <table:table-cell office:value-type="string" calcext:value-type="string">
            <text:p>තම ආත්ම ආරක්ෂාව සඳහා කටුව තුළට රිංගන සත්තවයා පහත සතුන් අතරින් කවුද?</text:p>
          </table:table-cell>
          <table:table-cell/>
          <table:table-cell office:value-type="string" calcext:value-type="string">
            <text:p>සිකනලා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ස්සා <text:s/></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බ්බා</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73" calcext:value-type="float">
            <text:p>273</text:p>
          </table:table-cell>
          <table:table-cell table:number-columns-repeated="2"/>
          <table:table-cell office:value-type="string" calcext:value-type="string">
            <text:p>තම ආත්ම ආරක්ෂාව සඳහා තම ශරීරයෙන් කූරු විදින සත්තවයා කවුද?</text:p>
          </table:table-cell>
          <table:table-cell/>
          <table:table-cell office:value-type="string" calcext:value-type="string">
            <text:p>අලියා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කරැල්ලා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ත්තෑ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74" calcext:value-type="float">
            <text:p>274</text:p>
          </table:table-cell>
          <table:table-cell table:number-columns-repeated="2"/>
          <table:table-cell office:value-type="string" calcext:value-type="string">
            <text:p>කොළයාගේ බිත්තර සමාන වන්නේ කුමකට ද?</text:p>
          </table:table-cell>
          <table:table-cell/>
          <table:table-cell office:value-type="string" calcext:value-type="string">
            <text:p>ඇට වර්ගයකට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ක්කන්වලට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යකට <text:s text:c="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ත්ත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75" calcext:value-type="float">
            <text:p>275</text:p>
          </table:table-cell>
          <table:table-cell table:number-columns-repeated="2"/>
          <table:table-cell office:value-type="string" calcext:value-type="string">
            <text:p>කොළයට කියන සමාන පදයක් තෝරන්න</text:p>
          </table:table-cell>
          <table:table-cell/>
          <table:table-cell office:value-type="string" calcext:value-type="string">
            <text:p>අතු <text:s text:c="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ක පත‍්‍ර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ඩි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ලතා</text:p>
          </table:table-cell>
          <table:table-cell office:value-type="float" office:value="0" calcext:value-type="float">
            <text:p>0</text:p>
          </table:table-cell>
          <table:table-cell table:style-name="ce2" table:number-columns-repeated="1006"/>
        </table:table-row>
        <table:table-row table:style-name="ro1">
          <table:table-cell office:value-type="float" office:value="56" calcext:value-type="float">
            <text:p>5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2-ep26</text:p>
          </table:table-cell>
          <table:table-cell office:value-type="float" office:value="26" calcext:value-type="float">
            <text:p>2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ඇවිදින කොළයා</text:p>
          </table:table-cell>
          <table:table-cell office:value-type="string" calcext:value-type="string">
            <text:p>විරාම ලක්ෂණ.</text:p>
          </table:table-cell>
          <table:table-cell office:value-type="string" calcext:value-type="string">
            <text:p>කථනයේ දී අප හැගීම් මුහුණෙන් ද හඬ උස් පහත් කිරීමෙන් කියවීම සිදු කරනු ලැබේ. ලේඛනයේ දී මේ සඳහා විරාම ලක්ෂණ භාවිතා කරනු ලැබේ.විරාම ලක්ෂණ පිළිබඳ හඳුන්වා දීම, විරාම ලක්ෂණ සඳහා යොදන සංකේත හඳුන්වා දීම. එක් එක් විරාම ලක්ෂණයෙන් සිදු කරන කාර්යය හා එය යොදන ආකාරය අධ්‍යනය කිරීම.</text:p>
          </table:table-cell>
          <table:table-cell table:style-name="ce3" office:value-type="time" office:time-value="PT01H00M00S" calcext:value-type="time">
            <text:p>01:00:00</text:p>
          </table:table-cell>
          <table:table-cell office:value-type="float" office:value="276" calcext:value-type="float">
            <text:p>276</text:p>
          </table:table-cell>
          <table:table-cell table:number-columns-repeated="2"/>
          <table:table-cell office:value-type="string" calcext:value-type="string">
            <text:p><text:s/>වාක්‍යයක් අවසානයට යෙදේ.</text:p>
          </table:table-cell>
          <table:table-cell/>
          <table:table-cell office:value-type="string" calcext:value-type="string">
            <text:p>තිත <text:s text:c="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ශ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ළි කොමා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77" calcext:value-type="float">
            <text:p>277</text:p>
          </table:table-cell>
          <table:table-cell table:number-columns-repeated="2"/>
          <table:table-cell office:value-type="string" calcext:value-type="string">
            <text:p>ප‍්‍රශ්නයක් ඇසීමේ දී මෙය භාවිතා කරයි</text:p>
          </table:table-cell>
          <table:table-cell/>
          <table:table-cell office:value-type="string" calcext:value-type="string">
            <text:p>තිත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යංශය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රශ්නාර්ථ ලකුණ</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278" calcext:value-type="float">
            <text:p>278</text:p>
          </table:table-cell>
          <table:table-cell table:number-columns-repeated="2"/>
          <table:table-cell office:value-type="string" calcext:value-type="string">
            <text:p><text:s/>පුදුම සහගත බව, විස්මය පළ කිරීම සඳහා යොදා ගනී</text:p>
          </table:table-cell>
          <table:table-cell/>
          <table:table-cell table:style-name="ce4" office:value-type="string" calcext:value-type="string">
            <text:p>පෙරළි කොමාව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table:style-name="ce4"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table:style-name="ce4" office:value-type="string" calcext:value-type="string">
            <text:p>විස්මයාදී ලකුණ <text:s text:c="4"/></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table:style-name="ce4" office:value-type="string" calcext:value-type="string">
            <text:p>ති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79" calcext:value-type="float">
            <text:p>279</text:p>
          </table:table-cell>
          <table:table-cell table:number-columns-repeated="2"/>
          <table:table-cell office:value-type="string" calcext:value-type="string">
            <text:p><text:s/>යමක් විශේෂ කොට දැක්වීමේ දී මෙය යොදා ගනු ලැබේ.</text:p>
          </table:table-cell>
          <table:table-cell/>
          <table:table-cell office:value-type="string" calcext:value-type="string">
            <text:p>පෙරළි කොමා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මාව <text:s text:c="5"/></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මයාදී ලකුණ <text:s text:c="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ති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80" calcext:value-type="float">
            <text:p>280</text:p>
          </table:table-cell>
          <table:table-cell table:number-columns-repeated="2"/>
          <table:table-cell office:value-type="string" calcext:value-type="string">
            <text:p>කථනයේ දී හඬ උස් පහත් කිරීම, සුළු විරාමයන් තැබීම ශෝකය සතුට වැනි දේ ඉරියවු තුළින් පෙන්නුවද ලේඛනයේ දී ඒ සඳහා යොදා ගනු ලබන උපක‍්‍රමය වනුයේ</text:p>
          </table:table-cell>
          <table:table-cell/>
          <table:table-cell office:value-type="string" calcext:value-type="string">
            <text:p>විරාම ලක්ෂණ භාවිතය <text:s text:c="4"/></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මාව භාවිතය <text:s text:c="8"/></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ස්මයාදී ලකුණ භාවිතය <text:s text:c="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ත භාවිතය <text:s/></text:p>
          </table:table-cell>
          <table:table-cell office:value-type="float" office:value="0" calcext:value-type="float">
            <text:p>0</text:p>
          </table:table-cell>
          <table:table-cell table:style-name="ce2" table:number-columns-repeated="1006"/>
        </table:table-row>
        <table:table-row table:style-name="ro1">
          <table:table-cell office:value-type="float" office:value="57" calcext:value-type="float">
            <text:p>5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3-ep27</text:p>
          </table:table-cell>
          <table:table-cell office:value-type="float" office:value="27" calcext:value-type="float">
            <text:p>27</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අග්ගළා කංඩෝං පුතා</text:p>
          </table:table-cell>
          <table:table-cell office:value-type="string" calcext:value-type="string">
            <text:p>පැරණි ලංකාවේ ආහාර රටා පිළිබඳ අධ්‍යනය ලංකාවේ දේශිය ආහාර පිළිබඳ අවබෝධය.</text:p>
          </table:table-cell>
          <table:table-cell office:value-type="string" calcext:value-type="string">
            <text:p>පැරණි ලංකාවේ පරිභෝජනයට ගත් ආහාර පිළිබඳ කියා දීම. යහපත් ආහාර රටාවක් පැවැති බවට කරුණු කියා දීම. දේශියගුණදායක ආහාර වර්ග කිහිපයක් පිළිබඳ දැනුවත් කිරීම.</text:p>
          </table:table-cell>
          <table:table-cell table:style-name="ce3" office:value-type="time" office:time-value="PT01H00M00S" calcext:value-type="time">
            <text:p>01:00:00</text:p>
          </table:table-cell>
          <table:table-cell office:value-type="float" office:value="281" calcext:value-type="float">
            <text:p>281</text:p>
          </table:table-cell>
          <table:table-cell table:number-columns-repeated="2"/>
          <table:table-cell office:value-type="string" calcext:value-type="string">
            <text:p>‘එදා හෙළදිව’ නම් කෘතිය රචනා කරන ලද්දේ කවුරු ද?</text:p>
          </table:table-cell>
          <table:table-cell/>
          <table:table-cell office:value-type="string" calcext:value-type="string">
            <text:p>රොබට් නො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ඩේවිඩි කරුණාරත්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 ජයතිල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තුංග මු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2" calcext:value-type="float">
            <text:p>282</text:p>
          </table:table-cell>
          <table:table-cell table:number-columns-repeated="2"/>
          <table:table-cell office:value-type="string" calcext:value-type="string">
            <text:p>'Historical Relation of Ceylon' <text:s/>නම් ග‍්‍රන්ථය රචනා කළේ කවුරු ද?</text:p>
          </table:table-cell>
          <table:table-cell/>
          <table:table-cell office:value-type="string" calcext:value-type="string">
            <text:p>රොබට් නොක්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ඩේවිඩි කරුණාරත්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කේ. ජයතිල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මාරතුංග මු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3" calcext:value-type="float">
            <text:p>283</text:p>
          </table:table-cell>
          <table:table-cell table:number-columns-repeated="2"/>
          <table:table-cell office:value-type="string" calcext:value-type="string">
            <text:p><text:s/>ශ්‍රී ලංකාවේ ජනතාවගේ ප‍්‍රධාන ආහාරය වනුයේ කුමක් ද?</text:p>
          </table:table-cell>
          <table:table-cell/>
          <table:table-cell office:value-type="string" calcext:value-type="string">
            <text:p>බ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ක්කන් 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4" calcext:value-type="float">
            <text:p>284</text:p>
          </table:table-cell>
          <table:table-cell table:number-columns-repeated="2"/>
          <table:table-cell office:value-type="string" calcext:value-type="string">
            <text:p>කොස් ඉදුණු පසු හදුන්වන නාමය කුමක් ද?</text:p>
          </table:table-cell>
          <table:table-cell/>
          <table:table-cell office:value-type="string" calcext:value-type="string">
            <text:p>පොළො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ටු කො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5" calcext:value-type="float">
            <text:p>285</text:p>
          </table:table-cell>
          <table:table-cell table:number-columns-repeated="2"/>
          <table:table-cell office:value-type="string" calcext:value-type="string">
            <text:p>කොස් ගෙඩිය ඇතුළේ ඇති සුදු පැහැති ඇලෙන සුළු ද්‍රාවණය කුමක් ද?</text:p>
          </table:table-cell>
          <table:table-cell/>
          <table:table-cell office:value-type="string" calcext:value-type="string">
            <text:p>මැළි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හොල්ලෑ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ර</text:p>
          </table:table-cell>
          <table:table-cell office:value-type="float" office:value="0" calcext:value-type="float">
            <text:p>0</text:p>
          </table:table-cell>
          <table:table-cell table:style-name="ce2" table:number-columns-repeated="1006"/>
        </table:table-row>
        <table:table-row table:style-name="ro1">
          <table:table-cell office:value-type="float" office:value="58" calcext:value-type="float">
            <text:p>5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3-ep28</text:p>
          </table:table-cell>
          <table:table-cell office:value-type="float" office:value="28" calcext:value-type="float">
            <text:p>28</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අග්ගළා කංඩෝං පුතා</text:p>
          </table:table-cell>
          <table:table-cell office:value-type="string" calcext:value-type="string">
            <text:p>අවබෝධය සඳහා අභ්‍යාස කිරීම.</text:p>
          </table:table-cell>
          <table:table-cell office:value-type="string" calcext:value-type="string">
            <text:p>පෙළ පොතේ සඳහන් කරුණු අවබෝධ කිරිමෙන් අනතුරුව පාඩම අවබෝධ වීම සඳහා අභ්‍යාස සිදු කිරීම.</text:p>
          </table:table-cell>
          <table:table-cell table:style-name="ce3" office:value-type="time" office:time-value="PT01H00M00S" calcext:value-type="time">
            <text:p>01:00:00</text:p>
          </table:table-cell>
          <table:table-cell office:value-type="float" office:value="286" calcext:value-type="float">
            <text:p>286</text:p>
          </table:table-cell>
          <table:table-cell table:number-columns-repeated="2"/>
          <table:table-cell office:value-type="string" calcext:value-type="string">
            <text:p>ලන්දේසින් මෙරටට පැමිණි වෙලාවේ අනුභව කිරීමට දුන් කැවිලි වර්ගය කුමක් ද?</text:p>
          </table:table-cell>
          <table:table-cell/>
          <table:table-cell office:value-type="string" calcext:value-type="string">
            <text:p>අග්ග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287" calcext:value-type="float">
            <text:p>287</text:p>
          </table:table-cell>
          <table:table-cell table:number-columns-repeated="2"/>
          <table:table-cell office:value-type="string" calcext:value-type="string">
            <text:p>අතීතයේ දී දුර බැහැර ගමන් යෑමේ දී සාදා ගන්නා විශේෂ කැවිලි විශේෂයකි</text:p>
          </table:table-cell>
          <table:table-cell/>
          <table:table-cell office:value-type="string" calcext:value-type="string">
            <text:p>කොකි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ග්ගලා</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88" calcext:value-type="float">
            <text:p>288</text:p>
          </table:table-cell>
          <table:table-cell table:number-columns-repeated="2"/>
          <table:table-cell office:value-type="string" calcext:value-type="string">
            <text:p>අග්ගලා හා අලූවා අතර පවතින ඇස් දෙකෙන් දැකීමට ඇති ප‍්‍රධාන වෙනස කුමක් ද?</text:p>
          </table:table-cell>
          <table:table-cell/>
          <table:table-cell office:value-type="string" calcext:value-type="string">
            <text:p>හැඩ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ස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මුද්‍ර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89" calcext:value-type="float">
            <text:p>289</text:p>
          </table:table-cell>
          <table:table-cell table:number-columns-repeated="2"/>
          <table:table-cell office:value-type="string" calcext:value-type="string">
            <text:p><text:s/>පිට්ටු යන ආහාරය සාදා ගැනීමට භාවිතා කරනුයේ කුමක් ද?</text:p>
          </table:table-cell>
          <table:table-cell/>
          <table:table-cell office:value-type="string" calcext:value-type="string">
            <text:p>ශීතකරණයේ තැබී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මාලයෙන් තැම්බී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ත් කි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90" calcext:value-type="float">
            <text:p>290</text:p>
          </table:table-cell>
          <table:table-cell table:number-columns-repeated="2"/>
          <table:table-cell office:value-type="string" calcext:value-type="string">
            <text:p>‘හකුරු සමඟ සුදු පාන් කන බවක් හැගෙන්නේ’ කුමන ආහාරය කන විට ද?</text:p>
          </table:table-cell>
          <table:table-cell/>
          <table:table-cell office:value-type="string" calcext:value-type="string">
            <text:p>අග්ග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ක් පැ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ට්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නාසි</text:p>
          </table:table-cell>
          <table:table-cell office:value-type="float" office:value="0" calcext:value-type="float">
            <text:p>0</text:p>
          </table:table-cell>
          <table:table-cell table:style-name="ce2" table:number-columns-repeated="1006"/>
        </table:table-row>
        <table:table-row table:style-name="ro1">
          <table:table-cell office:value-type="float" office:value="59" calcext:value-type="float">
            <text:p>5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3-ep29</text:p>
          </table:table-cell>
          <table:table-cell office:value-type="float" office:value="29" calcext:value-type="float">
            <text:p>29</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අග්ගළා කංඩෝං පුතා</text:p>
          </table:table-cell>
          <table:table-cell office:value-type="string" calcext:value-type="string">
            <text:p>ආහාර සංරක්ෂණ පිළිබඳ අවබෝධය ප‍්‍රදේශ වලට ආවේණික ආහාර ජාති පිළිබඳ අවබෝධය.</text:p>
          </table:table-cell>
          <table:table-cell office:value-type="string" calcext:value-type="string">
            <text:p>ආහාර කල්තබා ගැනීමේ ලාංකීය ක‍්‍රමවේදයන් පිළිබඳ අවබෝධය ලබා ගැනීම. වියළීම. දුම් ගැසීම, වැනි ක‍්‍රමවේදයන් ගැන අවබෝධය ලැබීම. එමෙන්ම විවිධ ප‍්‍රදේශ වලට ආවේණික වු කෑම ජාති පිළිබඳ කෙටියෙන් හදුන්වා දීම.</text:p>
          </table:table-cell>
          <table:table-cell table:style-name="ce3" office:value-type="time" office:time-value="PT01H00M00S" calcext:value-type="time">
            <text:p>01:00:00</text:p>
          </table:table-cell>
          <table:table-cell office:value-type="float" office:value="291" calcext:value-type="float">
            <text:p>291</text:p>
          </table:table-cell>
          <table:table-cell table:number-columns-repeated="2"/>
          <table:table-cell office:value-type="string" calcext:value-type="string">
            <text:p>ආහාර සංරක්ෂණයේ දී වෙනස් වන සාධකය කුමක් ද?</text:p>
          </table:table-cell>
          <table:table-cell/>
          <table:table-cell office:value-type="string" calcext:value-type="string">
            <text:p>රස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ෂණ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රක් වීමට බලපාන සාධක</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92" calcext:value-type="float">
            <text:p>292</text:p>
          </table:table-cell>
          <table:table-cell table:number-columns-repeated="2"/>
          <table:table-cell office:value-type="string" calcext:value-type="string">
            <text:p><text:s/>ආහාර කල් තබා ගැනීමේ සාම්ප‍්‍රදායික ක‍්‍රමයක් නොවන්නේ කුමක් ද?</text:p>
          </table:table-cell>
          <table:table-cell/>
          <table:table-cell office:value-type="string" calcext:value-type="string">
            <text:p>විය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ම් ගැ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ණු <text:s/>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තකරණයේ තැබී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293" calcext:value-type="float">
            <text:p>293</text:p>
          </table:table-cell>
          <table:table-cell table:number-columns-repeated="2"/>
          <table:table-cell office:value-type="string" calcext:value-type="string">
            <text:p>වියළීම සිදු නොකරන ආහාරය කුමක් ද?</text:p>
          </table:table-cell>
          <table:table-cell/>
          <table:table-cell office:value-type="string" calcext:value-type="string">
            <text:p>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නා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94" calcext:value-type="float">
            <text:p>294</text:p>
          </table:table-cell>
          <table:table-cell table:number-columns-repeated="2"/>
          <table:table-cell office:value-type="string" calcext:value-type="string">
            <text:p>ආහාර ද්‍රව්‍ය කල් තබා ගැනීම සඳහා යොදන දෙයකි.</text:p>
          </table:table-cell>
          <table:table-cell/>
          <table:table-cell office:value-type="string" calcext:value-type="string">
            <text:p>ලූ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295" calcext:value-type="float">
            <text:p>295</text:p>
          </table:table-cell>
          <table:table-cell table:number-columns-repeated="2"/>
          <table:table-cell office:value-type="string" calcext:value-type="string">
            <text:p>දකුණු පළාතේ ප‍්‍රසිද්ධ ආහාර විශේෂයකි.</text:p>
          </table:table-cell>
          <table:table-cell/>
          <table:table-cell office:value-type="string" calcext:value-type="string">
            <text:p>විනා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ග්ගලා</text:p>
          </table:table-cell>
          <table:table-cell office:value-type="float" office:value="0" calcext:value-type="float">
            <text:p>0</text:p>
          </table:table-cell>
          <table:table-cell table:style-name="ce2" table:number-columns-repeated="1006"/>
        </table:table-row>
        <table:table-row table:style-name="ro1">
          <table:table-cell office:value-type="float" office:value="60" calcext:value-type="float">
            <text:p>6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4-ep30</text:p>
          </table:table-cell>
          <table:table-cell office:value-type="float" office:value="30" calcext:value-type="float">
            <text:p>30</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සසඳ සසඳ හඳපානේ අපි යනවා</text:p>
          </table:table-cell>
          <table:table-cell office:value-type="string" calcext:value-type="string">
            <text:p>ජනකවි පිළිබඳ හදුන්වා දීම කවිපෙළ අධ්‍යනය.</text:p>
          </table:table-cell>
          <table:table-cell office:value-type="string" calcext:value-type="string">
            <text:p>ජනකවි යනු කුමක් ද යන්න හදුන්වා දීම. ජනකවි වල ලක්ෂණ කියා දීම. ජන කවි නිර්මාණයට පදනම් වන කරුණු අධ්‍යනය කිරීම.ජනකවි වලට අයත් කවි වර්ගයක් වන ගැල් කවි කිහිපයක් තේරුම සමඟ අධ්‍යනය කිරීම.</text:p>
          </table:table-cell>
          <table:table-cell table:style-name="ce3" office:value-type="time" office:time-value="PT01H00M00S" calcext:value-type="time">
            <text:p>01:00:00</text:p>
          </table:table-cell>
          <table:table-cell office:value-type="float" office:value="296" calcext:value-type="float">
            <text:p>296</text:p>
          </table:table-cell>
          <table:table-cell table:number-columns-repeated="2"/>
          <table:table-cell office:value-type="string" calcext:value-type="string">
            <text:p>ජනකවි වල ලක්ෂණයක් නොවන්නේ මින් කුමක් ද?</text:p>
          </table:table-cell>
          <table:table-cell/>
          <table:table-cell office:value-type="string" calcext:value-type="string">
            <text:p>අව්‍යාජත්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ල බ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කීර්ණ බව</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style-name="ce2"/>
          <table:table-cell table:number-columns-repeated="4"/>
          <table:table-cell office:value-type="string" calcext:value-type="string">
            <text:p>රූපක, උපමා යෙදී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office:value-type="float" office:value="297" calcext:value-type="float">
            <text:p>297</text:p>
          </table:table-cell>
          <table:table-cell table:number-columns-repeated="2"/>
          <table:table-cell office:value-type="string" calcext:value-type="string">
            <text:p>කරත්තකරු විසින් ගායනා කරනු ලබන කවි වර්ගය වනුයේ</text:p>
          </table:table-cell>
          <table:table-cell/>
          <table:table-cell office:value-type="string" calcext:value-type="string">
            <text:p>පාරු ක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තල් ක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කරත්ත ක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පැල් කවි</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298" calcext:value-type="float">
            <text:p>298</text:p>
          </table:table-cell>
          <table:table-cell table:number-columns-repeated="2"/>
          <table:table-cell office:value-type="string" calcext:value-type="string">
            <text:p><text:s/>මෙම කවි පන්තියේ ඇතුළත් කන්දක නාමයක් නොවන්නේ මින් කුමක් ද?</text:p>
          </table:table-cell>
          <table:table-cell/>
          <table:table-cell office:value-type="string" calcext:value-type="string">
            <text:p>හපුතලේ කන්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සමනල කන්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හුන්නස්ගිරි කන්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ඩිහිටි කන්ද</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299" calcext:value-type="float">
            <text:p>299</text:p>
          </table:table-cell>
          <table:table-cell table:number-columns-repeated="2"/>
          <table:table-cell office:value-type="string" calcext:value-type="string">
            <text:p><text:s/>මෙම ගැල් කණ්ඩායමේ ගමනාන්තය වුයේ කොහේ ද?</text:p>
          </table:table-cell>
          <table:table-cell/>
          <table:table-cell office:value-type="string" calcext:value-type="string">
            <text:p>කුරුණෑගල</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හනුව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ගාල්ල</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මාතර</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00" calcext:value-type="float">
            <text:p>300</text:p>
          </table:table-cell>
          <table:table-cell table:number-columns-repeated="2"/>
          <table:table-cell office:value-type="string" calcext:value-type="string">
            <text:p>දණ ගසා බර අදින ගොනා හදුන්වන නාමය කුමක් ද?</text:p>
          </table:table-cell>
          <table:table-cell/>
          <table:table-cell office:value-type="string" calcext:value-type="string">
            <text:p>මයිල ගො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වයිර ගො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style-name="ce2"/>
          <table:table-cell table:number-columns-repeated="4"/>
          <table:table-cell office:value-type="string" calcext:value-type="string">
            <text:p>රන්මුතු වල්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ලියා</text:p>
          </table:table-cell>
          <table:table-cell office:value-type="float" office:value="0" calcext:value-type="float">
            <text:p>0</text:p>
          </table:table-cell>
          <table:table-cell table:style-name="ce2" table:number-columns-repeated="1006"/>
        </table:table-row>
        <table:table-row table:style-name="ro1">
          <table:table-cell office:value-type="float" office:value="61" calcext:value-type="float">
            <text:p>6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14-ep31</text:p>
          </table:table-cell>
          <table:table-cell office:value-type="float" office:value="31" calcext:value-type="float">
            <text:p>3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සසඳ සසඳ හඳපානේ අපි යනවා</text:p>
          </table:table-cell>
          <table:table-cell office:value-type="string" calcext:value-type="string">
            <text:p><text:s/>විවිධ රැකියා සඳහා නිර්මාණය වු ජනකවි අධ්‍යනය කිරීම.</text:p>
          </table:table-cell>
          <table:table-cell office:value-type="string" calcext:value-type="string">
            <text:p>විවිධ වෘත්තීන් හා බැදි ජන කවි පවතී.ඒම ජනකවි වර්ග කිිහිපයක් ගෙන අධ්‍යනය කිරීම.එනම් පාරු කවි, පැල් කවි, පතල් කවි, ඔංචිලිවාරම් කවි ආදි මෙම කවි වර්ග පිළිබඳ අධ්‍යනය කිරීම.</text:p>
          </table:table-cell>
          <table:table-cell table:style-name="ce3" office:value-type="time" office:time-value="PT01H00M00S" calcext:value-type="time">
            <text:p>01:00:00</text:p>
          </table:table-cell>
          <table:table-cell office:value-type="float" office:value="301" calcext:value-type="float">
            <text:p>301</text:p>
          </table:table-cell>
          <table:table-cell table:number-columns-repeated="2"/>
          <table:table-cell office:value-type="string" calcext:value-type="string">
            <text:p>‘මාතර ගගේ ඉන්නා කිඹුලිගේ <text:s/>පැටියා’ යන කවිය අයත් වනුයේ</text:p>
          </table:table-cell>
          <table:table-cell/>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302" calcext:value-type="float">
            <text:p>302</text:p>
          </table:table-cell>
          <table:table-cell table:number-columns-repeated="2"/>
          <table:table-cell office:value-type="string" calcext:value-type="string">
            <text:p>‘පිලේ පැදුර හේනට අරගෙන <text:s text:c="2"/>එනවා’ යන කවිය අයත් වනුයේ</text:p>
          </table:table-cell>
          <table:table-cell/>
          <table:table-cell office:value-type="string" calcext:value-type="string">
            <text:p>පත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කවි වල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3" calcext:value-type="float">
            <text:p>303</text:p>
          </table:table-cell>
          <table:table-cell table:number-columns-repeated="2"/>
          <table:table-cell office:value-type="string" calcext:value-type="string">
            <text:p><text:s/>'උදේ සිටන් වකුටු කොන්ද දිග <text:s/>ඇරපල්ලා' යන කවිය අයත් වනුයේ</text:p>
          </table:table-cell>
          <table:table-cell/>
          <table:table-cell office:value-type="string" calcext:value-type="string">
            <text:p>පැ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304" calcext:value-type="float">
            <text:p>304</text:p>
          </table:table-cell>
          <table:table-cell table:number-columns-repeated="2"/>
          <table:table-cell office:value-type="string" calcext:value-type="string">
            <text:p>‘සතර වරම් දෙවියෝ මගේ දුක බැලූවා’ යන කවිය අයත් වනුයේ</text:p>
          </table:table-cell>
          <table:table-cell/>
          <table:table-cell office:value-type="string" calcext:value-type="string">
            <text:p>කරත්ත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ළුම් කවි වල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 වල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 කවි වල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5" calcext:value-type="float">
            <text:p>305</text:p>
          </table:table-cell>
          <table:table-cell table:number-columns-repeated="2"/>
          <table:table-cell office:value-type="string" calcext:value-type="string">
            <text:p>ජන ක‍්‍රිඩාවක් වශයෙන් ගැනෙන, ජන කවි වර්ගයක් වනුයේ</text:p>
          </table:table-cell>
          <table:table-cell/>
          <table:table-cell office:value-type="string" calcext:value-type="string">
            <text:p>ඔංචිලිවාරම් ක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 ක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ල් ක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ල් කවි</text:p>
          </table:table-cell>
          <table:table-cell office:value-type="float" office:value="0" calcext:value-type="float">
            <text:p>0</text:p>
          </table:table-cell>
          <table:table-cell table:style-name="ce2" table:number-columns-repeated="1006"/>
        </table:table-row>
        <table:table-row table:style-name="ro1">
          <table:table-cell office:value-type="float" office:value="62" calcext:value-type="float">
            <text:p>6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1</text:p>
          </table:table-cell>
          <table:table-cell office:value-type="float" office:value="1" calcext:value-type="float">
            <text:p>1</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කවි ඉතිහාසය හදුන්වා දීම නිර්දේශිත කාව්‍ය ග‍්‍රන්ථය හදුන්වා දීම.</text:p>
          </table:table-cell>
          <table:table-cell office:value-type="string" calcext:value-type="string">
            <text:p>කවි නිර්මාණය වීමේ ඉතිහාසය, විවිධ යුග අනුව කවි නිර්මාණය හඳුනා ගැනිම. පන්සිය පනස් ජාතක කතා පොත පිළිබඳ අධ්‍යනය කිරීම.තොටගමුවේ ශ‍්‍රී රාහුල හිමි පිළිබඳව අධ්‍යනය, කාව්‍යශේඛරය යන ග‍්‍රන්ථය පිළිබඳ කෙටියෙන් හඳුන්වා දීම.</text:p>
          </table:table-cell>
          <table:table-cell table:style-name="ce3" office:value-type="time" office:time-value="PT01H00M00S" calcext:value-type="time">
            <text:p>01:00:00</text:p>
          </table:table-cell>
          <table:table-cell office:value-type="float" office:value="306" calcext:value-type="float">
            <text:p>306</text:p>
          </table:table-cell>
          <table:table-cell table:number-columns-repeated="2"/>
          <table:table-cell office:value-type="string" calcext:value-type="string">
            <text:p>කාව්‍යශේඛරය රචනා කරනු ලැබුවේ කවුරුන්ද?</text:p>
          </table:table-cell>
          <table:table-cell/>
          <table:table-cell office:value-type="string" calcext:value-type="string">
            <text:p>වැත්තෑවේ හිමි</text:p>
          </table:table-cell>
          <table:table-cell office:value-type="float" office:value="0" calcext:value-type="float">
            <text:p>0</text:p>
          </table:table-cell>
          <table:table-cell table:style-name="ce2" table:number-columns-repeated="1006"/>
        </table:table-row>
        <table:table-row table:style-name="ro2">
          <table:table-cell table:number-columns-repeated="5"/>
          <table:table-cell office:value-type="string" calcext:value-type="string">
            <text:p><text:s/></text:p>
          </table:table-cell>
          <table:table-cell table:number-columns-repeated="4"/>
          <table:table-cell table:style-name="ce3"/>
          <table:table-cell table:number-columns-repeated="5"/>
          <table:table-cell office:value-type="string" calcext:value-type="string">
            <text:p>තොටගමුවේ රාහුල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ගම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වන පරාක‍්‍රමබාහු හි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7" calcext:value-type="float">
            <text:p>307</text:p>
          </table:table-cell>
          <table:table-cell table:number-columns-repeated="2"/>
          <table:table-cell office:value-type="string" calcext:value-type="string">
            <text:p>කාව්‍යශේඛරයට පදනම් වු ජාතක කතාව කුමක් ද?</text:p>
          </table:table-cell>
          <table:table-cell/>
          <table:table-cell office:value-type="string" calcext:value-type="string">
            <text:p>ජද්දන්ත ජාත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 ජාත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තුභත්ත ජාතක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පාන ජාතක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8" calcext:value-type="float">
            <text:p>308</text:p>
          </table:table-cell>
          <table:table-cell table:number-columns-repeated="2"/>
          <table:table-cell office:value-type="string" calcext:value-type="string">
            <text:p>කාව්‍යශේඛරයේ පවතින මුළු කවි ගණන කීයද?</text:p>
          </table:table-cell>
          <table:table-cell/>
          <table:table-cell office:value-type="float" office:value="887" calcext:value-type="float">
            <text:p>887</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889" calcext:value-type="float">
            <text:p>88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988" calcext:value-type="float">
            <text:p>988</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885" calcext:value-type="float">
            <text:p>88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09" calcext:value-type="float">
            <text:p>309</text:p>
          </table:table-cell>
          <table:table-cell table:number-columns-repeated="2"/>
          <table:table-cell office:value-type="string" calcext:value-type="string">
            <text:p><text:s/>කාව්‍යශේඛරය රචනා කරනු ලැබුවේ කුමන යුගයේදී ද?</text:p>
          </table:table-cell>
          <table:table-cell/>
          <table:table-cell office:value-type="string" calcext:value-type="string">
            <text:p>අනුරාධපුර යුග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ඹදෙණි යුග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ටේ යුග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වක යුග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0" calcext:value-type="float">
            <text:p>310</text:p>
          </table:table-cell>
          <table:table-cell table:number-columns-repeated="2"/>
          <table:table-cell office:value-type="string" calcext:value-type="string">
            <text:p><text:s/>තොටගමුවේ රාහුල හිමියන් සඳහා යොදන අනුවර්තන නාමය කුමක් ද?</text:p>
          </table:table-cell>
          <table:table-cell/>
          <table:table-cell office:value-type="string" calcext:value-type="string">
            <text:p>ෂඩ්භාෂා පරමේශ්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ඩි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මේශ්වර</text:p>
          </table:table-cell>
          <table:table-cell office:value-type="float" office:value="0" calcext:value-type="float">
            <text:p>0</text:p>
          </table:table-cell>
          <table:table-cell table:style-name="ce2" table:number-columns-repeated="1006"/>
        </table:table-row>
        <table:table-row table:style-name="ro1">
          <table:table-cell office:value-type="float" office:value="63" calcext:value-type="float">
            <text:p>6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2</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කාව්‍යශේකරයේ පද්‍ය පන්තිය අවබෝධය අරුත් පැහැදිලි කිරීම.</text:p>
          </table:table-cell>
          <table:table-cell office:value-type="string" calcext:value-type="string">
            <text:p>කාව්‍යශේඛරයේ පවතින තුන්වන සර්ගයේ එන කවි කිහිපයක් අධ්‍යනය කිරීම. ඒම කවි වල තේරුම කවියෙන් කවිය ගෙන කියා දීම. කවි වල පවතින යම් යම් වචන වල අරුත් පැහැදිලි කිරීම.කෙටි අභ්‍යාසයක් සිදු කිරීම.</text:p>
          </table:table-cell>
          <table:table-cell table:style-name="ce3" office:value-type="time" office:time-value="PT01H00M00S" calcext:value-type="time">
            <text:p>01:00:00</text:p>
          </table:table-cell>
          <table:table-cell office:value-type="float" office:value="311" calcext:value-type="float">
            <text:p>311</text:p>
          </table:table-cell>
          <table:table-cell table:number-columns-repeated="2"/>
          <table:table-cell office:value-type="string" calcext:value-type="string">
            <text:p>‘දත් කැකුළු පෑ <text:s text:c="4"/>ලා’ යන කවිය සදහන් වන ග‍්‍රන්ථය කුමක් ද?</text:p>
          </table:table-cell>
          <table:table-cell/>
          <table:table-cell office:value-type="string" calcext:value-type="string">
            <text:p>ගුත්තිල කාව්‍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යශේඛර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භාෂිත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2" calcext:value-type="float">
            <text:p>312</text:p>
          </table:table-cell>
          <table:table-cell table:number-columns-repeated="2"/>
          <table:table-cell office:value-type="string" calcext:value-type="string">
            <text:p>මෙම කවි වල සදහන් වන කුළුබඩු වර්ගයක් නොවන්නේ මින් කුමක් ද?</text:p>
          </table:table-cell>
          <table:table-cell/>
          <table:table-cell office:value-type="string" calcext:value-type="string">
            <text:p>සු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ඟු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ස්</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13" calcext:value-type="float">
            <text:p>313</text:p>
          </table:table-cell>
          <table:table-cell table:number-columns-repeated="2"/>
          <table:table-cell office:value-type="string" calcext:value-type="string">
            <text:p>‘කඳ කුමරු ’ ලෙස හඳුන්වන්නේ කවුද?</text:p>
          </table:table-cell>
          <table:table-cell/>
          <table:table-cell office:value-type="string" calcext:value-type="string">
            <text:p>කතරගම දෙවි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ණ දෙ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ෂ්ණු දෙ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ල්ස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4" calcext:value-type="float">
            <text:p>314</text:p>
          </table:table-cell>
          <table:table-cell table:number-columns-repeated="2"/>
          <table:table-cell office:value-type="string" calcext:value-type="string">
            <text:p>මෙම කවියේ සඳහන් වන විශේෂ සිදුවීම සිදුවන දවස කුමක් ද?</text:p>
          </table:table-cell>
          <table:table-cell/>
          <table:table-cell office:value-type="string" calcext:value-type="string">
            <text:p>පොහොය දව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රි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කුරා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දා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15" calcext:value-type="float">
            <text:p>315</text:p>
          </table:table-cell>
          <table:table-cell table:number-columns-repeated="2"/>
          <table:table-cell office:value-type="string" calcext:value-type="string">
            <text:p>‘පිරිබඩ’ යන වචනයේ තේරුම කුමක් ද?</text:p>
          </table:table-cell>
          <table:table-cell/>
          <table:table-cell office:value-type="string" calcext:value-type="string">
            <text:p>නිව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ළි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සකර 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ණු</text:p>
          </table:table-cell>
          <table:table-cell office:value-type="float" office:value="0" calcext:value-type="float">
            <text:p>0</text:p>
          </table:table-cell>
          <table:table-cell table:style-name="ce2" table:number-columns-repeated="1006"/>
        </table:table-row>
        <table:table-row table:style-name="ro1">
          <table:table-cell office:value-type="float" office:value="64" calcext:value-type="float">
            <text:p>6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3</text:p>
          </table:table-cell>
          <table:table-cell table:number-columns-repeated="2"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ගුත්තිල කාව්‍යයේ පද්‍ය පන්තිය ඇගයීම අරුත් පැහැදිලි කිරීම.</text:p>
          </table:table-cell>
          <table:table-cell office:value-type="string" calcext:value-type="string">
            <text:p>ගුත්තිල කාව්‍ය පිළිබඳ හදුන්වා දීම.වෑත්තෑවේ හිමියන් පිළිබඳ අධ්‍යනය කිරීම.ගුත්තිල කාව්‍යයේ එන උදේනි පුර සැණකෙළිය නැමැති කොටසින් උපුටා ගත් කවි කිහිපයක් දැක්වීම. ඒම කවි වල තේරුම කියා දීම. කවි වල ඇති යම් යම් පද සම්බන්ධයෙන් අරුත් පැහැදිලි කිරීම.</text:p>
          </table:table-cell>
          <table:table-cell table:style-name="ce3" office:value-type="time" office:time-value="PT01H00M00S" calcext:value-type="time">
            <text:p>01:00:00</text:p>
          </table:table-cell>
          <table:table-cell office:value-type="float" office:value="316" calcext:value-type="float">
            <text:p>316</text:p>
          </table:table-cell>
          <table:table-cell table:number-columns-repeated="2"/>
          <table:table-cell office:value-type="string" calcext:value-type="string">
            <text:p>ගුත්තිල කාව්‍ය රචනා කරන ලද්දේ කවුරු විසින් ද?</text:p>
          </table:table-cell>
          <table:table-cell/>
          <table:table-cell office:value-type="string" calcext:value-type="string">
            <text:p>වැත්තෑවේ හි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ටගමුවේ රාහුල හි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ගම හි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වන පරාක‍්‍රමබාහු හිමි</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17" calcext:value-type="float">
            <text:p>317</text:p>
          </table:table-cell>
          <table:table-cell table:number-columns-repeated="2"/>
          <table:table-cell office:value-type="string" calcext:value-type="string">
            <text:p><text:s/>ගුත්තිල කාව්‍ය රචනා කිරීමට පදනම් වු ජාතක කතාව කුමක් ද?</text:p>
          </table:table-cell>
          <table:table-cell/>
          <table:table-cell office:value-type="string" calcext:value-type="string">
            <text:p>ගුත්තිල ජාතක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ම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ත්තුභත්ත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ලපාන ජාතක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18" calcext:value-type="float">
            <text:p>318</text:p>
          </table:table-cell>
          <table:table-cell table:number-columns-repeated="2"/>
          <table:table-cell office:value-type="string" calcext:value-type="string">
            <text:p>‘රන් දද’ ලෙස හදුන්වන්නේ මොනවා ද?</text:p>
          </table:table-cell>
          <table:table-cell/>
          <table:table-cell office:value-type="string" calcext:value-type="string">
            <text:p>කොඩි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න්කළස</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ත්තරන් කොඩි</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ණ්ඩි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19" calcext:value-type="float">
            <text:p>319</text:p>
          </table:table-cell>
          <table:table-cell table:number-columns-repeated="2"/>
          <table:table-cell office:value-type="string" calcext:value-type="string">
            <text:p><text:s/>ගුත්තිල කාව්‍ය රචනා වු යුගය කුමක් ද?</text:p>
          </table:table-cell>
          <table:table-cell/>
          <table:table-cell office:value-type="string" calcext:value-type="string">
            <text:p>අනුරාධපුර යුග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ඹදෙණි යුග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ට්ටේ යුග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තාවක යුග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20" calcext:value-type="float">
            <text:p>320</text:p>
          </table:table-cell>
          <table:table-cell table:number-columns-repeated="2"/>
          <table:table-cell office:value-type="string" calcext:value-type="string">
            <text:p>‘පුන්කුඹ’ යනුවෙන් හඳුන්වන්නේ මොනවාද?</text:p>
          </table:table-cell>
          <table:table-cell/>
          <table:table-cell office:value-type="string" calcext:value-type="string">
            <text:p>කොඩි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න්කළස</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ත්තරන් කො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ණ්ඩිය</text:p>
          </table:table-cell>
          <table:table-cell office:value-type="float" office:value="0" calcext:value-type="float">
            <text:p>0</text:p>
          </table:table-cell>
          <table:table-cell table:style-name="ce2" table:number-columns-repeated="1006"/>
        </table:table-row>
        <table:table-row table:style-name="ro1">
          <table:table-cell office:value-type="float" office:value="65" calcext:value-type="float">
            <text:p>6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5-ep04</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සදා මෙලෙස පුර දෙරණේ</text:p>
          </table:table-cell>
          <table:table-cell office:value-type="string" calcext:value-type="string">
            <text:p>සැණකෙළියක් පිළිබද රචනයක් ලිවීම.</text:p>
          </table:table-cell>
          <table:table-cell office:value-type="string" calcext:value-type="string">
            <text:p>ගුත්තිල කාව්‍යයේ පවතින කවි කිහිපයක් ඉදිරිපත් කිරීම. සැණකෙළියක අසිරිය දැක්වෙන රචනාවක් ලිවීම.</text:p>
          </table:table-cell>
          <table:table-cell table:style-name="ce3" office:value-type="time" office:time-value="PT01H00M00S" calcext:value-type="time">
            <text:p>01:00:00</text:p>
          </table:table-cell>
          <table:table-cell office:value-type="float" office:value="321" calcext:value-type="float">
            <text:p>321</text:p>
          </table:table-cell>
          <table:table-cell table:number-columns-repeated="2"/>
          <table:table-cell office:value-type="string" calcext:value-type="string">
            <text:p>‘තමන් පද වන්දන’ යන කවිය කුමන ග‍්‍රන්ථයට අයත් කවියක් ද?</text:p>
          </table:table-cell>
          <table:table-cell/>
          <table:table-cell office:value-type="string" calcext:value-type="string">
            <text:p>කාව්‍යශේඛ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තිල කාව්‍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වැඩ සඟ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ත් මල් ද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2" calcext:value-type="float">
            <text:p>322</text:p>
          </table:table-cell>
          <table:table-cell table:number-columns-repeated="2"/>
          <table:table-cell office:value-type="string" calcext:value-type="string">
            <text:p>රෑ රැසේ අඳිනා ලෙසේ <text:s/>අත් ලෙළ ද දී .............................................. <text:s/>හිස්තැනට ආ යුතු පදය තෝරන්න</text:p>
          </table:table-cell>
          <table:table-cell/>
          <table:table-cell office:value-type="string" calcext:value-type="string">
            <text:p>රඟ සො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දුලිය පබා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බ ත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ඟින් පබා</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3" calcext:value-type="float">
            <text:p>323</text:p>
          </table:table-cell>
          <table:table-cell table:number-columns-repeated="2"/>
          <table:table-cell office:value-type="string" calcext:value-type="string">
            <text:p><text:s/>ගුත්තිල කාව්‍යයේ දැක්වෙන සැණකෙළිය හඳුන්වන නාමය කුමක් ද?</text:p>
          </table:table-cell>
          <table:table-cell/>
          <table:table-cell office:value-type="string" calcext:value-type="string">
            <text:p>සිරිසවස්ථු</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ලිංඝ</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නි පුර සැණකෙළි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ණිපු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4" calcext:value-type="float">
            <text:p>324</text:p>
          </table:table-cell>
          <table:table-cell table:number-columns-repeated="2"/>
          <table:table-cell office:value-type="string" calcext:value-type="string">
            <text:p>කවියේ දැක්වෙන පරිදි බුදුරදුන්ගේ ශරීරයේ ඇති මහා පුරුෂ ලක්ෂණ ගණනින් කීයද?</text:p>
          </table:table-cell>
          <table:table-cell/>
          <table:table-cell office:value-type="string" calcext:value-type="string">
            <text:p>තිස්දෙක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ස්තුන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හ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ට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5" calcext:value-type="float">
            <text:p>325</text:p>
          </table:table-cell>
          <table:table-cell table:number-columns-repeated="2"/>
          <table:table-cell office:value-type="string" calcext:value-type="string">
            <text:p>කවියේ සඳහන් පරිදි පුරන්නාවු පාරමිතා ගණන කීයද?</text:p>
          </table:table-cell>
          <table:table-cell/>
          <table:table-cell office:value-type="float" office:value="9" calcext:value-type="float">
            <text:p>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7" calcext:value-type="float">
            <text:p>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0" calcext:value-type="float">
            <text:p>1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00" calcext:value-type="float">
            <text:p>100</text:p>
          </table:table-cell>
          <table:table-cell office:value-type="float" office:value="0" calcext:value-type="float">
            <text:p>0</text:p>
          </table:table-cell>
          <table:table-cell table:style-name="ce2" table:number-columns-repeated="1006"/>
        </table:table-row>
        <table:table-row table:style-name="ro1">
          <table:table-cell office:value-type="float" office:value="66" calcext:value-type="float">
            <text:p>6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5</text:p>
          </table:table-cell>
          <table:table-cell office:value-type="float" office:value="5" calcext:value-type="float">
            <text:p>5</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ප‍්‍රස්ථා පිරුළු පිළිබඳ හදුන්වා දීම.</text:p>
          </table:table-cell>
          <table:table-cell office:value-type="string" calcext:value-type="string">
            <text:p>ප‍්‍රස්ථා පිරුළු පිළිබඳ හදුන්වා දීම. ප‍්‍රස්ථා පිරුළු යොදන අවස්ථා පිළිබඳ අධ්‍යනය කිරීම. ගඟට ඉනි කැපුවා වාගේ යන ප‍්‍රස්ථා පිරුළ නිර්මාණය වීමට බලපෑ කතාව අධ්‍යනය කිරීම. කෙටි අභ්‍යාසයක් සිදු කිරීම.</text:p>
          </table:table-cell>
          <table:table-cell table:style-name="ce3" office:value-type="time" office:time-value="PT01H00M00S" calcext:value-type="time">
            <text:p>01:00:00</text:p>
          </table:table-cell>
          <table:table-cell office:value-type="float" office:value="326" calcext:value-type="float">
            <text:p>326</text:p>
          </table:table-cell>
          <table:table-cell table:number-columns-repeated="2"/>
          <table:table-cell office:value-type="string" calcext:value-type="string">
            <text:p>‘ප‍්‍රස්තාව’ යන වචනයට නොගැළපෙන තේරුම තෝරන්න</text:p>
          </table:table-cell>
          <table:table-cell/>
          <table:table-cell office:value-type="string" calcext:value-type="string">
            <text:p>අවස්ථාව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ව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දුසු මොහොත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තිවී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27" calcext:value-type="float">
            <text:p>327</text:p>
          </table:table-cell>
          <table:table-cell table:number-columns-repeated="2"/>
          <table:table-cell office:value-type="string" calcext:value-type="string">
            <text:p>‘පිරුළු කතා කෘතිය’ <text:s/>රචනා කරන ලද්දේ කවුරුන්ද?</text:p>
          </table:table-cell>
          <table:table-cell/>
          <table:table-cell office:value-type="string" calcext:value-type="string">
            <text:p>ප්‍රේ‍මදාස ශ්‍රී අලවත්තගේ</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ක‍්‍රම කොඩිතුවක්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ගුණසිංහ</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ර අමිදී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8" calcext:value-type="float">
            <text:p>328</text:p>
          </table:table-cell>
          <table:table-cell table:number-columns-repeated="2"/>
          <table:table-cell office:value-type="string" calcext:value-type="string">
            <text:p>ගැමියා කොරටුවේ වැව්වේ මොනවා ද?</text:p>
          </table:table-cell>
          <table:table-cell/>
          <table:table-cell office:value-type="string" calcext:value-type="string">
            <text:p>ගම්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ල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ව්පි</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29" calcext:value-type="float">
            <text:p>329</text:p>
          </table:table-cell>
          <table:table-cell table:number-columns-repeated="2"/>
          <table:table-cell office:value-type="string" calcext:value-type="string">
            <text:p>ගැමියා කැලෑවට ගියේ කුමක් සදහා ද?</text:p>
          </table:table-cell>
          <table:table-cell/>
          <table:table-cell office:value-type="string" calcext:value-type="string">
            <text:p>පැළ ඉනි කැපීම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ර සෙවීම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ඩයම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පැණි ලබා ගැනිම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330" calcext:value-type="float">
            <text:p>330</text:p>
          </table:table-cell>
          <table:table-cell table:number-columns-repeated="2"/>
          <table:table-cell office:value-type="string" calcext:value-type="string">
            <text:p>ගඟට ඉනි කැපුවා වාගේ යන ප‍්‍රස්ථා පිරුළේ අදහස වනුයේ</text:p>
          </table:table-cell>
          <table:table-cell/>
          <table:table-cell office:value-type="string" calcext:value-type="string">
            <text:p>නිශ්ඵල දෙයක් සිදු කිරී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ඟට ඉනි කපා දැමී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තා සතුටට පත් 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න්ට යෑමට මාර්ගයක් සෑදීම</text:p>
          </table:table-cell>
          <table:table-cell office:value-type="float" office:value="0" calcext:value-type="float">
            <text:p>0</text:p>
          </table:table-cell>
          <table:table-cell table:style-name="ce2" table:number-columns-repeated="1006"/>
        </table:table-row>
        <table:table-row table:style-name="ro1">
          <table:table-cell office:value-type="float" office:value="67" calcext:value-type="float">
            <text:p>6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6</text:p>
          </table:table-cell>
          <table:table-cell office:value-type="float" office:value="6" calcext:value-type="float">
            <text:p>6</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ප‍්‍රස්ථා පිරුළු.</text:p>
          </table:table-cell>
          <table:table-cell office:value-type="string" calcext:value-type="string">
            <text:p>මරණ තුනක් ඇති මිනිහෙක් පැණි කෑවා වාගේ යන ප‍්‍රස්ථා පිරුළ නිර්මාණය වීමට බලපෑ කතාව අධ්‍යනය කිරීම. කෙටි අභ්‍යාසයක් සිදු කිරීම.</text:p>
          </table:table-cell>
          <table:table-cell table:style-name="ce3" office:value-type="time" office:time-value="PT01H00M00S" calcext:value-type="time">
            <text:p>01:00:00</text:p>
          </table:table-cell>
          <table:table-cell office:value-type="float" office:value="331" calcext:value-type="float">
            <text:p>331</text:p>
          </table:table-cell>
          <table:table-cell table:number-columns-repeated="2"/>
          <table:table-cell office:value-type="string" calcext:value-type="string">
            <text:p>වනාන්තරය තුළ ඇවිද ගිය මිනිසාට හදිස්සියේ මුණගැසුණේ කුමන සත්වයා ද?</text:p>
          </table:table-cell>
          <table:table-cell/>
          <table:table-cell office:value-type="string" calcext:value-type="string">
            <text:p>වඳු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2" calcext:value-type="float">
            <text:p>332</text:p>
          </table:table-cell>
          <table:table-cell table:number-columns-repeated="2"/>
          <table:table-cell office:value-type="string" calcext:value-type="string">
            <text:p>ළිදේ වැල් පට තුළ එල්ලී සිටියේ කුමන සත්වයා ද?</text:p>
          </table:table-cell>
          <table:table-cell/>
          <table:table-cell office:value-type="string" calcext:value-type="string">
            <text:p>කරව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3" calcext:value-type="float">
            <text:p>333</text:p>
          </table:table-cell>
          <table:table-cell table:number-columns-repeated="2"/>
          <table:table-cell office:value-type="string" calcext:value-type="string">
            <text:p>ළිඳ පතුලේ සිටි සත්වයා කවුද?</text:p>
          </table:table-cell>
          <table:table-cell/>
          <table:table-cell office:value-type="string" calcext:value-type="string">
            <text:p>කර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4" calcext:value-type="float">
            <text:p>334</text:p>
          </table:table-cell>
          <table:table-cell table:number-columns-repeated="2"/>
          <table:table-cell office:value-type="string" calcext:value-type="string">
            <text:p>මිනිසාගේ අත දිගේ ගලා ගෙන ගියේ මොනවාද?</text:p>
          </table:table-cell>
          <table:table-cell/>
          <table:table-cell office:value-type="string" calcext:value-type="string">
            <text:p>ජ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 පැ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ධි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තු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35" calcext:value-type="float">
            <text:p>335</text:p>
          </table:table-cell>
          <table:table-cell table:number-columns-repeated="2"/>
          <table:table-cell office:value-type="string" calcext:value-type="string">
            <text:p>ගිජිදා යනුවෙන් හඳුන්වන සත්වයා කවුද?</text:p>
          </table:table-cell>
          <table:table-cell/>
          <table:table-cell office:value-type="string" calcext:value-type="string">
            <text:p>අ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ණ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යා</text:p>
          </table:table-cell>
          <table:table-cell office:value-type="float" office:value="0" calcext:value-type="float">
            <text:p>0</text:p>
          </table:table-cell>
          <table:table-cell table:style-name="ce2" table:number-columns-repeated="1006"/>
        </table:table-row>
        <table:table-row table:style-name="ro1">
          <table:table-cell office:value-type="float" office:value="68" calcext:value-type="float">
            <text:p>6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7</text:p>
          </table:table-cell>
          <table:table-cell office:value-type="float" office:value="7" calcext:value-type="float">
            <text:p>7</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ප‍්‍රස්ථා පිරුළු.</text:p>
          </table:table-cell>
          <table:table-cell office:value-type="string" calcext:value-type="string">
            <text:p>ඇටි කෙසෙල් කාපු උගුඩුවා වාගේ යන ප‍්‍රස්ථා පිරුළ නිර්මාණය වීමට බලපෑ කතාව අධ්‍යනය කිරීම.</text:p>
          </table:table-cell>
          <table:table-cell table:style-name="ce3" office:value-type="time" office:time-value="PT01H00M00S" calcext:value-type="time">
            <text:p>01:00:00</text:p>
          </table:table-cell>
          <table:table-cell office:value-type="float" office:value="336" calcext:value-type="float">
            <text:p>336</text:p>
          </table:table-cell>
          <table:table-cell table:number-columns-repeated="2"/>
          <table:table-cell office:value-type="string" calcext:value-type="string">
            <text:p>ඇටි කෙසෙල් වල අගුණ දැන සිටියේ කවුද?</text:p>
          </table:table-cell>
          <table:table-cell/>
          <table:table-cell office:value-type="string" calcext:value-type="string">
            <text:p>උගුඩුරාළ</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ගුඩු පැටි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ළහා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චා</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37" calcext:value-type="float">
            <text:p>337</text:p>
          </table:table-cell>
          <table:table-cell table:number-columns-repeated="2"/>
          <table:table-cell office:value-type="string" calcext:value-type="string">
            <text:p>පැංචාට ඇටි කෙසෙල් වල සුවද ආවේ කුමන ස්ථානයෙන් ද ?</text:p>
          </table:table-cell>
          <table:table-cell/>
          <table:table-cell office:value-type="string" calcext:value-type="string">
            <text:p>ගෙදරි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ලෑවෙන්</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ඳු මුදුනි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ම්මානයෙ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38" calcext:value-type="float">
            <text:p>338</text:p>
          </table:table-cell>
          <table:table-cell table:number-columns-repeated="2"/>
          <table:table-cell office:value-type="string" calcext:value-type="string">
            <text:p>ඇටි කෙසෙල් කෑවේ කවුද?</text:p>
          </table:table-cell>
          <table:table-cell/>
          <table:table-cell office:value-type="string" calcext:value-type="string">
            <text:p>උගුඩුරාළ</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ගුඩු පැටි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ළහා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චා</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39" calcext:value-type="float">
            <text:p>339</text:p>
          </table:table-cell>
          <table:table-cell table:number-columns-repeated="2"/>
          <table:table-cell office:value-type="string" calcext:value-type="string">
            <text:p><text:s/>උගුඩු පැටියා ඇටි කෙසෙල් කොපමණ කෑවේ ද?</text:p>
          </table:table-cell>
          <table:table-cell/>
          <table:table-cell office:value-type="string" calcext:value-type="string">
            <text:p>එක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තුන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තර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ඇටි කෙසෙල් කැ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40" calcext:value-type="float">
            <text:p>340</text:p>
          </table:table-cell>
          <table:table-cell table:number-columns-repeated="2"/>
          <table:table-cell office:value-type="string" calcext:value-type="string">
            <text:p>ඇටි කෙසෙල් කෑ උගුඩුවාට වු කරදරය කුමක් ද?</text:p>
          </table:table-cell>
          <table:table-cell/>
          <table:table-cell office:value-type="string" calcext:value-type="string">
            <text:p>මල පහ කිරීමේ අපහසුතාව</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ගුර රිදී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ඬේ අමා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ඔළුව රිදීම</text:p>
          </table:table-cell>
          <table:table-cell office:value-type="float" office:value="0" calcext:value-type="float">
            <text:p>0</text:p>
          </table:table-cell>
          <table:table-cell table:style-name="ce2" table:number-columns-repeated="1006"/>
        </table:table-row>
        <table:table-row table:style-name="ro1">
          <table:table-cell office:value-type="float" office:value="69" calcext:value-type="float">
            <text:p>6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8</text:p>
          </table:table-cell>
          <table:table-cell office:value-type="float" office:value="8" calcext:value-type="float">
            <text:p>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අවබෝධය සඳහා අභ්‍යාස කිරීම.</text:p>
          </table:table-cell>
          <table:table-cell office:value-type="string" calcext:value-type="string">
            <text:p>මරණ තුනක් ඇති මිනිසෙක් පැණි කෑය පාඩම ආශ‍්‍රයෙන් අභ්‍යාස සිදු කිරීම.</text:p>
          </table:table-cell>
          <table:table-cell table:style-name="ce3" office:value-type="time" office:time-value="PT01H00M00S" calcext:value-type="time">
            <text:p>01:00:00</text:p>
          </table:table-cell>
          <table:table-cell office:value-type="float" office:value="341" calcext:value-type="float">
            <text:p>341</text:p>
          </table:table-cell>
          <table:table-cell table:number-columns-repeated="2"/>
          <table:table-cell office:value-type="string" calcext:value-type="string">
            <text:p>ජලය යන පදයට සමාන පදය නොවන්නේ කුමක් ද?</text:p>
          </table:table-cell>
          <table:table-cell/>
          <table:table-cell office:value-type="string" calcext:value-type="string">
            <text:p>දි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ද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42" calcext:value-type="float">
            <text:p>342</text:p>
          </table:table-cell>
          <table:table-cell table:number-columns-repeated="2"/>
          <table:table-cell office:value-type="string" calcext:value-type="string">
            <text:p><text:s/>උදරයට කියන සමාන වචනය කුමක් ද?</text:p>
          </table:table-cell>
          <table:table-cell/>
          <table:table-cell office:value-type="string" calcext:value-type="string">
            <text:p>බ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ඬ</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3" calcext:value-type="float">
            <text:p>343</text:p>
          </table:table-cell>
          <table:table-cell table:number-columns-repeated="2"/>
          <table:table-cell office:value-type="string" calcext:value-type="string">
            <text:p>නදිය යන්නට සමාන පදය කුමක් ද?</text:p>
          </table:table-cell>
          <table:table-cell/>
          <table:table-cell office:value-type="string" calcext:value-type="string">
            <text:p>ගඟ</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යු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4" calcext:value-type="float">
            <text:p>344</text:p>
          </table:table-cell>
          <table:table-cell table:number-columns-repeated="2"/>
          <table:table-cell office:value-type="string" calcext:value-type="string">
            <text:p>‘නරක’ යන පදයට විරුද්ධ පදය කුමක් ද?</text:p>
          </table:table-cell>
          <table:table-cell/>
          <table:table-cell office:value-type="string" calcext:value-type="string">
            <text:p>හොඳ</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යහ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ජු</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5" calcext:value-type="float">
            <text:p>345</text:p>
          </table:table-cell>
          <table:table-cell table:number-columns-repeated="2"/>
          <table:table-cell office:value-type="string" calcext:value-type="string">
            <text:p><text:s/>කායික යන පදයට විරුද්ධ පදය කුමක් ද?</text:p>
          </table:table-cell>
          <table:table-cell/>
          <table:table-cell office:value-type="string" calcext:value-type="string">
            <text:p>ක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රී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සි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ර</text:p>
          </table:table-cell>
          <table:table-cell office:value-type="float" office:value="0" calcext:value-type="float">
            <text:p>0</text:p>
          </table:table-cell>
          <table:table-cell table:style-name="ce2" table:number-columns-repeated="1006"/>
        </table:table-row>
        <table:table-row table:style-name="ro1">
          <table:table-cell office:value-type="float" office:value="70" calcext:value-type="float">
            <text:p>7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6-ep09</text:p>
          </table:table-cell>
          <table:table-cell office:value-type="float" office:value="9" calcext:value-type="float">
            <text:p>9</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මරණ තුනක් ඇති මිනිසෙක් පැණි කෑය.</text:p>
          </table:table-cell>
          <table:table-cell office:value-type="string" calcext:value-type="string">
            <text:p>විශේෂණ පද පිළිබඳ අවබෝධය අභ්‍යාස කිරීම.</text:p>
          </table:table-cell>
          <table:table-cell office:value-type="string" calcext:value-type="string">
            <text:p>සිංහල භාෂාවේ පවතින විශේෂණ පද පිළිබඳ අධ්‍යනය කිරීම. මෙම විශේෂණ පද කොටස් දෙකකින් සමන්විත වන අතර ඒවා නාම විශේෂණ හා ක‍්‍රියා විශේෂණ වශයෙන් වර්ගීකරණය <text:s/>සිදු කිරීම. නාම විශේෂණ පද හා ක‍්‍රියා විශේෂණ පද සම්බන්ධයෙන් අධ්‍යනය කිරීම. ඒවා යෙදෙන ආකාරය අධ්‍යනය කිරීම හා ඒ සම්බන්ධයෙන් අභ්‍යාස සිදු කිරීම.</text:p>
          </table:table-cell>
          <table:table-cell table:style-name="ce3" office:value-type="time" office:time-value="PT01H00M00S" calcext:value-type="time">
            <text:p>01:00:00</text:p>
          </table:table-cell>
          <table:table-cell office:value-type="float" office:value="346" calcext:value-type="float">
            <text:p>346</text:p>
          </table:table-cell>
          <table:table-cell table:number-columns-repeated="2"/>
          <table:table-cell office:value-type="string" calcext:value-type="string">
            <text:p>නාම පදයක් හෝ කි‍්‍රයා පදයක් තව දුරටත් විස්තර කිරීම සදහා යොදන පද හදුන්වන්නේ</text:p>
          </table:table-cell>
          <table:table-cell/>
          <table:table-cell office:value-type="string" calcext:value-type="string">
            <text:p>නාම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යා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ණ ප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ස ප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7" calcext:value-type="float">
            <text:p>347</text:p>
          </table:table-cell>
          <table:table-cell table:number-columns-repeated="2"/>
          <table:table-cell office:value-type="string" calcext:value-type="string">
            <text:p><text:s/>නාම පදයක් මුලට යෙදී එය වැඞ් දුර විස්තර කරනු ලබන පද, මේ නමින් හඳුන්වයි</text:p>
          </table:table-cell>
          <table:table-cell/>
          <table:table-cell office:value-type="string" calcext:value-type="string">
            <text:p>නාම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 ප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office:value-type="float" office:value="348" calcext:value-type="float">
            <text:p>348</text:p>
          </table:table-cell>
          <table:table-cell table:number-columns-repeated="2"/>
          <table:table-cell office:value-type="string" calcext:value-type="string">
            <text:p><text:s/>ක්‍රියා පදයකට මුුලට යෙදී එය වැඩි දුර විස්තර කරන පද මේ නමින් හඳුන්වනු ලබයි</text:p>
          </table:table-cell>
          <table:table-cell/>
          <table:table-cell office:value-type="string" calcext:value-type="string">
            <text:p>නාම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ප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යා විශේෂණ ප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49" calcext:value-type="float">
            <text:p>349</text:p>
          </table:table-cell>
          <table:table-cell table:number-columns-repeated="2"/>
          <table:table-cell office:value-type="string" calcext:value-type="string">
            <text:p>උස ක‍්‍රීඩකයා දුවයි ඉරි ඇදි පදය කුමන ගණයට අයත් වේද?</text:p>
          </table:table-cell>
          <table:table-cell/>
          <table:table-cell office:value-type="string" calcext:value-type="string">
            <text:p>නාම 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ද්ධිත 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ම විශේෂ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න්ත ප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0" calcext:value-type="float">
            <text:p>350</text:p>
          </table:table-cell>
          <table:table-cell table:number-columns-repeated="2"/>
          <table:table-cell office:value-type="string" calcext:value-type="string">
            <text:p>.................................................... කුරුල්ලා අහසේ පියාඹයි. හිස්තැනට පැමිණිය යුතු ගැළපෙන විශේෂණ පද තෝරන්න</text:p>
          </table:table-cell>
          <table:table-cell/>
          <table:table-cell office:value-type="string" calcext:value-type="string">
            <text:p>ලස්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කී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ස්සු</text:p>
          </table:table-cell>
          <table:table-cell office:value-type="float" office:value="0" calcext:value-type="float">
            <text:p>0</text:p>
          </table:table-cell>
          <table:table-cell table:style-name="ce2" table:number-columns-repeated="1006"/>
        </table:table-row>
        <table:table-row table:style-name="ro1">
          <table:table-cell office:value-type="float" office:value="71" calcext:value-type="float">
            <text:p>7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0</text:p>
          </table:table-cell>
          <table:table-cell office:value-type="float" office:value="10" calcext:value-type="float">
            <text:p>10</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කේ ජයතිලක පිළිබඳ හදුන්වා දීම චරිතා ප‍්‍රදානය අවබෝධ කරවීම.</text:p>
          </table:table-cell>
          <table:table-cell office:value-type="string" calcext:value-type="string">
            <text:p>කේ.ජයතිලක මහතා පිළිබඳ තව දුරටත් ස්වයං චරිතා ප‍්‍රදානය ඔස්සේ අධ්‍යනය කිරීම. පාසල් කාලය තුළ ඇත්දැකීම් සිහිකරවීම. සිත් ගත් ගුරුවරයා පිළිබඳ දැන ගැනීම.පාඩමේ පැවැති වචන වල අරුත් පැහැදිලි කර ගැනීම.</text:p>
          </table:table-cell>
          <table:table-cell table:style-name="ce3" office:value-type="time" office:time-value="PT01H00M00S" calcext:value-type="time">
            <text:p>01:00:00</text:p>
          </table:table-cell>
          <table:table-cell office:value-type="float" office:value="351" calcext:value-type="float">
            <text:p>351</text:p>
          </table:table-cell>
          <table:table-cell table:number-columns-repeated="2"/>
          <table:table-cell office:value-type="string" calcext:value-type="string">
            <text:p>කේ. ජයතිලක මහතා ඉපදුණු වර්ෂය කුමක් ද?</text:p>
          </table:table-cell>
          <table:table-cell/>
          <table:table-cell office:value-type="float" office:value="1926" calcext:value-type="float">
            <text:p>192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25" calcext:value-type="float">
            <text:p>192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25" calcext:value-type="float">
            <text:p>192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21" calcext:value-type="float">
            <text:p>1921</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2" calcext:value-type="float">
            <text:p>352</text:p>
          </table:table-cell>
          <table:table-cell table:number-columns-repeated="2"/>
          <table:table-cell office:value-type="string" calcext:value-type="string">
            <text:p><text:s/>කේ. ජයතිලක මහතාගේ වාසගම කුමක් ද?</text:p>
          </table:table-cell>
          <table:table-cell/>
          <table:table-cell office:value-type="string" calcext:value-type="string">
            <text:p>කළුආරච්චි</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ආච්චිගමගේ</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ගමගේ</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මහගේ</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3" calcext:value-type="float">
            <text:p>353</text:p>
          </table:table-cell>
          <table:table-cell table:number-columns-repeated="2"/>
          <table:table-cell office:value-type="string" calcext:value-type="string">
            <text:p>කේ. ජයතිලක මහතා මිය ගියේ කුමන වර්ෂයේ ද?</text:p>
          </table:table-cell>
          <table:table-cell/>
          <table:table-cell office:value-type="float" office:value="2010" calcext:value-type="float">
            <text:p>2010</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2011" calcext:value-type="float">
            <text:p>2011</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2012" calcext:value-type="float">
            <text:p>201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2013" calcext:value-type="float">
            <text:p>2013</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54" calcext:value-type="float">
            <text:p>354</text:p>
          </table:table-cell>
          <table:table-cell table:number-columns-repeated="2"/>
          <table:table-cell office:value-type="string" calcext:value-type="string">
            <text:p><text:s/>මොහු සමඟ එකට උසස් පාසලේ ඉගෙන ගත් සමකාලිකයෙක් වුයේ කවුද?</text:p>
          </table:table-cell>
          <table:table-cell/>
          <table:table-cell office:value-type="string" calcext:value-type="string">
            <text:p>කුමාරතුංග මුනිදාස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යසේකර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ගුණසිංහ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 මහතා</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55" calcext:value-type="float">
            <text:p>355</text:p>
          </table:table-cell>
          <table:table-cell table:number-columns-repeated="2"/>
          <table:table-cell office:value-type="string" calcext:value-type="string">
            <text:p>මොහු පාසල් වියේදී රංඟනයෙන් දායකත්වය දැක්වු නාට්‍ය කුමක්ද?</text:p>
          </table:table-cell>
          <table:table-cell/>
          <table:table-cell office:value-type="string" calcext:value-type="string">
            <text:p>නරිබෑ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ගුල් ප‍්‍රස්තා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හබාහු</text:p>
          </table:table-cell>
          <table:table-cell office:value-type="float" office:value="0" calcext:value-type="float">
            <text:p>0</text:p>
          </table:table-cell>
          <table:table-cell table:style-name="ce2" table:number-columns-repeated="1006"/>
        </table:table-row>
        <table:table-row table:style-name="ro1">
          <table:table-cell office:value-type="float" office:value="72" calcext:value-type="float">
            <text:p>7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1</text:p>
          </table:table-cell>
          <table:table-cell office:value-type="float" office:value="11" calcext:value-type="float">
            <text:p>11</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චරිතා ප‍්‍රදානය අවබෝධ කරවීම,අරුත් පැහැදිලි කිරීම.</text:p>
          </table:table-cell>
          <table:table-cell office:value-type="string" calcext:value-type="string">
            <text:p>කේ.ජයතිලක මහතා පිළිබඳ තව දුරටත් ස්වයං චරිතා ප‍්‍රදානය ඔස්සේ අධ්‍යනය කිරීම. පාසල් කාලය තුළ අත්දැකීම් සිහිකරවීම. සිත් ගත් ගුරුවරයා පිළිබඳ දැන ගැනීම. පාඩමේ පැවැති වචන වල අරුත් පැහැදිලි කර ගැනීම.</text:p>
          </table:table-cell>
          <table:table-cell table:style-name="ce3" office:value-type="time" office:time-value="PT01H00M00S" calcext:value-type="time">
            <text:p>01:00:00</text:p>
          </table:table-cell>
          <table:table-cell office:value-type="float" office:value="356" calcext:value-type="float">
            <text:p>356</text:p>
          </table:table-cell>
          <table:table-cell table:number-columns-repeated="2"/>
          <table:table-cell office:value-type="string" calcext:value-type="string">
            <text:p>කේ. ජයතිලක මහතා ගෞරව උපාධිය ලබා ගත් විශ්වවිද්‍යාලය කුමක් ද?</text:p>
          </table:table-cell>
          <table:table-cell/>
          <table:table-cell office:value-type="string" calcext:value-type="string">
            <text:p>කැළණිය විශ්ව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ඹ විශ්ව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ඩන් විශ්වවිද්‍යාල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රටුව විශ්වවිද්‍යාල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57" calcext:value-type="float">
            <text:p>357</text:p>
          </table:table-cell>
          <table:table-cell table:number-columns-repeated="2"/>
          <table:table-cell office:value-type="string" calcext:value-type="string">
            <text:p><text:s/>කේ. ජයතිලකට පාසල් කාලය තුළ සමීප වු ගුරුතුමා කවුද?</text:p>
          </table:table-cell>
          <table:table-cell/>
          <table:table-cell office:value-type="string" calcext:value-type="string">
            <text:p>කුමාරතුංග මුනිදාස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ජයසේකර මහ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රි ගුණසිංහ මහ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ගමසේකර මහ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58" calcext:value-type="float">
            <text:p>358</text:p>
          </table:table-cell>
          <table:table-cell table:number-columns-repeated="2"/>
          <table:table-cell office:value-type="string" calcext:value-type="string">
            <text:p><text:s/>ගුරු විභාගයකට පෙනි සිටින පුද්ගලයෙක්ට කේ. ජයතිලක කියා දුන්නේ මොනවා ද?</text:p>
          </table:table-cell>
          <table:table-cell/>
          <table:table-cell office:value-type="string" calcext:value-type="string">
            <text:p>කවිසිළුමිණ</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ව්‍යශේඛර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උම්මග්ග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ත්තිල කාව්‍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59" calcext:value-type="float">
            <text:p>359</text:p>
          </table:table-cell>
          <table:table-cell table:number-columns-repeated="2"/>
          <table:table-cell office:value-type="string" calcext:value-type="string">
            <text:p>ජයසේකර මහතා ඉගැන්වු විෂය කුමක් ද?</text:p>
          </table:table-cell>
          <table:table-cell/>
          <table:table-cell office:value-type="string" calcext:value-type="string">
            <text:p>බුද්ධාග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හල</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ණි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රිසර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60" calcext:value-type="float">
            <text:p>360</text:p>
          </table:table-cell>
          <table:table-cell table:number-columns-repeated="2"/>
          <table:table-cell office:value-type="string" calcext:value-type="string">
            <text:p>මොහුගේ පංති කාමරය තුළ ලිවීමට දක්ෂ වු ශිෂ්‍යා කුමන පවුලේ කෙනෙක් ද?</text:p>
          </table:table-cell>
          <table:table-cell/>
          <table:table-cell office:value-type="string" calcext:value-type="string">
            <text:p>පෙරේරා පවුලේ</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ඩයස් පවුලේ</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රීස් ප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ල්වා පවුලේ</text:p>
          </table:table-cell>
          <table:table-cell office:value-type="float" office:value="0" calcext:value-type="float">
            <text:p>0</text:p>
          </table:table-cell>
          <table:table-cell table:style-name="ce2" table:number-columns-repeated="1006"/>
        </table:table-row>
        <table:table-row table:style-name="ro1">
          <table:table-cell office:value-type="float" office:value="73" calcext:value-type="float">
            <text:p>7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2</text:p>
          </table:table-cell>
          <table:table-cell office:value-type="float" office:value="12" calcext:value-type="float">
            <text:p>12</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අවබෝධය සඳහා අභ්‍යාස කිරීම.</text:p>
          </table:table-cell>
          <table:table-cell office:value-type="string" calcext:value-type="string">
            <text:p>“පුංචි පැළේ ගස වෙනා” යන පාඩමේ අවබෝධය සඳහා අභ්‍යාස සිදු කිරීම.</text:p>
          </table:table-cell>
          <table:table-cell table:style-name="ce3" office:value-type="time" office:time-value="PT01H00M00S" calcext:value-type="time">
            <text:p>01:00:00</text:p>
          </table:table-cell>
          <table:table-cell office:value-type="float" office:value="361" calcext:value-type="float">
            <text:p>361</text:p>
          </table:table-cell>
          <table:table-cell table:number-columns-repeated="2"/>
          <table:table-cell office:value-type="string" calcext:value-type="string">
            <text:p>පාඩමේ දැක්වෙන ප‍්‍රසිද්ධ ලේඛකයෙක් වුයේ කවුද ?</text:p>
          </table:table-cell>
          <table:table-cell/>
          <table:table-cell office:value-type="string" calcext:value-type="string">
            <text:p>මහගමසේ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යසේකර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 ගුණසිංහ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ර අබේගොඩ</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2" calcext:value-type="float">
            <text:p>362</text:p>
          </table:table-cell>
          <table:table-cell table:number-columns-repeated="2"/>
          <table:table-cell office:value-type="string" calcext:value-type="string">
            <text:p>දුඹුල් යන පදයේ අරුත වනුයේ කුමක් ද?</text:p>
          </table:table-cell>
          <table:table-cell/>
          <table:table-cell office:value-type="string" calcext:value-type="string">
            <text:p>පැහැදි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පහැදි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ච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ශ්ච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3" calcext:value-type="float">
            <text:p>363</text:p>
          </table:table-cell>
          <table:table-cell table:number-columns-repeated="2"/>
          <table:table-cell office:value-type="string" calcext:value-type="string">
            <text:p>ස්වයං චරිතාප‍්‍රදානයක් යනු කුමක් ද?</text:p>
          </table:table-cell>
          <table:table-cell/>
          <table:table-cell office:value-type="string" calcext:value-type="string">
            <text:p>වෙනත් ඇත්දැකීම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මාගේ ජිවිත කතා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න්ගේ ජිවිත කතා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විතාබෝධ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4" calcext:value-type="float">
            <text:p>364</text:p>
          </table:table-cell>
          <table:table-cell table:number-columns-repeated="2"/>
          <table:table-cell office:value-type="string" calcext:value-type="string">
            <text:p>පාඨශාලාව යන්නට සමාන පදය වනුයේ කුමක් ද?</text:p>
          </table:table-cell>
          <table:table-cell/>
          <table:table-cell office:value-type="string" calcext:value-type="string">
            <text:p>පාස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හම් පිය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ස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5" calcext:value-type="float">
            <text:p>365</text:p>
          </table:table-cell>
          <table:table-cell table:number-columns-repeated="2"/>
          <table:table-cell office:value-type="string" calcext:value-type="string">
            <text:p>පුරාවෘත්තය යනු කුමක් ද?</text:p>
          </table:table-cell>
          <table:table-cell/>
          <table:table-cell office:value-type="string" calcext:value-type="string">
            <text:p>අතීත කතා පුව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තමාන කතා පුව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ගත කතා පුව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යටගියාව</text:p>
          </table:table-cell>
          <table:table-cell office:value-type="float" office:value="0" calcext:value-type="float">
            <text:p>0</text:p>
          </table:table-cell>
          <table:table-cell table:style-name="ce2" table:number-columns-repeated="1006"/>
        </table:table-row>
        <table:table-row table:style-name="ro1">
          <table:table-cell office:value-type="float" office:value="74" calcext:value-type="float">
            <text:p>7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3</text:p>
          </table:table-cell>
          <table:table-cell office:value-type="float" office:value="13" calcext:value-type="float">
            <text:p>13</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විශේෂ පුද්ගලයින් පිළිබඳ දැනුවත් කිරීම.</text:p>
          </table:table-cell>
          <table:table-cell office:value-type="string" calcext:value-type="string">
            <text:p>සිංහල සාහිත්‍යයට සුවිශේෂි මෙහෙවරක් ඉටු කළ මාර්ටින් වික‍්‍රමසිංහ මහතා හා මහාචාර්යය එදිරිවීර සරචිචන්ද්‍ර මහතා යන පුද්ගලයින් පිළිබඳ අධ්‍යනය කිරීම. එමෙන්ම ඔවුන් ලියන ලද නව කතා,කෙටි කතා, ළමා කතා නාට්‍ය ආදි දෑ පිළිබඳ අධ්‍යනය කිරීම.</text:p>
          </table:table-cell>
          <table:table-cell table:style-name="ce3" office:value-type="time" office:time-value="PT01H00M00S" calcext:value-type="time">
            <text:p>01:00:00</text:p>
          </table:table-cell>
          <table:table-cell office:value-type="float" office:value="366" calcext:value-type="float">
            <text:p>366</text:p>
          </table:table-cell>
          <table:table-cell table:number-columns-repeated="2"/>
          <table:table-cell office:value-type="string" calcext:value-type="string">
            <text:p>මාර්ටින් වික‍්‍රමසිංහ උපත ලැබු වර්ෂය කුමක් ද?</text:p>
          </table:table-cell>
          <table:table-cell/>
          <table:table-cell office:value-type="float" office:value="1899" calcext:value-type="float">
            <text:p>1899</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0" calcext:value-type="float">
            <text:p>1890</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5" calcext:value-type="float">
            <text:p>189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891" calcext:value-type="float">
            <text:p>1891</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7" calcext:value-type="float">
            <text:p>367</text:p>
          </table:table-cell>
          <table:table-cell table:number-columns-repeated="2"/>
          <table:table-cell office:value-type="string" calcext:value-type="string">
            <text:p><text:s/>මාර්ටින් වික‍්‍රමසිංහ මරණයට පත් වු වර්ෂය කුමක් ද?</text:p>
          </table:table-cell>
          <table:table-cell/>
          <table:table-cell office:value-type="float" office:value="1976" calcext:value-type="float">
            <text:p>197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77" calcext:value-type="float">
            <text:p>1977</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85" calcext:value-type="float">
            <text:p>198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87" calcext:value-type="float">
            <text:p>1987</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8" calcext:value-type="float">
            <text:p>368</text:p>
          </table:table-cell>
          <table:table-cell table:number-columns-repeated="2"/>
          <table:table-cell office:value-type="string" calcext:value-type="string">
            <text:p>එදිරිවීර සරච්චන්ද්‍ර උපත ලැබු වර්ෂය කුමක් ද?</text:p>
          </table:table-cell>
          <table:table-cell/>
          <table:table-cell office:value-type="float" office:value="1915" calcext:value-type="float">
            <text:p>191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96" calcext:value-type="float">
            <text:p>199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69" calcext:value-type="float">
            <text:p>369</text:p>
          </table:table-cell>
          <table:table-cell table:number-columns-repeated="2"/>
          <table:table-cell office:value-type="string" calcext:value-type="string">
            <text:p><text:s/>එදිරිවීර සරච්චන්ද්‍ර මනමේ නාට්‍ය නිෂ්පාදනය කළ වර්ෂය කුමක් ද?</text:p>
          </table:table-cell>
          <table:table-cell/>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96" calcext:value-type="float">
            <text:p>1996</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6" calcext:value-type="float">
            <text:p>1956</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70" calcext:value-type="float">
            <text:p>370</text:p>
          </table:table-cell>
          <table:table-cell table:number-columns-repeated="2"/>
          <table:table-cell office:value-type="string" calcext:value-type="string">
            <text:p>මාර්ටින් වික‍්‍රමසිංහයන්ගේ ලීලා නවකතාව රචනා වු වර්ෂය කුමක් ද?</text:p>
          </table:table-cell>
          <table:table-cell/>
          <table:table-cell office:value-type="float" office:value="1915" calcext:value-type="float">
            <text:p>191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96" calcext:value-type="float">
            <text:p>1996</text:p>
          </table:table-cell>
          <table:table-cell office:value-type="float" office:value="0" calcext:value-type="float">
            <text:p>0</text:p>
          </table:table-cell>
          <table:table-cell table:style-name="ce2" table:number-columns-repeated="1006"/>
        </table:table-row>
        <table:table-row table:style-name="ro1">
          <table:table-cell office:value-type="float" office:value="75" calcext:value-type="float">
            <text:p>7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l09-ep14</text:p>
          </table:table-cell>
          <table:table-cell office:value-type="float" office:value="14" calcext:value-type="float">
            <text:p>1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පුංචි පැළේ ගස වෙනා</text:p>
          </table:table-cell>
          <table:table-cell office:value-type="string" calcext:value-type="string">
            <text:p>විශේෂ පුද්ගලයින් පිළිබඳ දැනුවත් කිරීම.</text:p>
          </table:table-cell>
          <table:table-cell office:value-type="string" calcext:value-type="string">
            <text:p>ජී.බී සේනානායක මහතා හා මැක්සිම් ගොර්කි මහතා සාහිත්‍යයට දායකත්වය දැක්වු ආකාරය පිළිබඳ අධ්‍යනය කිරීම. එමෙන්ම මොවුන් විසින් නිර්මාණය කරන ලද නිර්මාණයන් පිළිබඳ අධ්‍යනය කිරීම.</text:p>
          </table:table-cell>
          <table:table-cell table:style-name="ce3" office:value-type="time" office:time-value="PT01H00M00S" calcext:value-type="time">
            <text:p>01:00:00</text:p>
          </table:table-cell>
          <table:table-cell office:value-type="float" office:value="371" calcext:value-type="float">
            <text:p>371</text:p>
          </table:table-cell>
          <table:table-cell table:number-columns-repeated="2"/>
          <table:table-cell office:value-type="string" calcext:value-type="string">
            <text:p>ජී.බී. සේනානායක මහතා උපත ලැබු වර්ෂය කුමක් ද?</text:p>
          </table:table-cell>
          <table:table-cell/>
          <table:table-cell office:value-type="float" office:value="1913" calcext:value-type="float">
            <text:p>1913</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2" calcext:value-type="float">
            <text:p>1912</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4" calcext:value-type="float">
            <text:p>1914</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15" calcext:value-type="float">
            <text:p>191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72" calcext:value-type="float">
            <text:p>372</text:p>
          </table:table-cell>
          <table:table-cell table:number-columns-repeated="2"/>
          <table:table-cell office:value-type="string" calcext:value-type="string">
            <text:p><text:s/>ජී.බී. සේනානායක මහතා අධ්‍යාපනය හැදෑරු පාසලක් වනුයේ</text:p>
          </table:table-cell>
          <table:table-cell/>
          <table:table-cell office:value-type="string" calcext:value-type="string">
            <text:p>ආනන්ද විද්‍යාල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න්ද 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කීය විද්‍යාල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න්ත පීතර් විද්‍යාල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73" calcext:value-type="float">
            <text:p>373</text:p>
          </table:table-cell>
          <table:table-cell table:number-columns-repeated="2"/>
          <table:table-cell office:value-type="string" calcext:value-type="string">
            <text:p>ජී.බී. සේනානායකගේ මුල් ම කෙටිකතාව කුමක් ද?</text:p>
          </table:table-cell>
          <table:table-cell/>
          <table:table-cell office:value-type="string" calcext:value-type="string">
            <text:p>උරග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කට එ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පා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ප්පතුන් නැති ලෝක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74" calcext:value-type="float">
            <text:p>374</text:p>
          </table:table-cell>
          <table:table-cell table:number-columns-repeated="2"/>
          <table:table-cell office:value-type="string" calcext:value-type="string">
            <text:p>ජී.බී. සේනානායකගේ අවසාන නිදහස් පද්‍ය රචනය කුමක් ද?</text:p>
          </table:table-cell>
          <table:table-cell/>
          <table:table-cell office:value-type="string" calcext:value-type="string">
            <text:p>මේධා</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රුමුඛ</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රඳත්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ලි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75" calcext:value-type="float">
            <text:p>375</text:p>
          </table:table-cell>
          <table:table-cell table:number-columns-repeated="2"/>
          <table:table-cell office:value-type="string" calcext:value-type="string">
            <text:p>ජී.බී. සේනානායකට සාහිත්‍ය ශුරී සම්මානය ලැබුණේ කුමන විශ්වවිද්‍යාලයෙන් ද?</text:p>
          </table:table-cell>
          <table:table-cell/>
          <table:table-cell office:value-type="string" calcext:value-type="string">
            <text:p>ජයවර්ධනපුර සරසවි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ණිය සරස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දෙණිය සරසවි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ඹ සරසවියෙන්</text:p>
          </table:table-cell>
          <table:table-cell office:value-type="float" office:value="0" calcext:value-type="float">
            <text:p>0</text:p>
          </table:table-cell>
          <table:table-cell table:style-name="ce2" table:number-columns-repeated="1006"/>
        </table:table-row>
        <table:table-row table:style-name="ro1">
          <table:table-cell office:value-type="float" office:value="76" calcext:value-type="float">
            <text:p>7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7-ep15</text:p>
          </table:table-cell>
          <table:table-cell office:value-type="float" office:value="15" calcext:value-type="float">
            <text:p>15</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පුංචි පැළේ ගස වෙනා</text:p>
          </table:table-cell>
          <table:table-cell office:value-type="string" calcext:value-type="string">
            <text:p>කේ.ජයතිලක මහතා ලියු ග‍්‍රන්ථ ලැයිස්තු ගත කිරීම. /මාගේ ළමා කාලය මැයෙන් රචනයක් ලිවීම.</text:p>
          </table:table-cell>
          <table:table-cell office:value-type="string" calcext:value-type="string">
            <text:p>කේ. ජයතිලක මහතා ලියන ලද ග‍්‍රන්ථ වෙන වෙනම ලැයිස්තු ගත කිරීම. ළමා කාලය ගත කරන ආකාරය සිදු කරන විවිධ වු ක‍්‍රියාකාරකම් මෙහි අන්තර්ගත කිරීම.රචනාවක් ලිවීමේ දී පිළිපැදිය යුතු කරුණු අනුගමනය කරමින් රචනාවක් ලිවීම.</text:p>
          </table:table-cell>
          <table:table-cell table:style-name="ce3" office:value-type="time" office:time-value="PT01H00M00S" calcext:value-type="time">
            <text:p>01:00:00</text:p>
          </table:table-cell>
          <table:table-cell office:value-type="float" office:value="376" calcext:value-type="float">
            <text:p>376</text:p>
          </table:table-cell>
          <table:table-cell table:number-columns-repeated="2"/>
          <table:table-cell office:value-type="string" calcext:value-type="string">
            <text:p>කේ. ජයතිලකගේ කෙටිකතාවක් නොවන්නේ මින් කුමක් ද?</text:p>
          </table:table-cell>
          <table:table-cell/>
          <table:table-cell office:value-type="string" calcext:value-type="string">
            <text:p>අතීරණ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ටු සහ ම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ජි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ම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77" calcext:value-type="float">
            <text:p>377</text:p>
          </table:table-cell>
          <table:table-cell table:number-columns-repeated="2"/>
          <table:table-cell office:value-type="string" calcext:value-type="string">
            <text:p>කේ. ජයතිලකගේ ළමා කෘතියක් වනුයේ මින් කුමක් ද?</text:p>
          </table:table-cell>
          <table:table-cell/>
          <table:table-cell office:value-type="string" calcext:value-type="string">
            <text:p>මල් කුමා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හාල් මැස්සා</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ත් හඳුන්</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ඉස්සරහ බලන්නෝ</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78" calcext:value-type="float">
            <text:p>378</text:p>
          </table:table-cell>
          <table:table-cell table:number-columns-repeated="2"/>
          <table:table-cell office:value-type="string" calcext:value-type="string">
            <text:p>කාලෝ අයං තේ යන කෘතිය කුමන වර්ගයට අයත් ද?</text:p>
          </table:table-cell>
          <table:table-cell/>
          <table:table-cell office:value-type="string" calcext:value-type="string">
            <text:p>ළමා කෘ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වක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ටි කතා</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රංගනා ක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79" calcext:value-type="float">
            <text:p>379</text:p>
          </table:table-cell>
          <table:table-cell table:number-columns-repeated="2"/>
          <table:table-cell office:value-type="string" calcext:value-type="string">
            <text:p>පාසල් ඇරී ගෙදර පැමිණි මෙම දරුවා යන්නේ කොහේට ද?</text:p>
          </table:table-cell>
          <table:table-cell/>
          <table:table-cell office:value-type="string" calcext:value-type="string">
            <text:p>ගඟ අද්දර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ඹුර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න්සල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න්දට</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80" calcext:value-type="float">
            <text:p>380</text:p>
          </table:table-cell>
          <table:table-cell table:number-columns-repeated="2"/>
          <table:table-cell office:value-type="string" calcext:value-type="string">
            <text:p>අමතර පන්ති පැවැත් වු දින කවදාද?</text:p>
          </table:table-cell>
          <table:table-cell/>
          <table:table-cell office:value-type="string" calcext:value-type="string">
            <text:p>සදු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දාදා</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කුරා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සදුදා, බදාදා, සිකුරාදා</text:p>
          </table:table-cell>
          <table:table-cell office:value-type="float" office:value="1" calcext:value-type="float">
            <text:p>1</text:p>
          </table:table-cell>
          <table:table-cell table:style-name="ce2" table:number-columns-repeated="1006"/>
        </table:table-row>
        <table:table-row table:style-name="ro1">
          <table:table-cell office:value-type="float" office:value="77" calcext:value-type="float">
            <text:p>7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8-ep16</text:p>
          </table:table-cell>
          <table:table-cell office:value-type="float" office:value="16" calcext:value-type="float">
            <text:p>16</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වාසනාවන්</text:p>
          </table:table-cell>
          <table:table-cell office:value-type="string" calcext:value-type="string">
            <text:p>W.A අබේසිංහ ගැන දැනුවත් කිරීම /පැදිපෙළ රසස්වාදය.</text:p>
          </table:table-cell>
          <table:table-cell office:value-type="string" calcext:value-type="string">
            <text:p>ඩබ්ලියු අබේසිංහ මහතා පිළිබඳ තොරතුරු අධ්‍යනය කිරීම. ඔහුගේ නිර්මාණ පිළිබඳ අධ්‍යනය කිරීම. රටේ සුන්දරත්වයට සතුන්, ගහකොළ, ඇළදොළ, ගංගා ආදිය හේතු වේ. අපේ රටේ සුන්දරත්වය ගැන කියැවෙන පැදි පෙළ රසවින්දනය කිරීම.</text:p>
          </table:table-cell>
          <table:table-cell table:style-name="ce3" office:value-type="time" office:time-value="PT01H00M00S" calcext:value-type="time">
            <text:p>01:00:00</text:p>
          </table:table-cell>
          <table:table-cell office:value-type="float" office:value="381" calcext:value-type="float">
            <text:p>381</text:p>
          </table:table-cell>
          <table:table-cell table:number-columns-repeated="2"/>
          <table:table-cell office:value-type="string" calcext:value-type="string">
            <text:p>ඩබ්ලියු .ඒ . අබේසිංහ රචනා කරන ලද කෘතියක් නොවන්නේ මින් කුමක් ද?</text:p>
          </table:table-cell>
          <table:table-cell/>
          <table:table-cell office:value-type="string" calcext:value-type="string">
            <text:p>ආදම් සහ ඒ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ගයේ මුල් පො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සියාවේ ක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ඹ යහළු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2" calcext:value-type="float">
            <text:p>382</text:p>
          </table:table-cell>
          <table:table-cell table:number-columns-repeated="2"/>
          <table:table-cell office:value-type="string" calcext:value-type="string">
            <text:p><text:s/>වාසනාවන් යන පැදි පෙළ රචනා කරන ලද්දේ කවුරුන් විසින් ද?</text:p>
          </table:table-cell>
          <table:table-cell/>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ඩබ්ලියු .ඒ . අබේසිංහ</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3" calcext:value-type="float">
            <text:p>383</text:p>
          </table:table-cell>
          <table:table-cell table:number-columns-repeated="2"/>
          <table:table-cell office:value-type="string" calcext:value-type="string">
            <text:p>වාසනාවන් යන පද්‍ය පන්තියට තේමාව වුයේ කුමක් ද?</text:p>
          </table:table-cell>
          <table:table-cell/>
          <table:table-cell office:value-type="string" calcext:value-type="string">
            <text:p>රටේ සුන්දරත්ව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ගමික තේමා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ල්ලෝ පිළිබඳ</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වැල් පිළිබඳ</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84" calcext:value-type="float">
            <text:p>384</text:p>
          </table:table-cell>
          <table:table-cell table:number-columns-repeated="2"/>
          <table:table-cell office:value-type="string" calcext:value-type="string">
            <text:p>බුදු සමය හා බුදු දසුන යන ග‍්‍රන්ථය රචකයා කවුරුන් ද?</text:p>
          </table:table-cell>
          <table:table-cell/>
          <table:table-cell office:value-type="string" calcext:value-type="string">
            <text:p>සාගර පළන්සුරි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ඩබ්ලියු .ඒ . අබේසිංහ</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5" calcext:value-type="float">
            <text:p>385</text:p>
          </table:table-cell>
          <table:table-cell office:value-type="string" calcext:value-type="string">
            <text:p>තුරු සිරස අරා සිටිනා\n...............................\nයස මිහිරි සින්දු කියනා\nනිල් දෙරණ වාසනාවන්</text:p>
          </table:table-cell>
          <table:table-cell/>
          <table:table-cell office:value-type="string" calcext:value-type="string">
            <text:p>මෙම පැදි පෙළේ හිස්තැනට පැමිණිය යුතු පද පේලිය කුමක් ද?</text:p>
          </table:table-cell>
          <table:table-cell/>
          <table:table-cell office:value-type="string" calcext:value-type="string">
            <text:p>සොඳ බටිති මලිති නොමි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ක දණ්ඩි පැටව් නට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කඩිති සිඳී නො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ල් පවන ගිමන නිවනා</text:p>
          </table:table-cell>
          <table:table-cell office:value-type="float" office:value="0" calcext:value-type="float">
            <text:p>0</text:p>
          </table:table-cell>
          <table:table-cell table:style-name="ce2" table:number-columns-repeated="1006"/>
        </table:table-row>
        <table:table-row table:style-name="ro1">
          <table:table-cell office:value-type="float" office:value="78" calcext:value-type="float">
            <text:p>7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8-ep17</text:p>
          </table:table-cell>
          <table:table-cell office:value-type="float" office:value="17" calcext:value-type="float">
            <text:p>17</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වාසනාවන්</text:p>
          </table:table-cell>
          <table:table-cell office:value-type="string" calcext:value-type="string">
            <text:p>පැදිපෙළ අවබෝධය <text:s/>අභ්‍යාස කිරීම.</text:p>
          </table:table-cell>
          <table:table-cell office:value-type="string" calcext:value-type="string">
            <text:p>වාසනාවන් යන පැදිපෙළ තවදුරටත් පැහැදිලි කර දීම. ඒ කවි පෙළ අවබෝධය සඳහා අභ්‍යාස සිදු කිරීම.</text:p>
          </table:table-cell>
          <table:table-cell table:style-name="ce3" office:value-type="time" office:time-value="PT01H00M00S" calcext:value-type="time">
            <text:p>01:00:00</text:p>
          </table:table-cell>
          <table:table-cell office:value-type="float" office:value="386" calcext:value-type="float">
            <text:p>386</text:p>
          </table:table-cell>
          <table:table-cell table:number-columns-repeated="2"/>
          <table:table-cell office:value-type="string" calcext:value-type="string">
            <text:p><text:s/>අපේ රටට උරුම ස්වාභාවික සම්පත් නොවන්නේ මොනවා ද?</text:p>
          </table:table-cell>
          <table:table-cell/>
          <table:table-cell office:value-type="string" calcext:value-type="string">
            <text:p>ගස්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ළදො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රුල්ල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ථවාහන</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87" calcext:value-type="float">
            <text:p>387</text:p>
          </table:table-cell>
          <table:table-cell table:number-columns-repeated="2"/>
          <table:table-cell office:value-type="string" calcext:value-type="string">
            <text:p>”තුරු සිරස” යන වචනයේ තේරුම කුමක් ද?</text:p>
          </table:table-cell>
          <table:table-cell/>
          <table:table-cell office:value-type="string" calcext:value-type="string">
            <text:p>හි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ල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ස් වල මුදු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තා මණ්ඩප</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88" calcext:value-type="float">
            <text:p>388</text:p>
          </table:table-cell>
          <table:table-cell table:number-columns-repeated="2"/>
          <table:table-cell office:value-type="string" calcext:value-type="string">
            <text:p>කෙළි මතින යන වචනයේ අර්ථය කුමක් ද?</text:p>
          </table:table-cell>
          <table:table-cell/>
          <table:table-cell office:value-type="string" calcext:value-type="string">
            <text:p>සෙල්ලම් කිරී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 පැන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ළම් කිරී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 ගාය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89" calcext:value-type="float">
            <text:p>389</text:p>
          </table:table-cell>
          <table:table-cell table:number-columns-repeated="2"/>
          <table:table-cell office:value-type="string" calcext:value-type="string">
            <text:p><text:s/>තුරු මුදුන්හි සිටින කුරුල්ලෝ සිදු කරන්නේ මොනවා ද?</text:p>
          </table:table-cell>
          <table:table-cell/>
          <table:table-cell office:value-type="string" calcext:value-type="string">
            <text:p>කෑම ගැ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දා ගැනී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 ගායනය</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තර රැකී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90" calcext:value-type="float">
            <text:p>390</text:p>
          </table:table-cell>
          <table:table-cell office:value-type="string" calcext:value-type="string">
            <text:p>කෙළි මතින ඉපිල පිහිනා\n.................................\nදිය කඩිති සිඳී නොයනා\nනිල් දෙරණ වාසනාවන්</text:p>
          </table:table-cell>
          <table:table-cell/>
          <table:table-cell office:value-type="string" calcext:value-type="string">
            <text:p><text:s/>මෙම කවියේ අසම්පුර්ණ කවි පද සම්පුර්ණ කරන්න</text:p>
          </table:table-cell>
          <table:table-cell/>
          <table:table-cell office:value-type="string" calcext:value-type="string">
            <text:p>නෙක දණ්ඩි පැටව් නට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කඩිති සිඳී නො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ල් පවන ගිමන නිව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ල් කුළෙන් කුළට හැපෙනා</text:p>
          </table:table-cell>
          <table:table-cell office:value-type="float" office:value="0" calcext:value-type="float">
            <text:p>0</text:p>
          </table:table-cell>
          <table:table-cell table:style-name="ce2" table:number-columns-repeated="1006"/>
        </table:table-row>
        <table:table-row table:style-name="ro1">
          <table:table-cell office:value-type="float" office:value="79" calcext:value-type="float">
            <text:p>7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8-ep18</text:p>
          </table:table-cell>
          <table:table-cell office:value-type="float" office:value="18" calcext:value-type="float">
            <text:p>18</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වාසනාවන්</text:p>
          </table:table-cell>
          <table:table-cell office:value-type="string" calcext:value-type="string">
            <text:p>ගීත රසස්වාදය.</text:p>
          </table:table-cell>
          <table:table-cell office:value-type="string" calcext:value-type="string">
            <text:p>අපේ රට ගැන, ජාතික අභිමානය ගැන, ජාත්‍යාල, ජාතිමාමකත්වය වැනි දේ ඉස්මතු වන ගීත කිහිපයක ගීත රසාස්වාදය අධ්‍යනය කිරීම.</text:p>
          </table:table-cell>
          <table:table-cell table:style-name="ce3" office:value-type="time" office:time-value="PT01H00M00S" calcext:value-type="time">
            <text:p>01:00:00</text:p>
          </table:table-cell>
          <table:table-cell office:value-type="float" office:value="391" calcext:value-type="float">
            <text:p>391</text:p>
          </table:table-cell>
          <table:table-cell table:number-columns-repeated="2"/>
          <table:table-cell office:value-type="string" calcext:value-type="string">
            <text:p><text:s/>පොළොවෙන් මතුවන මිණිකැට නැමැති ගීතය ගායනා කරනු ලබන්නේ කවුරුන් ද?</text:p>
          </table:table-cell>
          <table:table-cell/>
          <table:table-cell office:value-type="string" calcext:value-type="string">
            <text:p>රෝහණ වීරසිංහ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ෂණ දිසානාය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ඩිත් අමරදේ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යා රෝහ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92" calcext:value-type="float">
            <text:p>392</text:p>
          </table:table-cell>
          <table:table-cell table:number-columns-repeated="2"/>
          <table:table-cell office:value-type="string" calcext:value-type="string">
            <text:p>පද රචකයා කවුරුන් ද?</text:p>
          </table:table-cell>
          <table:table-cell/>
          <table:table-cell office:value-type="string" calcext:value-type="string">
            <text:p>සිරිල් .පී. අබේරත්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ගම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ණ වීරසිංහ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393" calcext:value-type="float">
            <text:p>393</text:p>
          </table:table-cell>
          <table:table-cell table:number-columns-repeated="2"/>
          <table:table-cell office:value-type="string" calcext:value-type="string">
            <text:p><text:s/>මුනි සිරිපා සිඹිමින්නේ යන ගීතය රචනා කරන ලද්දේ කවුරුන් ද?</text:p>
          </table:table-cell>
          <table:table-cell/>
          <table:table-cell office:value-type="string" calcext:value-type="string">
            <text:p>සිරිල් .පී. අබේර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ණ්ඩිත් අමරදේ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ඩලිගම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ඇස්. මහින්ද හිමි</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94" calcext:value-type="float">
            <text:p>394</text:p>
          </table:table-cell>
          <table:table-cell table:number-columns-repeated="2"/>
          <table:table-cell office:value-type="string" calcext:value-type="string">
            <text:p>මනරංජන දර්ශනීය ලංකා නැමැති ගීතයේ නොකියැවෙන රජතුමා කවුද?</text:p>
          </table:table-cell>
          <table:table-cell/>
          <table:table-cell office:value-type="string" calcext:value-type="string">
            <text:p>ගාමි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රකුම්බා</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395" calcext:value-type="float">
            <text:p>395</text:p>
          </table:table-cell>
          <table:table-cell office:value-type="string" calcext:value-type="string">
            <text:p>පොළොවෙන් මතුවන මිණිකැට\nමනරම් දිවයින මගෙ රටේ\n....................................\nබැතියෙන් සුරකිමු සදහට</text:p>
          </table:table-cell>
          <table:table-cell/>
          <table:table-cell office:value-type="string" calcext:value-type="string">
            <text:p>මෙම ගීතයේ <text:s/>අසම්පුර්ණ පද සම්පුර්ණ කරන්න</text:p>
          </table:table-cell>
          <table:table-cell/>
          <table:table-cell office:value-type="string" calcext:value-type="string">
            <text:p>ගැතියන් නොව පිට රටක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ත් පැසසුම් ලැබ දස දෙස පූජි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ගිරිය ද සිහිපත් කරවයි පෙ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රදේ සැරදේ ලක් මවුනි</text:p>
          </table:table-cell>
          <table:table-cell office:value-type="float" office:value="0" calcext:value-type="float">
            <text:p>0</text:p>
          </table:table-cell>
          <table:table-cell table:style-name="ce2" table:number-columns-repeated="1006"/>
        </table:table-row>
        <table:table-row table:style-name="ro1">
          <table:table-cell office:value-type="float" office:value="80" calcext:value-type="float">
            <text:p>8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9-ep19</text:p>
          </table:table-cell>
          <table:table-cell office:value-type="float" office:value="19" calcext:value-type="float">
            <text:p>19</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ජනප‍්‍රවාද පිළිබඳ හදුන්වා දීම . /නිර්දේශිත ජනප‍්‍රවාදය කියා දීම.</text:p>
          </table:table-cell>
          <table:table-cell office:value-type="string" calcext:value-type="string">
            <text:p>සමාජයෙහි වීරත්වයෙන් සැලකුම් ලබන චරිතවල ක‍්‍රියාකාරකම් අළලා නිර්මාණය වු පුරාවෘත්ත ද ජනප‍්‍රවාද විශේෂයක් ලෙස ගැනේ. ඩී. පී. වික‍්‍රමසිංහ විසින් රචිත මග දිගට ජන කතා නම් කෘතියේ මහනුවර යුගයට අයත් ජන කතාවක් ඉදිරිපත් කිරීම.</text:p>
          </table:table-cell>
          <table:table-cell table:style-name="ce3" office:value-type="time" office:time-value="PT01H00M00S" calcext:value-type="time">
            <text:p>01:00:00</text:p>
          </table:table-cell>
          <table:table-cell office:value-type="float" office:value="396" calcext:value-type="float">
            <text:p>396</text:p>
          </table:table-cell>
          <table:table-cell table:number-columns-repeated="2"/>
          <table:table-cell office:value-type="string" calcext:value-type="string">
            <text:p>ජනයා විසින් කටින් කට රැගෙන ආ විවිධ විස්තරයන් රැගත් තොරතුරු හැදින්වීමට යොදා ගන්නා නාමය කුමක් ද?</text:p>
          </table:table-cell>
          <table:table-cell/>
          <table:table-cell office:value-type="string" calcext:value-type="string">
            <text:p>ජනප‍්‍රවා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ශ‍්‍රැ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 ක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වක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97" calcext:value-type="float">
            <text:p>397</text:p>
          </table:table-cell>
          <table:table-cell table:number-columns-repeated="2"/>
          <table:table-cell office:value-type="string" calcext:value-type="string">
            <text:p>මොරපාය විහාරස්ථානය අසළ පැවැති ගමේ නම කුමක් ද?</text:p>
          </table:table-cell>
          <table:table-cell/>
          <table:table-cell office:value-type="string" calcext:value-type="string">
            <text:p>මානාකොළ</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කිල්ලගස්කඩ</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න්දාරම් නුව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ල්වල</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398" calcext:value-type="float">
            <text:p>398</text:p>
          </table:table-cell>
          <table:table-cell table:number-columns-repeated="2"/>
          <table:table-cell office:value-type="string" calcext:value-type="string">
            <text:p>මුර පොළින් යාමට බාධාවක් නො තිබුණු අය කවුද?</text:p>
          </table:table-cell>
          <table:table-cell/>
          <table:table-cell office:value-type="string" calcext:value-type="string">
            <text:p>සෙබඵන්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මාන්‍ය වැසියන්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ආරච්චි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වසර පදය දත් අයට</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399" calcext:value-type="float">
            <text:p>399</text:p>
          </table:table-cell>
          <table:table-cell table:number-columns-repeated="2"/>
          <table:table-cell office:value-type="string" calcext:value-type="string">
            <text:p>මොරපාය විහාරස්ථානය අසළින් ගලා බසිනා දේ කුමක් ද?</text:p>
          </table:table-cell>
          <table:table-cell/>
          <table:table-cell office:value-type="string" calcext:value-type="string">
            <text:p>බෙලිහුල්ඔ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හවැලි ගඟ</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කළු ගඟ</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යලූම ඇල්ල</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00" calcext:value-type="float">
            <text:p>400</text:p>
          </table:table-cell>
          <table:table-cell table:number-columns-repeated="2"/>
          <table:table-cell office:value-type="string" calcext:value-type="string">
            <text:p><text:s/>රාසිංදෙයියන් යන අනුවර්තන නාමයෙන් හැදින්වු රජතුමා කවුද?</text:p>
          </table:table-cell>
          <table:table-cell/>
          <table:table-cell office:value-type="string" calcext:value-type="string">
            <text:p>පළමු රාජසිංහ රජ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දෙවන රාජසිංහ රජතුමා</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පරාක‍්‍රමබාහු රජතු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ජය රජතුමා</text:p>
          </table:table-cell>
          <table:table-cell office:value-type="float" office:value="0" calcext:value-type="float">
            <text:p>0</text:p>
          </table:table-cell>
          <table:table-cell table:style-name="ce2" table:number-columns-repeated="1006"/>
        </table:table-row>
        <table:table-row table:style-name="ro1">
          <table:table-cell office:value-type="float" office:value="81" calcext:value-type="float">
            <text:p>8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9-ep20</text:p>
          </table:table-cell>
          <table:table-cell office:value-type="float" office:value="20" calcext:value-type="float">
            <text:p>20</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නිර්දේශිත ජනප‍්‍රවාදය කියා දීම. /අරුත් පැහැදිලි කිරීම හා අවබෝධය.</text:p>
          </table:table-cell>
          <table:table-cell office:value-type="string" calcext:value-type="string">
            <text:p>නිර්දේශිත ජනප‍්‍රවාදය කියා දීම. ඒ ඇසුරෙන් සමාජයට ඇති වැදගත්කම කියා දීම.එම යුගයේ පැවැති සමාජ ඉතිහාස කරුණු කියා දීම. අරුත් පැහැදිලි කිරීම හා අවබෝධය සඳහා අභ්‍යාස කිරීම.</text:p>
          </table:table-cell>
          <table:table-cell table:style-name="ce3" office:value-type="time" office:time-value="PT01H00M00S" calcext:value-type="time">
            <text:p>01:00:00</text:p>
          </table:table-cell>
          <table:table-cell office:value-type="float" office:value="401" calcext:value-type="float">
            <text:p>401</text:p>
          </table:table-cell>
          <table:table-cell table:number-columns-repeated="2"/>
          <table:table-cell office:value-type="string" calcext:value-type="string">
            <text:p>මුරපොළින් යෑමට පැමිණි මිනිසාගේ බිරිඳ හා දරුවන් ජිවත් වු ප‍්‍රදේශය කුමක් ද?</text:p>
          </table:table-cell>
          <table:table-cell/>
          <table:table-cell office:value-type="string" calcext:value-type="string">
            <text:p>මානාකොළ</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කිල්ලගස්ක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න්දාරම් නුව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වල</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2" calcext:value-type="float">
            <text:p>402</text:p>
          </table:table-cell>
          <table:table-cell table:number-columns-repeated="2"/>
          <table:table-cell office:value-type="string" calcext:value-type="string">
            <text:p><text:s/>මුරපොළින් යෑමට පැමිණි මිනිසා හවඩියාට අල්ලස් ලෙස ලබා දීමට සැරසුණේ මොනවා ද?</text:p>
          </table:table-cell>
          <table:table-cell/>
          <table:table-cell office:value-type="string" calcext:value-type="string">
            <text:p>රිදී කාසිය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න් කාසිය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ඹ කාසිය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හ පළිගුව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3" calcext:value-type="float">
            <text:p>403</text:p>
          </table:table-cell>
          <table:table-cell table:number-columns-repeated="2"/>
          <table:table-cell office:value-type="string" calcext:value-type="string">
            <text:p>මහවාසල පිහිටා ඇත්තේ කොහේ ද?</text:p>
          </table:table-cell>
          <table:table-cell/>
          <table:table-cell office:value-type="string" calcext:value-type="string">
            <text:p>රිකිල්ලගස්ක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ල්ව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ඟුරන්කෙත</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ව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4" calcext:value-type="float">
            <text:p>404</text:p>
          </table:table-cell>
          <table:table-cell table:number-columns-repeated="2"/>
          <table:table-cell office:value-type="string" calcext:value-type="string">
            <text:p>ප‍්‍රතිකාලූන් යනු කවුද?</text:p>
          </table:table-cell>
          <table:table-cell/>
          <table:table-cell office:value-type="string" calcext:value-type="string">
            <text:p>චරපුරුෂ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ගීසී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ග‍්‍රී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න්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5" calcext:value-type="float">
            <text:p>405</text:p>
          </table:table-cell>
          <table:table-cell table:number-columns-repeated="2"/>
          <table:table-cell office:value-type="string" calcext:value-type="string">
            <text:p><text:s/>හවඩියාට පට බැඳි නාමය කුමක් ද?</text:p>
          </table:table-cell>
          <table:table-cell/>
          <table:table-cell office:value-type="string" calcext:value-type="string">
            <text:p>රන් හවඩි දු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ඩි රජ</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රු හව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වඩි ඇමැති</text:p>
          </table:table-cell>
          <table:table-cell office:value-type="float" office:value="0" calcext:value-type="float">
            <text:p>0</text:p>
          </table:table-cell>
          <table:table-cell table:style-name="ce2" table:number-columns-repeated="1006"/>
        </table:table-row>
        <table:table-row table:style-name="ro1">
          <table:table-cell office:value-type="float" office:value="82" calcext:value-type="float">
            <text:p>8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text:s/>sinhala-06-t3-l19-ep21</text:p>
          </table:table-cell>
          <table:table-cell office:value-type="float" office:value="21" calcext:value-type="float">
            <text:p>21</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නිර්මාණාත්මක ප‍්‍රබන්ධ රචනා ලීවීම හදුන්වා දීම. /ප‍්‍රබන්ධ රචනා ලීවීම.</text:p>
          </table:table-cell>
          <table:table-cell office:value-type="string" calcext:value-type="string">
            <text:p>නිර්මාණත්මක ප‍්‍රබන්ධ රචනා ලිවීම හදුන්වා දීම. නිර්මාණාත්මක ප‍්‍රබන්ධ රචනා දෙන ලද කතාව හෝ කතා සැකිල්ල ඔස්සේ ගොඩනගා ගැනීම සිදු කරන ආකාරය අභ්‍යාස සිදු කිරීම.</text:p>
          </table:table-cell>
          <table:table-cell table:style-name="ce3" office:value-type="time" office:time-value="PT01H00M00S" calcext:value-type="time">
            <text:p>01:00:00</text:p>
          </table:table-cell>
          <table:table-cell office:value-type="float" office:value="406" calcext:value-type="float">
            <text:p>406</text:p>
          </table:table-cell>
          <table:table-cell table:number-columns-repeated="2"/>
          <table:table-cell office:value-type="string" calcext:value-type="string">
            <text:p>ප‍්‍රබන්ධ යන වචනයේ තේරුමට අයත් නොවන්නේ කුමක් ද?</text:p>
          </table:table-cell>
          <table:table-cell/>
          <table:table-cell office:value-type="string" calcext:value-type="string">
            <text:p>මනාව බදින ල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තන ලද</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ශේෂයෙන් ගොතා සකස් කර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ජනකතා</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407" calcext:value-type="float">
            <text:p>407</text:p>
          </table:table-cell>
          <table:table-cell table:number-columns-repeated="2"/>
          <table:table-cell office:value-type="string" calcext:value-type="string">
            <text:p>හවඩියා තම බිරිඳ හා දරුවන් ගැන විමසන්නේ කාගෙන් ද?</text:p>
          </table:table-cell>
          <table:table-cell/>
          <table:table-cell office:value-type="string" calcext:value-type="string">
            <text:p>අසල්වැසියාගෙ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බළා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දෑයන්ගෙ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 පිරිසගෙ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8" calcext:value-type="float">
            <text:p>408</text:p>
          </table:table-cell>
          <table:table-cell table:number-columns-repeated="2"/>
          <table:table-cell office:value-type="string" calcext:value-type="string">
            <text:p>හවඩියාගේ නිවසේ මේසය උඩ තිබ්බේ කුමක් ද?</text:p>
          </table:table-cell>
          <table:table-cell/>
          <table:table-cell office:value-type="string" calcext:value-type="string">
            <text:p>මල් පෝච්චි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යු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09" calcext:value-type="float">
            <text:p>409</text:p>
          </table:table-cell>
          <table:table-cell table:number-columns-repeated="2"/>
          <table:table-cell office:value-type="string" calcext:value-type="string">
            <text:p>ලියුම කියවු පසු හවඩියාට සිදු වුයේ දේ කුමක් ද?</text:p>
          </table:table-cell>
          <table:table-cell/>
          <table:table-cell office:value-type="string" calcext:value-type="string">
            <text:p>ක්ලාන්ත වීම</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නා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ඩී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ශෝකයට පත් වී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0" calcext:value-type="float">
            <text:p>410</text:p>
          </table:table-cell>
          <table:table-cell table:number-columns-repeated="2"/>
          <table:table-cell office:value-type="string" calcext:value-type="string">
            <text:p>වාහන අනතුරින් බේරා ගත් පුද්ගලයා කිනම් වයසේ පසු වන්නේක් ද?</text:p>
          </table:table-cell>
          <table:table-cell/>
          <table:table-cell office:value-type="string" calcext:value-type="string">
            <text:p>මහ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ළ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දි වියේ</text:p>
          </table:table-cell>
          <table:table-cell office:value-type="float" office:value="0" calcext:value-type="float">
            <text:p>0</text:p>
          </table:table-cell>
          <table:table-cell table:style-name="ce2" table:number-columns-repeated="1006"/>
        </table:table-row>
        <table:table-row table:style-name="ro1">
          <table:table-cell office:value-type="float" office:value="83" calcext:value-type="float">
            <text:p>8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19-ep22</text:p>
          </table:table-cell>
          <table:table-cell office:value-type="float" office:value="22" calcext:value-type="float">
            <text:p>22</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රාසිං දෙයියන්ට බැණ වැදුණ මුරකරුවා</text:p>
          </table:table-cell>
          <table:table-cell office:value-type="string" calcext:value-type="string">
            <text:p>ප‍්‍රබන්ධ රචනා ලීවීම.</text:p>
          </table:table-cell>
          <table:table-cell office:value-type="string" calcext:value-type="string">
            <text:p>දෙන ලද රචනයක් හෝ කතාවක් හෝ කතා සැලකිල්ල ඇසුරෙන් ප‍්‍රබන්ධ කතා ගොඩනැඟිම සිදු කිරීම. ප‍්‍රබන්ධ රචනා තුනක් ලිවීම.</text:p>
          </table:table-cell>
          <table:table-cell table:style-name="ce3" office:value-type="time" office:time-value="PT01H00M00S" calcext:value-type="time">
            <text:p>01:00:00</text:p>
          </table:table-cell>
          <table:table-cell office:value-type="float" office:value="411" calcext:value-type="float">
            <text:p>411</text:p>
          </table:table-cell>
          <table:table-cell table:number-columns-repeated="2"/>
          <table:table-cell office:value-type="string" calcext:value-type="string">
            <text:p>පිටසක්වළ ජිවියා පැමිණි ගම්මානයේ නම කුමක් ද?</text:p>
          </table:table-cell>
          <table:table-cell/>
          <table:table-cell office:value-type="string" calcext:value-type="string">
            <text:p>මොණරතැන්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ගල්දොරු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ඳපානාගල</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ඹරවැ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office:value-type="float" office:value="412" calcext:value-type="float">
            <text:p>412</text:p>
          </table:table-cell>
          <table:table-cell table:number-columns-repeated="2"/>
          <table:table-cell office:value-type="string" calcext:value-type="string">
            <text:p>හමුදා සෙබළා මුර සංචාරයේ යෙදීමේදී වටයක් ගමන් කර නැවත වටයක් යෑමට ගත වන කාලය</text:p>
          </table:table-cell>
          <table:table-cell/>
          <table:table-cell office:value-type="string" calcext:value-type="string">
            <text:p>පැය කාලකට එක් වරක්</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 දෙකකට එක් වර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 භාගයකට එක් වරක්</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යකට එක් වරක්</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3" calcext:value-type="float">
            <text:p>413</text:p>
          </table:table-cell>
          <table:table-cell table:number-columns-repeated="2"/>
          <table:table-cell office:value-type="string" calcext:value-type="string">
            <text:p>හඳපානාගල ගමේ මුර සේවයේ යෙදී සිටින මුර කරුවාගේ නම කුමක් ද?</text:p>
          </table:table-cell>
          <table:table-cell/>
          <table:table-cell office:value-type="string" calcext:value-type="string">
            <text:p>හවඩි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දු</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ලභ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ථේ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4" calcext:value-type="float">
            <text:p>414</text:p>
          </table:table-cell>
          <table:table-cell table:number-columns-repeated="2"/>
          <table:table-cell office:value-type="string" calcext:value-type="string">
            <text:p><text:s/>ආගන්තුක පුද්ගලයා සැඟවී සිටියේ කොහේ ද?</text:p>
          </table:table-cell>
          <table:table-cell/>
          <table:table-cell office:value-type="string" calcext:value-type="string">
            <text:p>කොහාඹ ගස පිටුප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හාඹ ගස උ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න්ද උ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ව අසළ</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15" calcext:value-type="float">
            <text:p>415</text:p>
          </table:table-cell>
          <table:table-cell table:number-columns-repeated="2"/>
          <table:table-cell office:value-type="string" calcext:value-type="string">
            <text:p>කතාවේ සඳහන් ළමයා උදෑසන අවදි වුයේ කීයට ද?</text:p>
          </table:table-cell>
          <table:table-cell/>
          <table:table-cell office:value-type="string" calcext:value-type="string">
            <text:p>උදෑසන 9 පසු 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සන 7 පසු 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සන 8 පසු 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උදෑසන 6 පසු වී</text:p>
          </table:table-cell>
          <table:table-cell office:value-type="float" office:value="0" calcext:value-type="float">
            <text:p>0</text:p>
          </table:table-cell>
          <table:table-cell table:style-name="ce2" table:number-columns-repeated="1006"/>
        </table:table-row>
        <table:table-row table:style-name="ro1">
          <table:table-cell office:value-type="float" office:value="84" calcext:value-type="float">
            <text:p>8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3</text:p>
          </table:table-cell>
          <table:table-cell office:value-type="float" office:value="23" calcext:value-type="float">
            <text:p>23</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ගුවන් විදුලි <text:s/>සාකච්ජාව සිදු කිරීම.</text:p>
          </table:table-cell>
          <table:table-cell office:value-type="string" calcext:value-type="string">
            <text:p>ගුවන් විදුලියේ හඬ මුලික කරගෙන විවිධ වු තොරතුරු සමාජයට සම්පාදනය කරනු ලැබේ. ගුවන් විදුලිය ගැන කියා දීම. ගුවන් විදුලියේ විකාශනය වු වැඩසටහනක සාකච්ජාව දෙබස් ආකාරයෙන්ඉදරිපත් කිරීම.</text:p>
          </table:table-cell>
          <table:table-cell table:style-name="ce3" office:value-type="time" office:time-value="PT01H00M00S" calcext:value-type="time">
            <text:p>01:00:00</text:p>
          </table:table-cell>
          <table:table-cell office:value-type="float" office:value="416" calcext:value-type="float">
            <text:p>416</text:p>
          </table:table-cell>
          <table:table-cell table:number-columns-repeated="2"/>
          <table:table-cell office:value-type="string" calcext:value-type="string">
            <text:p>ශ්‍රී ලංකාවට අර්ධ සූර්යග‍්‍රහණයක් දර්ශනය වුයේ කවදාද?</text:p>
          </table:table-cell>
          <table:table-cell/>
          <table:table-cell office:value-type="string" calcext:value-type="string">
            <text:p>1995 ඔක්තෝම්බර් 25</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96 ඔක්තෝම්බර් 24</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95 ඔක්තෝම්බර් 24</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99 ඔක්තෝම්බර් 24</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17" calcext:value-type="float">
            <text:p>417</text:p>
          </table:table-cell>
          <table:table-cell table:number-columns-repeated="2"/>
          <table:table-cell office:value-type="string" calcext:value-type="string">
            <text:p>පූර්ණ සුර්යග‍්‍රහණයක් ලෙස දර්ශනය වන රටවල් මොනවා ද?</text:p>
          </table:table-cell>
          <table:table-cell/>
          <table:table-cell office:value-type="string" calcext:value-type="string">
            <text:p>කල්කටාව</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ග්ලාදේශ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රුම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රිතාන්‍ය</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418" calcext:value-type="float">
            <text:p>418</text:p>
          </table:table-cell>
          <table:table-cell table:number-columns-repeated="2"/>
          <table:table-cell office:value-type="string" calcext:value-type="string">
            <text:p>පුර්ණ චන්ද්‍රග‍්‍රහණයක් ලංකාවට දර්ශනය වුයේ වර්ෂය කුමක් ද?</text:p>
          </table:table-cell>
          <table:table-cell/>
          <table:table-cell office:value-type="float" office:value="1955" calcext:value-type="float">
            <text:p>1955</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954" calcext:value-type="float">
            <text:p>1954</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956" calcext:value-type="float">
            <text:p>1956</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float" office:value="1965" calcext:value-type="float">
            <text:p>1965</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19" calcext:value-type="float">
            <text:p>419</text:p>
          </table:table-cell>
          <table:table-cell table:number-columns-repeated="2"/>
          <table:table-cell office:value-type="string" calcext:value-type="string">
            <text:p>සුර්යග‍්‍රහණයක දී පියවි ඇසින් <text:s/>දැක ගැනීමට හැකි වන ග‍්‍රහලෝකය කුමක් ද?</text:p>
          </table:table-cell>
          <table:table-cell/>
          <table:table-cell office:value-type="string" calcext:value-type="string">
            <text:p>සිකු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අඟහ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ද</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බ‍්‍රහස්පති</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20" calcext:value-type="float">
            <text:p>420</text:p>
          </table:table-cell>
          <table:table-cell table:number-columns-repeated="2"/>
          <table:table-cell office:value-type="string" calcext:value-type="string">
            <text:p>ආචාර්ය චන්දන ජයරත්න මහතා මෙම වැඩසටහනට සම්බන්ධ වුයේ කොහේ සිට ද?</text:p>
          </table:table-cell>
          <table:table-cell/>
          <table:table-cell office:value-type="string" calcext:value-type="string">
            <text:p>ප‍්‍රධාන මැදිරියේ සිට</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ග‍්‍රහලෝකාගාරයේ සිට</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රූපවාහිනී පරිශ‍්‍රයේ සි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දු මුදුනේ සිට</text:p>
          </table:table-cell>
          <table:table-cell office:value-type="float" office:value="0" calcext:value-type="float">
            <text:p>0</text:p>
          </table:table-cell>
          <table:table-cell table:style-name="ce2" table:number-columns-repeated="1006"/>
        </table:table-row>
        <table:table-row table:style-name="ro1">
          <table:table-cell office:value-type="float" office:value="85" calcext:value-type="float">
            <text:p>8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4</text:p>
          </table:table-cell>
          <table:table-cell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ගුවන් විදුලි <text:s/>සාකච්ජාව සිදු කිරීම.</text:p>
          </table:table-cell>
          <table:table-cell office:value-type="string" calcext:value-type="string">
            <text:p>ඒම ගුවන් විදුලි සාකචිඡුාව දෙබස් ආකාරයෙන් ඉදිරිපත් කිරීම. සාකච්ජාව තුළ ඇති කරුණු කියා දීම.</text:p>
          </table:table-cell>
          <table:table-cell table:style-name="ce3" office:value-type="time" office:time-value="PT01H00M00S" calcext:value-type="time">
            <text:p>01:00:00</text:p>
          </table:table-cell>
          <table:table-cell office:value-type="float" office:value="421" calcext:value-type="float">
            <text:p>421</text:p>
          </table:table-cell>
          <table:table-cell table:number-columns-repeated="2"/>
          <table:table-cell office:value-type="string" calcext:value-type="string">
            <text:p>වැඩසටහනට සම්බන්ධ වු ශිෂ්‍යා පැමිණි පාසල කුමක් ද?</text:p>
          </table:table-cell>
          <table:table-cell/>
          <table:table-cell office:value-type="string" calcext:value-type="string">
            <text:p>අශෝක විද්‍යාලයෙ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ල විද්‍යාල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නන්ද විද්‍යාලයෙ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නාලන්දා විද්‍යාලයෙ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2" calcext:value-type="float">
            <text:p>422</text:p>
          </table:table-cell>
          <table:table-cell table:number-columns-repeated="2"/>
          <table:table-cell office:value-type="string" calcext:value-type="string">
            <text:p>ශිෂ්‍යයන් විසින් නිර්මාණය කරගත් උපකරණය සෑදුවේ කවුද?</text:p>
          </table:table-cell>
          <table:table-cell/>
          <table:table-cell office:value-type="string" calcext:value-type="string">
            <text:p>ජේ. සී. අමරසේක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මීර අමරසේක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න්දන ජයර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නුර සී පෙරේරා</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3" calcext:value-type="float">
            <text:p>423</text:p>
          </table:table-cell>
          <table:table-cell table:number-columns-repeated="2"/>
          <table:table-cell office:value-type="string" calcext:value-type="string">
            <text:p>සුර්යග‍්‍රහනයක් සිදුවීමට පෙර පාන්දර අහසේ දැක ගත හැකි චමත්කාරජනක සිදුවීම කුමක් ද?</text:p>
          </table:table-cell>
          <table:table-cell/>
          <table:table-cell office:value-type="string" calcext:value-type="string">
            <text:p>හිරු රාහු අල්ලී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කාක්කො ඉගිලිලා යෑ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හරක් උම්බෑ ගෑ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ල්කාපාත වර්ෂාව</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424" calcext:value-type="float">
            <text:p>424</text:p>
          </table:table-cell>
          <table:table-cell table:number-columns-repeated="2"/>
          <table:table-cell office:value-type="string" calcext:value-type="string">
            <text:p>ඉරට වෙඩි තැබු මිනිසුන් ජිවත් වන රට කුමක් ද?</text:p>
          </table:table-cell>
          <table:table-cell/>
          <table:table-cell office:value-type="string" calcext:value-type="string">
            <text:p>ලංකා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ඉන්දියාව</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රුම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පාකිස්ථා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5" calcext:value-type="float">
            <text:p>425</text:p>
          </table:table-cell>
          <table:table-cell table:number-columns-repeated="2"/>
          <table:table-cell office:value-type="string" calcext:value-type="string">
            <text:p>කාලගුණ විද්‍යාඥ්‍යවරයෙක් වන්නේ <text:s/>මේ අය අතරින් කවුද?</text:p>
          </table:table-cell>
          <table:table-cell/>
          <table:table-cell office:value-type="string" calcext:value-type="string">
            <text:p>පාලිත පෙරේරා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අනුර සී. පෙරේරා මහතා</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චාර්ය සුසිල් වීරරත්න මහතා</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ජී.එම්.ජී. ධර්මරත්න මහතා</text:p>
          </table:table-cell>
          <table:table-cell office:value-type="float" office:value="1" calcext:value-type="float">
            <text:p>1</text:p>
          </table:table-cell>
          <table:table-cell table:style-name="ce2" table:number-columns-repeated="1006"/>
        </table:table-row>
        <table:table-row table:style-name="ro1">
          <table:table-cell office:value-type="float" office:value="86" calcext:value-type="float">
            <text:p>8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5</text:p>
          </table:table-cell>
          <table:table-cell office:value-type="float" office:value="25" calcext:value-type="float">
            <text:p>25</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අවබෝධය සිදු කිරීම. /නිර්මාණාත්මක කතාවක් ලිවීම.</text:p>
          </table:table-cell>
          <table:table-cell office:value-type="string" calcext:value-type="string">
            <text:p>සාකච්ජාව තුළ ඇති කරුණු අවබෝධය සඳහා අභ්‍යාස සිදු කිරීම. තෝරා ගත් මාතෘකා ඔස්සේ ජේද නිර්මාණය හා කවියක් හෝ කුඩා කතාවක් නිර්මාණය කිරීම.</text:p>
          </table:table-cell>
          <table:table-cell table:style-name="ce3" office:value-type="time" office:time-value="PT01H00M00S" calcext:value-type="time">
            <text:p>01:00:00</text:p>
          </table:table-cell>
          <table:table-cell office:value-type="float" office:value="426" calcext:value-type="float">
            <text:p>426</text:p>
          </table:table-cell>
          <table:table-cell table:number-columns-repeated="2"/>
          <table:table-cell office:value-type="string" calcext:value-type="string">
            <text:p>සූර්යග‍්‍රහණයක දී නිකුත් වන ඇසට හානිකර කිරණ වර්ගය කුමක් ද?</text:p>
          </table:table-cell>
          <table:table-cell/>
          <table:table-cell office:value-type="string" calcext:value-type="string">
            <text:p>පාර ජම්බුල කි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ක්ස් කි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මා කි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වයි කිරණ</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7" calcext:value-type="float">
            <text:p>427</text:p>
          </table:table-cell>
          <table:table-cell table:number-columns-repeated="2"/>
          <table:table-cell office:value-type="string" calcext:value-type="string">
            <text:p><text:s/>ගුවන් විදුලිය නිර්මාණය කරන ලද්දේ කවුරුන් විසින් ද?</text:p>
          </table:table-cell>
          <table:table-cell/>
          <table:table-cell office:value-type="string" calcext:value-type="string">
            <text:p>ගුග්ලිමෝ මාකෝනි</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කිමිඩි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ඇරිස්ටෝට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එඩ්වි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8" calcext:value-type="float">
            <text:p>428</text:p>
          </table:table-cell>
          <table:table-cell table:number-columns-repeated="2"/>
          <table:table-cell office:value-type="string" calcext:value-type="string">
            <text:p>ලංකාවේ ප‍්‍රථම ගුවන් විදුලි විකාශනය සිදු වුයේ කවදද?</text:p>
          </table:table-cell>
          <table:table-cell/>
          <table:table-cell office:value-type="string" calcext:value-type="string">
            <text:p>1925 ජුනි 27 වැනි දින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6 ජුනි 27 වැනි දි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4 ජුනි 27 වැනි දි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3 ජුනි 27 වැනි දින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29" calcext:value-type="float">
            <text:p>429</text:p>
          </table:table-cell>
          <table:table-cell table:number-columns-repeated="2"/>
          <table:table-cell office:value-type="string" calcext:value-type="string">
            <text:p>ලංකාවේ ප‍්‍රථම ගුවන් විදුලි ප‍්‍රචාරක මධ්‍යස්ථානය ආරම්භ කර ඇති වර්ෂය කුමක් ද?</text:p>
          </table:table-cell>
          <table:table-cell/>
          <table:table-cell office:value-type="string" calcext:value-type="string">
            <text:p>1925 වර්ෂයේ දෙසැම්බර් 16</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6 වර්ෂයේ දෙසැම්බර් 1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3 වර්ෂයේ දෙසැම්බර් 1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9 වර්ෂයේ දෙසැම්බර් 16</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0" calcext:value-type="float">
            <text:p>430</text:p>
          </table:table-cell>
          <table:table-cell table:number-columns-repeated="2"/>
          <table:table-cell office:value-type="string" calcext:value-type="string">
            <text:p>ළමා වැඩසටහන් ඉංග‍්‍රීසි භාෂාවෙන් විකාශනය කරනු ලැබු වර්ෂය කුමක් ද?</text:p>
          </table:table-cell>
          <table:table-cell/>
          <table:table-cell office:value-type="float" office:value="1935" calcext:value-type="float">
            <text:p>1935</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33" calcext:value-type="float">
            <text:p>1933</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55" calcext:value-type="float">
            <text:p>1955</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float" office:value="1944" calcext:value-type="float">
            <text:p>1944</text:p>
          </table:table-cell>
          <table:table-cell office:value-type="float" office:value="0" calcext:value-type="float">
            <text:p>0</text:p>
          </table:table-cell>
          <table:table-cell table:style-name="ce2" table:number-columns-repeated="1006"/>
        </table:table-row>
        <table:table-row table:style-name="ro1">
          <table:table-cell office:value-type="float" office:value="87" calcext:value-type="float">
            <text:p>8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6</text:p>
          </table:table-cell>
          <table:table-cell office:value-type="float" office:value="26" calcext:value-type="float">
            <text:p>26</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බිත්ති පුවත්පත් ලිපි ලිවීම.</text:p>
          </table:table-cell>
          <table:table-cell office:value-type="string" calcext:value-type="string">
            <text:p>බිත්ති පුවත් පතක් පිළිබඳ දැනුවත් කිරීම. බිත්ති පුවත් පතක තිබිය යුතු කරුණු අධ්‍යනය කිරීම. දෙන ලද මාතෘකා ඔස්සේ බිත්ති පුවත් පත නිර්මාණය කිරීම.</text:p>
          </table:table-cell>
          <table:table-cell table:style-name="ce3" office:value-type="time" office:time-value="PT01H00M00S" calcext:value-type="time">
            <text:p>01:00:00</text:p>
          </table:table-cell>
          <table:table-cell office:value-type="float" office:value="431" calcext:value-type="float">
            <text:p>431</text:p>
          </table:table-cell>
          <table:table-cell table:number-columns-repeated="2"/>
          <table:table-cell office:value-type="string" calcext:value-type="string">
            <text:p>බිත්තියක රඳවන ලද විශේෂ පුවරුවක හෝ බිත්තියේ අලවන ලද දළ කඩදාසියක හෝ විවෘතව ප‍්‍රදර්ශනයට තබා ඇති නිර්මාණාත්මක ප‍්‍රකාශනයකි. මෙසේ නිර්වචනය වනුයේ</text:p>
          </table:table-cell>
          <table:table-cell/>
          <table:table-cell office:value-type="string" calcext:value-type="string">
            <text:p>සඟරා ලිපි</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ත්ති පුවත්පත් ලිපි</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සිතුව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ජකාරි ලිපි</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2" calcext:value-type="float">
            <text:p>432</text:p>
          </table:table-cell>
          <table:table-cell table:number-columns-repeated="2"/>
          <table:table-cell office:value-type="string" calcext:value-type="string">
            <text:p><text:s/>බිත්ති පුවත්පත් දැකිය හැකි ස්ථානයක් නොවන්නේ කුමන ස්ථානය ද?</text:p>
          </table:table-cell>
          <table:table-cell/>
          <table:table-cell office:value-type="string" calcext:value-type="string">
            <text:p>පාසල</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උසස් අධ්‍යාපන ආය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ආයතන</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ස් රථය</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office:value-type="float" office:value="433" calcext:value-type="float">
            <text:p>433</text:p>
          </table:table-cell>
          <table:table-cell office:value-type="string" calcext:value-type="string">
            <text:p>පළමුව උගුර ආසාදනය වේ. උගුරේ වියළි ගතියක් සමඟ කැස්ස දින ගණනක් පවතී. වෛරසය නාසික තරලයට එකතු වී හුස්ම හිර වී පෙණහලූ වලට ඇතුළු වී නියුමෝනියාව ඇති කරයි.</text:p>
          </table:table-cell>
          <table:table-cell/>
          <table:table-cell office:value-type="string" calcext:value-type="string">
            <text:p>මෙම රෝග ලක්ෂණ සහිත රෝගය කුමක් ද?</text:p>
          </table:table-cell>
          <table:table-cell/>
          <table:table-cell table:style-name="ce4" office:value-type="string" calcext:value-type="string">
            <text:p>කොවිඩ්- 19</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table:style-name="ce4" office:value-type="string" calcext:value-type="string">
            <text:p>පිටගැස්ම</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table:style-name="ce4" office:value-type="string" calcext:value-type="string">
            <text:p>හෘදයාබාධ</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table:style-name="ce4" office:value-type="string" calcext:value-type="string">
            <text:p>දියවැඩියාව</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4" calcext:value-type="float">
            <text:p>434</text:p>
          </table:table-cell>
          <table:table-cell table:number-columns-repeated="2"/>
          <table:table-cell office:value-type="string" calcext:value-type="string">
            <text:p>කවියට අනුව ඔළිඳ තිබෙන්නේ කොහේ ද?</text:p>
          </table:table-cell>
          <table:table-cell/>
          <table:table-cell office:value-type="string" calcext:value-type="string">
            <text:p>සිංහල දේ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ගලි දේසේ</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හුණු දේසේ</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යා දේසේ</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35" calcext:value-type="float">
            <text:p>435</text:p>
          </table:table-cell>
          <table:table-cell table:number-columns-repeated="2"/>
          <table:table-cell office:value-type="string" calcext:value-type="string">
            <text:p>ලභිය වසභයට ඇතෙකුගේ තරම් ශක්තියක් තිබු බව පැවසෙන්නේ කුමන වියේදී ද?</text:p>
          </table:table-cell>
          <table:table-cell/>
          <table:table-cell office:value-type="string" calcext:value-type="string">
            <text:p>20 වන වියේ දී</text:p>
          </table:table-cell>
          <table:table-cell office:value-type="float" office:value="1" calcext:value-type="float">
            <text:p>1</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21 වන වියේ 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2 වන වියේ 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22 වන වියේ දී</text:p>
          </table:table-cell>
          <table:table-cell office:value-type="float" office:value="0" calcext:value-type="float">
            <text:p>0</text:p>
          </table:table-cell>
          <table:table-cell table:style-name="ce2" table:number-columns-repeated="1006"/>
        </table:table-row>
        <table:table-row table:style-name="ro1">
          <table:table-cell office:value-type="float" office:value="88" calcext:value-type="float">
            <text:p>8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0-ep27</text:p>
          </table:table-cell>
          <table:table-cell office:value-type="float" office:value="27" calcext:value-type="float">
            <text:p>27</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සුරිය උදා වී යළි සැඟ වුණාදෝ</text:p>
          </table:table-cell>
          <table:table-cell office:value-type="string" calcext:value-type="string">
            <text:p>සඟරා ලිපි පිළිබඳ හදුන්වා දීම. / සඟරා ලිපි ලිවීම.</text:p>
          </table:table-cell>
          <table:table-cell office:value-type="string" calcext:value-type="string">
            <text:p>සඟරා ලිපි ලිවීම පිළිබද හඳුන්වා දීම. ඒ සදහා අවශ්‍ය කරුණු කියා දීම. සඟරාවක් පිළිබඳ කියා දීම. සඟරා ලිපි ලිවීම.</text:p>
          </table:table-cell>
          <table:table-cell table:style-name="ce3" office:value-type="time" office:time-value="PT01H00M00S" calcext:value-type="time">
            <text:p>01:00:00</text:p>
          </table:table-cell>
          <table:table-cell office:value-type="float" office:value="436" calcext:value-type="float">
            <text:p>436</text:p>
          </table:table-cell>
          <table:table-cell table:number-columns-repeated="2"/>
          <table:table-cell office:value-type="string" calcext:value-type="string">
            <text:p>දිනපතා හෝ සතිපතා <text:s/>පුවත්පතකට වඩා වෙනස් මුද්‍රිත මාධ්‍යයකි. මෙය</text:p>
          </table:table-cell>
          <table:table-cell/>
          <table:table-cell office:value-type="string" calcext:value-type="string">
            <text:p>සඟරා</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රූපවාහිනය</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ගුවන් විදුලි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ජංගම දුරකථන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37" calcext:value-type="float">
            <text:p>437</text:p>
          </table:table-cell>
          <table:table-cell table:number-columns-repeated="2"/>
          <table:table-cell office:value-type="string" calcext:value-type="string">
            <text:p>සඟරාවකට උදාහරණයක් නොවන්නේ මින් කුමක් ද?</text:p>
          </table:table-cell>
          <table:table-cell/>
          <table:table-cell office:value-type="string" calcext:value-type="string">
            <text:p>දෙසති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නව යුග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තුහ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ජය</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office:value-type="float" office:value="438" calcext:value-type="float">
            <text:p>438</text:p>
          </table:table-cell>
          <table:table-cell table:number-columns-repeated="2"/>
          <table:table-cell office:value-type="string" calcext:value-type="string">
            <text:p>මර්සලින් ජයකොඩි පියතුමා උපත ලැබුවේ කවදාද?</text:p>
          </table:table-cell>
          <table:table-cell/>
          <table:table-cell office:value-type="string" calcext:value-type="string">
            <text:p>1901 ජුනි මස 03 වැනිදා</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02 ජුනි මස 02 වැනිදා</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02 ජුනි මස 03 වැනිදා</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02 ජුලි මස 03 වැනිදා</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39" calcext:value-type="float">
            <text:p>439</text:p>
          </table:table-cell>
          <table:table-cell table:number-columns-repeated="2"/>
          <table:table-cell office:value-type="string" calcext:value-type="string">
            <text:p>සිංහල සාහිත්‍ය ගැන විශාල ඇල්මක් එතුමා තුළ ඇති වුයේ කුමන ජාතකය කියවීමෙන් ද?</text:p>
          </table:table-cell>
          <table:table-cell/>
          <table:table-cell office:value-type="string" calcext:value-type="string">
            <text:p>කුස ජාතකය</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සස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වෙසන්තර ජාතක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style-name="ce3"/>
          <table:table-cell table:number-columns-repeated="5"/>
          <table:table-cell office:value-type="string" calcext:value-type="string">
            <text:p>මකාදේව ජාතක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office:value-type="float" office:value="440" calcext:value-type="float">
            <text:p>440</text:p>
          </table:table-cell>
          <table:table-cell table:number-columns-repeated="2"/>
          <table:table-cell office:value-type="string" calcext:value-type="string">
            <text:p>එතුමා පුජකත්වරය ලැබුවේ කවදාද?</text:p>
          </table:table-cell>
          <table:table-cell/>
          <table:table-cell office:value-type="string" calcext:value-type="string">
            <text:p>1926 දෙසැම්බර් 20 දා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27 දෙසැම්බර් 22 දාය.</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style-name="ce3"/>
          <table:table-cell table:number-columns-repeated="5"/>
          <table:table-cell office:value-type="string" calcext:value-type="string">
            <text:p>1927 නොවැම්බර් 20 දාය.</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1927 දෙසැම්බර් 20 දාය.</text:p>
          </table:table-cell>
          <table:table-cell office:value-type="float" office:value="1" calcext:value-type="float">
            <text:p>1</text:p>
          </table:table-cell>
          <table:table-cell table:style-name="ce2" table:number-columns-repeated="1006"/>
        </table:table-row>
        <table:table-row table:style-name="ro1">
          <table:table-cell office:value-type="float" office:value="89" calcext:value-type="float">
            <text:p>8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1-ep28</text:p>
          </table:table-cell>
          <table:table-cell office:value-type="float" office:value="28" calcext:value-type="float">
            <text:p>28</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සතුරු-මිතුරුව</text:p>
          </table:table-cell>
          <table:table-cell office:value-type="string" calcext:value-type="string">
            <text:p>සතුරු මිතුරු පාඩම අධ්‍යනය කිරීම.</text:p>
          </table:table-cell>
          <table:table-cell office:value-type="string" calcext:value-type="string">
            <text:p>ප‍්‍රබන්ධෝපදේශය නැමැති කෘතිය පිළිබඳ අධ්‍යනය කිරීම. පෙළ පොතේ ඇති සතුරු මිතුරු පාඩම අධ්‍යනය කිරීම.</text:p>
          </table:table-cell>
          <table:table-cell table:style-name="ce3" office:value-type="time" office:time-value="PT01H00M00S" calcext:value-type="time">
            <text:p>01:00:00</text:p>
          </table:table-cell>
          <table:table-cell office:value-type="float" office:value="441" calcext:value-type="float">
            <text:p>441</text:p>
          </table:table-cell>
          <table:table-cell table:number-columns-repeated="2"/>
          <table:table-cell office:value-type="string" calcext:value-type="string">
            <text:p><text:s/>ප‍්‍රබන්ධෝපදේශය රචනා කළේ කවුද?</text:p>
          </table:table-cell>
          <table:table-cell/>
          <table:table-cell office:value-type="string" calcext:value-type="string">
            <text:p>මුනිදාස කුමාරතුංග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අරිසෙන් අහුබුදු</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table:number-columns-repeated="5"/>
          <table:table-cell office:value-type="string" calcext:value-type="string">
            <text:p>ඩබ්ලියු . ඒ. සිල්වා</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න්දිරම්</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2" calcext:value-type="float">
            <text:p>442</text:p>
          </table:table-cell>
          <table:table-cell table:number-columns-repeated="2"/>
          <table:table-cell office:value-type="string" calcext:value-type="string">
            <text:p>මහාසේනයන්ගේ ගුරුවරයා කවුද?</text:p>
          </table:table-cell>
          <table:table-cell/>
          <table:table-cell office:value-type="string" calcext:value-type="string">
            <text:p>සංඝමිත‍්‍ර <text:s/></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ඝවර්ණ</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3" calcext:value-type="float">
            <text:p>443</text:p>
          </table:table-cell>
          <table:table-cell table:number-columns-repeated="2"/>
          <table:table-cell office:value-type="string" calcext:value-type="string">
            <text:p>සංඝමිත‍්‍රයන් පැමිණියේ කොහේ සිට ද?</text:p>
          </table:table-cell>
          <table:table-cell/>
          <table:table-cell office:value-type="string" calcext:value-type="string">
            <text:p>ජම්බුද්වීපයේ සිට</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බුරුමයේ සි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යිලන්තයේ සි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නයේ සිට</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4" calcext:value-type="float">
            <text:p>444</text:p>
          </table:table-cell>
          <table:table-cell table:number-columns-repeated="2"/>
          <table:table-cell office:value-type="string" calcext:value-type="string">
            <text:p>මහාවිහාර භික්ෂුන්ට ආහාර දුන් අයට නියම කල දඩ ප‍්‍රමාණය කොපමණ ද?</text:p>
          </table:table-cell>
          <table:table-cell/>
          <table:table-cell office:value-type="string" calcext:value-type="string">
            <text:p>සියක් දඩ</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හසක් ද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තුන්සීයක් දඩ</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දහයක් දඩ</text:p>
          </table:table-cell>
          <table:table-cell office:value-type="float" office:value="0" calcext:value-type="float">
            <text:p>0</text:p>
          </table:table-cell>
          <table:table-cell table:style-name="ce2" table:number-columns-repeated="1006"/>
        </table:table-row>
        <table:table-row table:style-name="ro1">
          <table:table-cell table:number-columns-repeated="10"/>
          <table:table-cell table:style-name="ce3"/>
          <table:table-cell office:value-type="float" office:value="445" calcext:value-type="float">
            <text:p>445</text:p>
          </table:table-cell>
          <table:table-cell table:number-columns-repeated="2"/>
          <table:table-cell office:value-type="string" calcext:value-type="string">
            <text:p>මහසේනයන්ගේ යහළුවා කවුද?</text:p>
          </table:table-cell>
          <table:table-cell/>
          <table:table-cell office:value-type="string" calcext:value-type="string">
            <text:p>සංඝමිත‍්‍ර</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ඝවර්ණ</text:p>
          </table:table-cell>
          <table:table-cell office:value-type="float" office:value="1" calcext:value-type="float">
            <text:p>1</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ච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0"/>
          <table:table-cell table:style-name="ce3"/>
          <table:table-cell table:number-columns-repeated="5"/>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1">
          <table:table-cell office:value-type="float" office:value="90" calcext:value-type="float">
            <text:p>9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1-ep29</text:p>
          </table:table-cell>
          <table:table-cell office:value-type="float" office:value="29" calcext:value-type="float">
            <text:p>29</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සතුරු-මිතුරුව</text:p>
          </table:table-cell>
          <table:table-cell office:value-type="string" calcext:value-type="string">
            <text:p>අරුත් පැහැදිලි කිරීම. /අවබෝධය.</text:p>
          </table:table-cell>
          <table:table-cell office:value-type="string" calcext:value-type="string">
            <text:p>පසුගිය කරන ලද පෙළ පොතේ ඇති සතුරු මිතුරු පාඩමේ ඉතිරි කොටස අධ්‍යනය කිරීම. පාඩමේ පවතින වචන වල අරුත් පැහැදිලි කර ගැනීම. අවබෝධය සඳහා අභ්‍යාස සිදු කිරීම.</text:p>
          </table:table-cell>
          <table:table-cell table:style-name="ce3" office:value-type="time" office:time-value="PT01H00M00S" calcext:value-type="time">
            <text:p>01:00:00</text:p>
          </table:table-cell>
          <table:table-cell office:value-type="float" office:value="446" calcext:value-type="float">
            <text:p>446</text:p>
          </table:table-cell>
          <table:table-cell table:number-columns-repeated="2"/>
          <table:table-cell office:value-type="string" calcext:value-type="string">
            <text:p>කණ්ඩායම් දෙකම කඳවුරු සාදා ගත් ස්ථානයේ අසළ පිහිටි වැව කුමක් ද?</text:p>
          </table:table-cell>
          <table:table-cell/>
          <table:table-cell office:value-type="string" calcext:value-type="string">
            <text:p>දූරතිස්ස වැව</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බසවක්කුලම වැ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අභය වැ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කලා වැව</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47" calcext:value-type="float">
            <text:p>447</text:p>
          </table:table-cell>
          <table:table-cell table:number-columns-repeated="2"/>
          <table:table-cell office:value-type="string" calcext:value-type="string">
            <text:p>මහාසේන රජතුමාගේ කඳවුරට පැමිණි පුද්ගලයා කවුද?</text:p>
          </table:table-cell>
          <table:table-cell/>
          <table:table-cell office:value-type="string" calcext:value-type="string">
            <text:p>සංඝමිත‍්‍ර</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මේඝවර්ණ</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චප්පට</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මහාසේන</text:p>
          </table:table-cell>
          <table:table-cell office:value-type="float" office:value="0" calcext:value-type="float">
            <text:p>0</text:p>
          </table:table-cell>
          <table:table-cell table:style-name="ce2" table:number-columns-repeated="1006"/>
        </table:table-row>
        <table:table-row table:style-name="ro2">
          <table:table-cell table:number-columns-repeated="11"/>
          <table:table-cell office:value-type="float" office:value="448" calcext:value-type="float">
            <text:p>448</text:p>
          </table:table-cell>
          <table:table-cell table:number-columns-repeated="2"/>
          <table:table-cell office:value-type="string" calcext:value-type="string">
            <text:p>චරයෝ යන පදයේ අරුත වන්නේ</text:p>
          </table:table-cell>
          <table:table-cell/>
          <table:table-cell office:value-type="string" calcext:value-type="string">
            <text:p>තොරතුරු සොයමින් රහසේ හැසිරෙන පුද්ගලයෝ</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හඩමින් හැසිරෙන පුද්ගලයෝ</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කෑගසමින් <text:s/>හැසිරෙන පුද්ගලයෝ</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සිනාසෙමින් හැසිරෙන පුද්ගලයෝ</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49" calcext:value-type="float">
            <text:p>449</text:p>
          </table:table-cell>
          <table:table-cell table:number-columns-repeated="2"/>
          <table:table-cell office:value-type="string" calcext:value-type="string">
            <text:p>පුව මැනව යන වචනයේ අර්ථය කුමක් ද?</text:p>
          </table:table-cell>
          <table:table-cell/>
          <table:table-cell office:value-type="string" calcext:value-type="string">
            <text:p>කනු මැන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බොනු මැනවි <text:s/></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යනු මැනවි</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හිදිනු මැනවි</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50" calcext:value-type="float">
            <text:p>450</text:p>
          </table:table-cell>
          <table:table-cell table:number-columns-repeated="2"/>
          <table:table-cell office:value-type="string" calcext:value-type="string">
            <text:p><text:s/>පුර යන වචනයේ අර්ථය කුමක් ද?</text:p>
          </table:table-cell>
          <table:table-cell/>
          <table:table-cell office:value-type="string" calcext:value-type="string">
            <text:p>නගරය</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ගම</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තාප්පය</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ප‍්‍රසිද්ධ</text:p>
          </table:table-cell>
          <table:table-cell office:value-type="float" office:value="0" calcext:value-type="float">
            <text:p>0</text:p>
          </table:table-cell>
          <table:table-cell table:style-name="ce2" table:number-columns-repeated="1006"/>
        </table:table-row>
        <table:table-row table:style-name="ro1">
          <table:table-cell office:value-type="float" office:value="91" calcext:value-type="float">
            <text:p>9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l21-ep30</text:p>
          </table:table-cell>
          <table:table-cell office:value-type="float" office:value="30" calcext:value-type="float">
            <text:p>30</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සතුරු-මිතුරුව</text:p>
          </table:table-cell>
          <table:table-cell office:value-type="string" calcext:value-type="string">
            <text:p>අභ්‍යාස සිදු කිරීම.</text:p>
          </table:table-cell>
          <table:table-cell office:value-type="string" calcext:value-type="string">
            <text:p>පාඩම ඇසුරෙන් ප‍්‍රශ්නවලට පිළිතුරු ලබා දීම. මහසෙන් රජු හා මේඝවර්ණ අතර ඇති වු සංවාදය නිර්මාණය කිරීම.</text:p>
          </table:table-cell>
          <table:table-cell table:style-name="ce3" office:value-type="time" office:time-value="PT01H00M00S" calcext:value-type="time">
            <text:p>01:00:00</text:p>
          </table:table-cell>
          <table:table-cell office:value-type="float" office:value="451" calcext:value-type="float">
            <text:p>451</text:p>
          </table:table-cell>
          <table:table-cell table:number-columns-repeated="2"/>
          <table:table-cell office:value-type="string" calcext:value-type="string">
            <text:p><text:s/>මිත‍්‍ර ධර්මය යනුවෙන් හැඳින්වීමට යොදා ගත නොහැකි පදය කුමක් ද?</text:p>
          </table:table-cell>
          <table:table-cell/>
          <table:table-cell office:value-type="string" calcext:value-type="string">
            <text:p>මිතුරු දහම</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මිත‍්‍රත්ව බැඳීම</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සතුරු බව</text:p>
          </table:table-cell>
          <table:table-cell office:value-type="float" office:value="1" calcext:value-type="float">
            <text:p>1</text:p>
          </table:table-cell>
          <table:table-cell table:style-name="ce2" table:number-columns-repeated="1006"/>
        </table:table-row>
        <table:table-row table:style-name="ro2">
          <table:table-cell table:number-columns-repeated="16"/>
          <table:table-cell office:value-type="string" calcext:value-type="string">
            <text:p>සකි බැදීම</text:p>
          </table:table-cell>
          <table:table-cell office:value-type="float" office:value="0" calcext:value-type="float">
            <text:p>0</text:p>
          </table:table-cell>
          <table:table-cell table:style-name="ce2" table:number-columns-repeated="1006"/>
        </table:table-row>
        <table:table-row table:style-name="ro1">
          <table:table-cell table:number-columns-repeated="11"/>
          <table:table-cell office:value-type="float" office:value="452" calcext:value-type="float">
            <text:p>452</text:p>
          </table:table-cell>
          <table:table-cell table:number-columns-repeated="2"/>
          <table:table-cell office:value-type="string" calcext:value-type="string">
            <text:p>මහප‍්‍රාණ අක්ෂරයක් ඇතුළත් වචනයක් නොවන්නේ මින් කුමක් ද?</text:p>
          </table:table-cell>
          <table:table-cell/>
          <table:table-cell office:value-type="string" calcext:value-type="string">
            <text:p>විරුද්ධ</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සංඝමිත‍්‍ර</text:p>
          </table:table-cell>
          <table:table-cell office:value-type="float" office:value="0" calcext:value-type="float">
            <text:p>0</text:p>
          </table:table-cell>
          <table:table-cell table:style-name="ce2" table:number-columns-repeated="1006"/>
        </table:table-row>
        <table:table-row table:style-name="ro2">
          <table:table-cell table:number-columns-repeated="16"/>
          <table:table-cell office:value-type="string" calcext:value-type="string">
            <text:p>භක්තිම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ටකරම</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table-cell office:value-type="float" office:value="453" calcext:value-type="float">
            <text:p>453</text:p>
          </table:table-cell>
          <table:table-cell table:number-columns-repeated="2"/>
          <table:table-cell office:value-type="string" calcext:value-type="string">
            <text:p><text:s/>මිනිසුන් යන පදයේ උක්ත පදය කුමක් ද?</text:p>
          </table:table-cell>
          <table:table-cell/>
          <table:table-cell office:value-type="string" calcext:value-type="string">
            <text:p>මිනිසෙකු</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ඔවුහු</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හෙතම</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මිනිස්සු</text:p>
          </table:table-cell>
          <table:table-cell office:value-type="float" office:value="1" calcext:value-type="float">
            <text:p>1</text:p>
          </table:table-cell>
          <table:table-cell table:style-name="ce2" table:number-columns-repeated="1006"/>
        </table:table-row>
        <table:table-row table:style-name="ro1">
          <table:table-cell table:style-name="ce2" table:number-columns-repeated="10"/>
          <table:table-cell/>
          <table:table-cell office:value-type="float" office:value="454" calcext:value-type="float">
            <text:p>454</text:p>
          </table:table-cell>
          <table:table-cell table:number-columns-repeated="2"/>
          <table:table-cell office:value-type="string" calcext:value-type="string">
            <text:p>මම වේදිකාවෙන් පහළට බැස්සෙමි මෙම වාක්‍ය අයත් පුරුෂය කුමක් ද?</text:p>
          </table:table-cell>
          <table:table-cell/>
          <table:table-cell office:value-type="string" calcext:value-type="string">
            <text:p>උත්තම පුරුෂ</text:p>
          </table:table-cell>
          <table:table-cell office:value-type="float" office:value="1" calcext:value-type="float">
            <text:p>1</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මධ්‍යම පුරුෂ</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ප‍්‍රථම පුරුෂ</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ඒක වචන</text:p>
          </table:table-cell>
          <table:table-cell office:value-type="float" office:value="0" calcext:value-type="float">
            <text:p>0</text:p>
          </table:table-cell>
          <table:table-cell table:style-name="ce2" table:number-columns-repeated="1006"/>
        </table:table-row>
        <table:table-row table:style-name="ro1">
          <table:table-cell table:style-name="ce2" table:number-columns-repeated="10"/>
          <table:table-cell/>
          <table:table-cell office:value-type="float" office:value="455" calcext:value-type="float">
            <text:p>455</text:p>
          </table:table-cell>
          <table:table-cell table:number-columns-repeated="2"/>
          <table:table-cell office:value-type="string" calcext:value-type="string">
            <text:p>ගස යන පදයට සමාන පදයක් නොවන්නේ මින් කුමක් ද?</text:p>
          </table:table-cell>
          <table:table-cell/>
          <table:table-cell office:value-type="string" calcext:value-type="string">
            <text:p>තුරුලතා</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වෘක්ෂය</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තුරු</text:p>
          </table:table-cell>
          <table:table-cell office:value-type="float" office:value="0" calcext:value-type="float">
            <text:p>0</text:p>
          </table:table-cell>
          <table:table-cell table:style-name="ce2" table:number-columns-repeated="1006"/>
        </table:table-row>
        <table:table-row table:style-name="ro2">
          <table:table-cell table:style-name="ce2" table:number-columns-repeated="10"/>
          <table:table-cell table:number-columns-repeated="6"/>
          <table:table-cell office:value-type="string" calcext:value-type="string">
            <text:p>පුෂ්ප</text:p>
          </table:table-cell>
          <table:table-cell office:value-type="float" office:value="1" calcext:value-type="float">
            <text:p>1</text:p>
          </table:table-cell>
          <table:table-cell table:style-name="ce2" table:number-columns-repeated="1006"/>
        </table:table-row>
        <table:table-row table:style-name="ro4" table:number-rows-repeated="8">
          <table:table-cell table:style-name="Default" table:number-columns-repeated="1024"/>
        </table:table-row>
        <table:table-row table:style-name="ro2" table:number-rows-repeated="1046747">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Term_1.R1:Term_1.R1820"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rotation-angle="90" style:vertical-align="automatic"/>
      <style:text-properties fo:font-size="24pt" fo:font-weight="bold" style:font-size-asian="24pt" style:font-weight-asian="bold" style:font-size-complex="24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Result2" style:family="table-cell" style:parent-style-name="Default" style:data-style-name="N10104">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7-16T20:11:25.091375592</dc:date>
    <meta:editing-cycles>111</meta:editing-cycles>
    <meta:editing-duration>PT7H26M7S</meta:editing-duration>
    <meta:document-statistic meta:table-count="1" meta:cell-count="5571" meta:object-count="0"/>
  </office:meta>
</office:document-meta>
</file>